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189in"/>
    </style:style>
    <style:style style:name="co5" style:family="table-column">
      <style:table-column-properties fo:break-before="auto" style:column-width="2.390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2.0047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2.43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-style&quot;" style:apply-style-name="Untitled1" style:base-cell-address="All.A91"/>
    </style:style>
  </office:automatic-styles>
  <office:body>
    <office:spreadsheet>
      <table:table table:name="All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Last Word</text:p>
          </table:table-cell>
          <table:table-cell office:value-type="string">
            <text:p>Properties</text:p>
          </table:table-cell>
          <table:table-cell office:value-type="string">
            <text:p>Type</text:p>
          </table:table-cell>
          <table:table-cell office:value-type="string">
            <text:p>Values</text:p>
          </table:table-cell>
          <table:table-cell office:value-type="string">
            <text:p>Tag line</text:p>
          </table:table-cell>
        </table:table-row>
        <table:table-row table:style-name="ro1">
          <table:table-cell office:value-type="string">
            <text:p>-adjust</text:p>
          </table:table-cell>
          <table:table-cell office:value-type="string">
            <text:p>alignment-adjust</text:p>
          </table:table-cell>
          <table:table-cell table:number-columns-repeated="2"/>
          <table:table-cell table:formula="of:=CONCATENATE([.B2];&quot;|&quot;;[.C2];&quot;|: &quot;;[.D2];&quot;|&quot;)" office:value-type="string" office:string-value="alignment-adjust||: |">
            <text:p>alignment-adjust||: |</text:p>
          </table:table-cell>
        </table:table-row>
        <table:table-row table:style-name="ro1">
          <table:table-cell office:value-type="string">
            <text:p>-baseline</text:p>
          </table:table-cell>
          <table:table-cell office:value-type="string">
            <text:p>alignment-baseline</text:p>
          </table:table-cell>
          <table:table-cell table:number-columns-repeated="2"/>
          <table:table-cell table:formula="of:=CONCATENATE([.B3];&quot;|&quot;;[.C3];&quot;|: &quot;;[.D3];&quot;|&quot;)" office:value-type="string" office:string-value="alignment-baseline||: |">
            <text:p>alignment-baseline||: |</text:p>
          </table:table-cell>
        </table:table-row>
        <table:table-row table:style-name="ro1">
          <table:table-cell table:number-columns-repeated="2" office:value-type="string">
            <text:p>animation</text:p>
          </table:table-cell>
          <table:table-cell table:number-columns-repeated="2"/>
          <table:table-cell table:formula="of:=CONCATENATE([.B4];&quot;|&quot;;[.C4];&quot;|: &quot;;[.D4];&quot;|&quot;)" office:value-type="string" office:string-value="animation||: |">
            <text:p>animation||: |</text:p>
          </table:table-cell>
        </table:table-row>
        <table:table-row table:style-name="ro1">
          <table:table-cell office:value-type="string">
            <text:p>-delay</text:p>
          </table:table-cell>
          <table:table-cell office:value-type="string">
            <text:p>animation-delay</text:p>
          </table:table-cell>
          <table:table-cell table:number-columns-repeated="2"/>
          <table:table-cell table:formula="of:=CONCATENATE([.B5];&quot;|&quot;;[.C5];&quot;|: &quot;;[.D5];&quot;|&quot;)" office:value-type="string" office:string-value="animation-delay||: |">
            <text:p>animation-delay||: |</text:p>
          </table:table-cell>
        </table:table-row>
        <table:table-row table:style-name="ro1">
          <table:table-cell office:value-type="string">
            <text:p>-direction</text:p>
          </table:table-cell>
          <table:table-cell office:value-type="string">
            <text:p>animation-direction</text:p>
          </table:table-cell>
          <table:table-cell table:number-columns-repeated="2"/>
          <table:table-cell table:formula="of:=CONCATENATE([.B6];&quot;|&quot;;[.C6];&quot;|: &quot;;[.D6];&quot;|&quot;)" office:value-type="string" office:string-value="animation-direction||: |">
            <text:p>animation-direction||: |</text:p>
          </table:table-cell>
        </table:table-row>
        <table:table-row table:style-name="ro1">
          <table:table-cell office:value-type="string">
            <text:p>-duration</text:p>
          </table:table-cell>
          <table:table-cell office:value-type="string">
            <text:p>animation-duration</text:p>
          </table:table-cell>
          <table:table-cell table:number-columns-repeated="2"/>
          <table:table-cell table:formula="of:=CONCATENATE([.B7];&quot;|&quot;;[.C7];&quot;|: &quot;;[.D7];&quot;|&quot;)" office:value-type="string" office:string-value="animation-duration||: |">
            <text:p>animation-duration||: |</text:p>
          </table:table-cell>
        </table:table-row>
        <table:table-row table:style-name="ro1">
          <table:table-cell office:value-type="string">
            <text:p>-count</text:p>
          </table:table-cell>
          <table:table-cell office:value-type="string">
            <text:p>animation-iteration-count</text:p>
          </table:table-cell>
          <table:table-cell table:number-columns-repeated="2"/>
          <table:table-cell table:formula="of:=CONCATENATE([.B8];&quot;|&quot;;[.C8];&quot;|: &quot;;[.D8];&quot;|&quot;)" office:value-type="string" office:string-value="animation-iteration-count||: |">
            <text:p>animation-iteration-count||: |</text:p>
          </table:table-cell>
        </table:table-row>
        <table:table-row table:style-name="ro1">
          <table:table-cell office:value-type="string">
            <text:p>-name</text:p>
          </table:table-cell>
          <table:table-cell office:value-type="string">
            <text:p>animation-name</text:p>
          </table:table-cell>
          <table:table-cell table:number-columns-repeated="2"/>
          <table:table-cell table:formula="of:=CONCATENATE([.B9];&quot;|&quot;;[.C9];&quot;|: &quot;;[.D9];&quot;|&quot;)" office:value-type="string" office:string-value="animation-name||: |">
            <text:p>animation-name||: |</text:p>
          </table:table-cell>
        </table:table-row>
        <table:table-row table:style-name="ro1">
          <table:table-cell office:value-type="string">
            <text:p>-state</text:p>
          </table:table-cell>
          <table:table-cell office:value-type="string">
            <text:p>animation-play-state</text:p>
          </table:table-cell>
          <table:table-cell table:number-columns-repeated="2"/>
          <table:table-cell table:formula="of:=CONCATENATE([.B10];&quot;|&quot;;[.C10];&quot;|: &quot;;[.D10];&quot;|&quot;)" office:value-type="string" office:string-value="animation-play-state||: |">
            <text:p>animation-play-state||: |</text:p>
          </table:table-cell>
        </table:table-row>
        <table:table-row table:style-name="ro1">
          <table:table-cell office:value-type="string">
            <text:p>-function</text:p>
          </table:table-cell>
          <table:table-cell office:value-type="string">
            <text:p>animation-timing-function</text:p>
          </table:table-cell>
          <table:table-cell table:number-columns-repeated="2"/>
          <table:table-cell table:formula="of:=CONCATENATE([.B11];&quot;|&quot;;[.C11];&quot;|: &quot;;[.D11];&quot;|&quot;)" office:value-type="string" office:string-value="animation-timing-function||: |">
            <text:p>animation-timing-function||: |</text:p>
          </table:table-cell>
        </table:table-row>
        <table:table-row table:style-name="ro1">
          <table:table-cell table:number-columns-repeated="2" office:value-type="string">
            <text:p>appearance</text:p>
          </table:table-cell>
          <table:table-cell table:number-columns-repeated="2"/>
          <table:table-cell table:formula="of:=CONCATENATE([.B12];&quot;|&quot;;[.C12];&quot;|: &quot;;[.D12];&quot;|&quot;)" office:value-type="string" office:string-value="appearance||: |">
            <text:p>appearance||: |</text:p>
          </table:table-cell>
        </table:table-row>
        <table:table-row table:style-name="ro1">
          <table:table-cell table:number-columns-repeated="2" office:value-type="string">
            <text:p>azimuth</text:p>
          </table:table-cell>
          <table:table-cell table:number-columns-repeated="2"/>
          <table:table-cell table:formula="of:=CONCATENATE([.B13];&quot;|&quot;;[.C13];&quot;|: &quot;;[.D13];&quot;|&quot;)" office:value-type="string" office:string-value="azimuth||: |">
            <text:p>azimuth||: |</text:p>
          </table:table-cell>
        </table:table-row>
        <table:table-row table:style-name="ro1">
          <table:table-cell office:value-type="string">
            <text:p>-visibility</text:p>
          </table:table-cell>
          <table:table-cell office:value-type="string">
            <text:p>backface-visibility</text:p>
          </table:table-cell>
          <table:table-cell table:number-columns-repeated="2"/>
          <table:table-cell table:formula="of:=CONCATENATE([.B14];&quot;|&quot;;[.C14];&quot;|: &quot;;[.D14];&quot;|&quot;)" office:value-type="string" office:string-value="backface-visibility||: |">
            <text:p>backface-visibility||: |</text:p>
          </table:table-cell>
        </table:table-row>
        <table:table-row table:style-name="ro1">
          <table:table-cell table:number-columns-repeated="2" office:value-type="string">
            <text:p>background</text:p>
          </table:table-cell>
          <table:table-cell table:number-columns-repeated="2"/>
          <table:table-cell table:formula="of:=CONCATENATE([.B15];&quot;|&quot;;[.C15];&quot;|: &quot;;[.D15];&quot;|&quot;)" office:value-type="string" office:string-value="background||: |">
            <text:p>background||: |</text:p>
          </table:table-cell>
        </table:table-row>
        <table:table-row table:style-name="ro1">
          <table:table-cell office:value-type="string">
            <text:p>-attachment</text:p>
          </table:table-cell>
          <table:table-cell office:value-type="string">
            <text:p>background-attachment</text:p>
          </table:table-cell>
          <table:table-cell table:number-columns-repeated="2"/>
          <table:table-cell table:formula="of:=CONCATENATE([.B16];&quot;|&quot;;[.C16];&quot;|: &quot;;[.D16];&quot;|&quot;)" office:value-type="string" office:string-value="background-attachment||: |">
            <text:p>background-attachment||: |</text:p>
          </table:table-cell>
        </table:table-row>
        <table:table-row table:style-name="ro1">
          <table:table-cell office:value-type="string">
            <text:p>-clip</text:p>
          </table:table-cell>
          <table:table-cell office:value-type="string">
            <text:p>background-clip</text:p>
          </table:table-cell>
          <table:table-cell table:number-columns-repeated="2"/>
          <table:table-cell table:formula="of:=CONCATENATE([.B17];&quot;|&quot;;[.C17];&quot;|: &quot;;[.D17];&quot;|&quot;)" office:value-type="string" office:string-value="background-clip||: |">
            <text:p>background-clip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background-color</text:p>
          </table:table-cell>
          <table:table-cell table:number-columns-repeated="2"/>
          <table:table-cell table:formula="of:=CONCATENATE([.B18];&quot;|&quot;;[.C18];&quot;|: &quot;;[.D18];&quot;|&quot;)" office:value-type="string" office:string-value="background-color||: |">
            <text:p>background-color||: |</text:p>
          </table:table-cell>
        </table:table-row>
        <table:table-row table:style-name="ro1">
          <table:table-cell office:value-type="string">
            <text:p>-image</text:p>
          </table:table-cell>
          <table:table-cell office:value-type="string">
            <text:p>background-image</text:p>
          </table:table-cell>
          <table:table-cell table:number-columns-repeated="2"/>
          <table:table-cell table:formula="of:=CONCATENATE([.B19];&quot;|&quot;;[.C19];&quot;|: &quot;;[.D19];&quot;|&quot;)" office:value-type="string" office:string-value="background-image||: |">
            <text:p>background-image||: |</text:p>
          </table:table-cell>
        </table:table-row>
        <table:table-row table:style-name="ro1">
          <table:table-cell office:value-type="string">
            <text:p>-origin</text:p>
          </table:table-cell>
          <table:table-cell office:value-type="string">
            <text:p>background-origin</text:p>
          </table:table-cell>
          <table:table-cell table:number-columns-repeated="2"/>
          <table:table-cell table:formula="of:=CONCATENATE([.B20];&quot;|&quot;;[.C20];&quot;|: &quot;;[.D20];&quot;|&quot;)" office:value-type="string" office:string-value="background-origin||: |">
            <text:p>background-origin||: |</text:p>
          </table:table-cell>
        </table:table-row>
        <table:table-row table:style-name="ro1">
          <table:table-cell office:value-type="string">
            <text:p>-position</text:p>
          </table:table-cell>
          <table:table-cell office:value-type="string">
            <text:p>background-position</text:p>
          </table:table-cell>
          <table:table-cell table:number-columns-repeated="2"/>
          <table:table-cell table:formula="of:=CONCATENATE([.B21];&quot;|&quot;;[.C21];&quot;|: &quot;;[.D21];&quot;|&quot;)" office:value-type="string" office:string-value="background-position||: |">
            <text:p>background-position||: |</text:p>
          </table:table-cell>
        </table:table-row>
        <table:table-row table:style-name="ro1">
          <table:table-cell office:value-type="string">
            <text:p>-repeat</text:p>
          </table:table-cell>
          <table:table-cell office:value-type="string">
            <text:p>background-repeat</text:p>
          </table:table-cell>
          <table:table-cell table:number-columns-repeated="2"/>
          <table:table-cell table:formula="of:=CONCATENATE([.B22];&quot;|&quot;;[.C22];&quot;|: &quot;;[.D22];&quot;|&quot;)" office:value-type="string" office:string-value="background-repeat||: |">
            <text:p>background-repeat||: |</text:p>
          </table:table-cell>
        </table:table-row>
        <table:table-row table:style-name="ro1">
          <table:table-cell office:value-type="string">
            <text:p>-size</text:p>
          </table:table-cell>
          <table:table-cell office:value-type="string">
            <text:p>background-size</text:p>
          </table:table-cell>
          <table:table-cell table:number-columns-repeated="2"/>
          <table:table-cell table:formula="of:=CONCATENATE([.B23];&quot;|&quot;;[.C23];&quot;|: &quot;;[.D23];&quot;|&quot;)" office:value-type="string" office:string-value="background-size||: |">
            <text:p>background-size||: |</text:p>
          </table:table-cell>
        </table:table-row>
        <table:table-row table:style-name="ro1">
          <table:table-cell office:value-type="string">
            <text:p>-shift</text:p>
          </table:table-cell>
          <table:table-cell office:value-type="string">
            <text:p>baseline-shift</text:p>
          </table:table-cell>
          <table:table-cell table:number-columns-repeated="2"/>
          <table:table-cell table:formula="of:=CONCATENATE([.B24];&quot;|&quot;;[.C24];&quot;|: &quot;;[.D24];&quot;|&quot;)" office:value-type="string" office:string-value="baseline-shift||: |">
            <text:p>baseline-shift||: |</text:p>
          </table:table-cell>
        </table:table-row>
        <table:table-row table:style-name="ro1">
          <table:table-cell table:number-columns-repeated="2" office:value-type="string">
            <text:p>binding</text:p>
          </table:table-cell>
          <table:table-cell table:number-columns-repeated="2"/>
          <table:table-cell table:formula="of:=CONCATENATE([.B25];&quot;|&quot;;[.C25];&quot;|: &quot;;[.D25];&quot;|&quot;)" office:value-type="string" office:string-value="binding||: |">
            <text:p>binding||: |</text:p>
          </table:table-cell>
        </table:table-row>
        <table:table-row table:style-name="ro1">
          <table:table-cell table:number-columns-repeated="2" office:value-type="string">
            <text:p>bleed</text:p>
          </table:table-cell>
          <table:table-cell table:number-columns-repeated="2"/>
          <table:table-cell table:formula="of:=CONCATENATE([.B26];&quot;|&quot;;[.C26];&quot;|: &quot;;[.D26];&quot;|&quot;)" office:value-type="string" office:string-value="bleed||: |">
            <text:p>bleed||: |</text:p>
          </table:table-cell>
        </table:table-row>
        <table:table-row table:style-name="ro1">
          <table:table-cell office:value-type="string">
            <text:p>-label</text:p>
          </table:table-cell>
          <table:table-cell office:value-type="string">
            <text:p>bookmark-label</text:p>
          </table:table-cell>
          <table:table-cell table:number-columns-repeated="2"/>
          <table:table-cell table:formula="of:=CONCATENATE([.B27];&quot;|&quot;;[.C27];&quot;|: &quot;;[.D27];&quot;|&quot;)" office:value-type="string" office:string-value="bookmark-label||: |">
            <text:p>bookmark-label||: |</text:p>
          </table:table-cell>
        </table:table-row>
        <table:table-row table:style-name="ro1">
          <table:table-cell office:value-type="string">
            <text:p>-level</text:p>
          </table:table-cell>
          <table:table-cell office:value-type="string">
            <text:p>bookmark-level</text:p>
          </table:table-cell>
          <table:table-cell table:number-columns-repeated="2"/>
          <table:table-cell table:formula="of:=CONCATENATE([.B28];&quot;|&quot;;[.C28];&quot;|: &quot;;[.D28];&quot;|&quot;)" office:value-type="string" office:string-value="bookmark-level||: |">
            <text:p>bookmark-level||: |</text:p>
          </table:table-cell>
        </table:table-row>
        <table:table-row table:style-name="ro1">
          <table:table-cell office:value-type="string">
            <text:p>-state</text:p>
          </table:table-cell>
          <table:table-cell office:value-type="string">
            <text:p>bookmark-state</text:p>
          </table:table-cell>
          <table:table-cell table:number-columns-repeated="2"/>
          <table:table-cell table:formula="of:=CONCATENATE([.B29];&quot;|&quot;;[.C29];&quot;|: &quot;;[.D29];&quot;|&quot;)" office:value-type="string" office:string-value="bookmark-state||: |">
            <text:p>bookmark-state||: |</text:p>
          </table:table-cell>
        </table:table-row>
        <table:table-row table:style-name="ro1">
          <table:table-cell office:value-type="string">
            <text:p>-target</text:p>
          </table:table-cell>
          <table:table-cell office:value-type="string">
            <text:p>bookmark-target</text:p>
          </table:table-cell>
          <table:table-cell table:number-columns-repeated="2"/>
          <table:table-cell table:formula="of:=CONCATENATE([.B30];&quot;|&quot;;[.C30];&quot;|: &quot;;[.D30];&quot;|&quot;)" office:value-type="string" office:string-value="bookmark-target||: |">
            <text:p>bookmark-target||: |</text:p>
          </table:table-cell>
        </table:table-row>
        <table:table-row table:style-name="ro1">
          <table:table-cell table:number-columns-repeated="2" office:value-type="string">
            <text:p>border</text:p>
          </table:table-cell>
          <table:table-cell table:number-columns-repeated="2"/>
          <table:table-cell table:formula="of:=CONCATENATE([.B31];&quot;|&quot;;[.C31];&quot;|: &quot;;[.D31];&quot;|&quot;)" office:value-type="string" office:string-value="border||: |">
            <text:p>border||: |</text:p>
          </table:table-cell>
        </table:table-row>
        <table:table-row table:style-name="ro1">
          <table:table-cell office:value-type="string">
            <text:p>-bottom</text:p>
          </table:table-cell>
          <table:table-cell office:value-type="string">
            <text:p>border-bottom</text:p>
          </table:table-cell>
          <table:table-cell table:number-columns-repeated="2"/>
          <table:table-cell table:formula="of:=CONCATENATE([.B32];&quot;|&quot;;[.C32];&quot;|: &quot;;[.D32];&quot;|&quot;)" office:value-type="string" office:string-value="border-bottom||: |">
            <text:p>border-bottom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border-bottom-color</text:p>
          </table:table-cell>
          <table:table-cell table:number-columns-repeated="2"/>
          <table:table-cell table:formula="of:=CONCATENATE([.B33];&quot;|&quot;;[.C33];&quot;|: &quot;;[.D33];&quot;|&quot;)" office:value-type="string" office:string-value="border-bottom-color||: |">
            <text:p>border-bottom-color||: |</text:p>
          </table:table-cell>
        </table:table-row>
        <table:table-row table:style-name="ro1">
          <table:table-cell office:value-type="string">
            <text:p>-radius</text:p>
          </table:table-cell>
          <table:table-cell office:value-type="string">
            <text:p>border-bottom-left-radius</text:p>
          </table:table-cell>
          <table:table-cell table:number-columns-repeated="2"/>
          <table:table-cell table:formula="of:=CONCATENATE([.B34];&quot;|&quot;;[.C34];&quot;|: &quot;;[.D34];&quot;|&quot;)" office:value-type="string" office:string-value="border-bottom-left-radius||: |">
            <text:p>border-bottom-left-radius||: |</text:p>
          </table:table-cell>
        </table:table-row>
        <table:table-row table:style-name="ro1">
          <table:table-cell office:value-type="string">
            <text:p>-radius</text:p>
          </table:table-cell>
          <table:table-cell office:value-type="string">
            <text:p>border-bottom-right-radius</text:p>
          </table:table-cell>
          <table:table-cell table:number-columns-repeated="2"/>
          <table:table-cell table:formula="of:=CONCATENATE([.B35];&quot;|&quot;;[.C35];&quot;|: &quot;;[.D35];&quot;|&quot;)" office:value-type="string" office:string-value="border-bottom-right-radius||: |">
            <text:p>border-bottom-right-radius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border-bottom-style</text:p>
          </table:table-cell>
          <table:table-cell/>
          <table:table-cell office:value-type="string">
            <text:p>none / hidden / dotted / dashed / solid / double / groove / ridge / inset / outset</text:p>
          </table:table-cell>
          <table:table-cell table:formula="of:=CONCATENATE([.B36];&quot;|&quot;;[.C36];&quot;|: &quot;;[.D36];&quot;|&quot;)" office:value-type="string" office:string-value="border-bottom-style||: none / hidden / dotted / dashed / solid / double / groove / ridge / inset / outset|">
            <text:p>border-bottom-style||: none / hidden / dotted / dashed / solid / double / groove / ridge / inset / outset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border-bottom-width</text:p>
          </table:table-cell>
          <table:table-cell table:number-columns-repeated="2"/>
          <table:table-cell table:formula="of:=CONCATENATE([.B37];&quot;|&quot;;[.C37];&quot;|: &quot;;[.D37];&quot;|&quot;)" office:value-type="string" office:string-value="border-bottom-width||: |">
            <text:p>border-bottom-width||: |</text:p>
          </table:table-cell>
        </table:table-row>
        <table:table-row table:style-name="ro1">
          <table:table-cell office:value-type="string">
            <text:p>-collapse</text:p>
          </table:table-cell>
          <table:table-cell office:value-type="string">
            <text:p>border-collapse</text:p>
          </table:table-cell>
          <table:table-cell table:number-columns-repeated="2"/>
          <table:table-cell table:formula="of:=CONCATENATE([.B38];&quot;|&quot;;[.C38];&quot;|: &quot;;[.D38];&quot;|&quot;)" office:value-type="string" office:string-value="border-collapse||: |">
            <text:p>border-collapse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border-color</text:p>
          </table:table-cell>
          <table:table-cell table:number-columns-repeated="2"/>
          <table:table-cell table:formula="of:=CONCATENATE([.B39];&quot;|&quot;;[.C39];&quot;|: &quot;;[.D39];&quot;|&quot;)" office:value-type="string" office:string-value="border-color||: |">
            <text:p>border-color||: |</text:p>
          </table:table-cell>
        </table:table-row>
        <table:table-row table:style-name="ro1">
          <table:table-cell office:value-type="string">
            <text:p>-image</text:p>
          </table:table-cell>
          <table:table-cell office:value-type="string">
            <text:p>border-image</text:p>
          </table:table-cell>
          <table:table-cell table:number-columns-repeated="2"/>
          <table:table-cell table:formula="of:=CONCATENATE([.B40];&quot;|&quot;;[.C40];&quot;|: &quot;;[.D40];&quot;|&quot;)" office:value-type="string" office:string-value="border-image||: |">
            <text:p>border-image||: |</text:p>
          </table:table-cell>
        </table:table-row>
        <table:table-row table:style-name="ro1">
          <table:table-cell office:value-type="string">
            <text:p>-outset</text:p>
          </table:table-cell>
          <table:table-cell office:value-type="string">
            <text:p>border-image-outset</text:p>
          </table:table-cell>
          <table:table-cell table:number-columns-repeated="2"/>
          <table:table-cell table:formula="of:=CONCATENATE([.B41];&quot;|&quot;;[.C41];&quot;|: &quot;;[.D41];&quot;|&quot;)" office:value-type="string" office:string-value="border-image-outset||: |">
            <text:p>border-image-outset||: |</text:p>
          </table:table-cell>
        </table:table-row>
        <table:table-row table:style-name="ro1">
          <table:table-cell office:value-type="string">
            <text:p>-repeat</text:p>
          </table:table-cell>
          <table:table-cell office:value-type="string">
            <text:p>border-image-repeat</text:p>
          </table:table-cell>
          <table:table-cell table:number-columns-repeated="2"/>
          <table:table-cell table:formula="of:=CONCATENATE([.B42];&quot;|&quot;;[.C42];&quot;|: &quot;;[.D42];&quot;|&quot;)" office:value-type="string" office:string-value="border-image-repeat||: |">
            <text:p>border-image-repeat||: |</text:p>
          </table:table-cell>
        </table:table-row>
        <table:table-row table:style-name="ro1">
          <table:table-cell office:value-type="string">
            <text:p>-slice</text:p>
          </table:table-cell>
          <table:table-cell office:value-type="string">
            <text:p>border-image-slice</text:p>
          </table:table-cell>
          <table:table-cell table:number-columns-repeated="2"/>
          <table:table-cell table:formula="of:=CONCATENATE([.B43];&quot;|&quot;;[.C43];&quot;|: &quot;;[.D43];&quot;|&quot;)" office:value-type="string" office:string-value="border-image-slice||: |">
            <text:p>border-image-slice||: |</text:p>
          </table:table-cell>
        </table:table-row>
        <table:table-row table:style-name="ro1">
          <table:table-cell office:value-type="string">
            <text:p>-source</text:p>
          </table:table-cell>
          <table:table-cell office:value-type="string">
            <text:p>border-image-source</text:p>
          </table:table-cell>
          <table:table-cell table:number-columns-repeated="2"/>
          <table:table-cell table:formula="of:=CONCATENATE([.B44];&quot;|&quot;;[.C44];&quot;|: &quot;;[.D44];&quot;|&quot;)" office:value-type="string" office:string-value="border-image-source||: |">
            <text:p>border-image-source||: 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border-image-width</text:p>
          </table:table-cell>
          <table:table-cell table:number-columns-repeated="2"/>
          <table:table-cell table:formula="of:=CONCATENATE([.B45];&quot;|&quot;;[.C45];&quot;|: &quot;;[.D45];&quot;|&quot;)" office:value-type="string" office:string-value="border-image-width||: |">
            <text:p>border-image-width||: |</text:p>
          </table:table-cell>
        </table:table-row>
        <table:table-row table:style-name="ro1">
          <table:table-cell office:value-type="string">
            <text:p>-left</text:p>
          </table:table-cell>
          <table:table-cell office:value-type="string">
            <text:p>border-left</text:p>
          </table:table-cell>
          <table:table-cell table:number-columns-repeated="2"/>
          <table:table-cell table:formula="of:=CONCATENATE([.B46];&quot;|&quot;;[.C46];&quot;|: &quot;;[.D46];&quot;|&quot;)" office:value-type="string" office:string-value="border-left||: |">
            <text:p>border-left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border-left-color</text:p>
          </table:table-cell>
          <table:table-cell table:number-columns-repeated="2"/>
          <table:table-cell table:formula="of:=CONCATENATE([.B47];&quot;|&quot;;[.C47];&quot;|: &quot;;[.D47];&quot;|&quot;)" office:value-type="string" office:string-value="border-left-color||: |">
            <text:p>border-left-color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border-left-style</text:p>
          </table:table-cell>
          <table:table-cell/>
          <table:table-cell office:value-type="string">
            <text:p>none / hidden / dotted / dashed / solid / double / groove / ridge / inset / outset</text:p>
          </table:table-cell>
          <table:table-cell table:formula="of:=CONCATENATE([.B48];&quot;|&quot;;[.C48];&quot;|: &quot;;[.D48];&quot;|&quot;)" office:value-type="string" office:string-value="border-left-style||: none / hidden / dotted / dashed / solid / double / groove / ridge / inset / outset|">
            <text:p>border-left-style||: none / hidden / dotted / dashed / solid / double / groove / ridge / inset / outset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border-left-width</text:p>
          </table:table-cell>
          <table:table-cell table:number-columns-repeated="2"/>
          <table:table-cell table:formula="of:=CONCATENATE([.B49];&quot;|&quot;;[.C49];&quot;|: &quot;;[.D49];&quot;|&quot;)" office:value-type="string" office:string-value="border-left-width||: |">
            <text:p>border-left-width||: |</text:p>
          </table:table-cell>
        </table:table-row>
        <table:table-row table:style-name="ro1">
          <table:table-cell office:value-type="string">
            <text:p>-radius</text:p>
          </table:table-cell>
          <table:table-cell office:value-type="string">
            <text:p>border-radius</text:p>
          </table:table-cell>
          <table:table-cell table:number-columns-repeated="2"/>
          <table:table-cell table:formula="of:=CONCATENATE([.B50];&quot;|&quot;;[.C50];&quot;|: &quot;;[.D50];&quot;|&quot;)" office:value-type="string" office:string-value="border-radius||: |">
            <text:p>border-radius||: |</text:p>
          </table:table-cell>
        </table:table-row>
        <table:table-row table:style-name="ro1">
          <table:table-cell office:value-type="string">
            <text:p>-right</text:p>
          </table:table-cell>
          <table:table-cell office:value-type="string">
            <text:p>border-right</text:p>
          </table:table-cell>
          <table:table-cell table:number-columns-repeated="2"/>
          <table:table-cell table:formula="of:=CONCATENATE([.B51];&quot;|&quot;;[.C51];&quot;|: &quot;;[.D51];&quot;|&quot;)" office:value-type="string" office:string-value="border-right||: |">
            <text:p>border-right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border-right-color</text:p>
          </table:table-cell>
          <table:table-cell table:number-columns-repeated="2"/>
          <table:table-cell table:formula="of:=CONCATENATE([.B52];&quot;|&quot;;[.C52];&quot;|: &quot;;[.D52];&quot;|&quot;)" office:value-type="string" office:string-value="border-right-color||: |">
            <text:p>border-right-color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border-right-style</text:p>
          </table:table-cell>
          <table:table-cell/>
          <table:table-cell office:value-type="string">
            <text:p>none / hidden / dotted / dashed / solid / double / groove / ridge / inset / outset</text:p>
          </table:table-cell>
          <table:table-cell table:formula="of:=CONCATENATE([.B53];&quot;|&quot;;[.C53];&quot;|: &quot;;[.D53];&quot;|&quot;)" office:value-type="string" office:string-value="border-right-style||: none / hidden / dotted / dashed / solid / double / groove / ridge / inset / outset|">
            <text:p>border-right-style||: none / hidden / dotted / dashed / solid / double / groove / ridge / inset / outset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border-right-width</text:p>
          </table:table-cell>
          <table:table-cell table:number-columns-repeated="2"/>
          <table:table-cell table:formula="of:=CONCATENATE([.B54];&quot;|&quot;;[.C54];&quot;|: &quot;;[.D54];&quot;|&quot;)" office:value-type="string" office:string-value="border-right-width||: |">
            <text:p>border-right-width||: |</text:p>
          </table:table-cell>
        </table:table-row>
        <table:table-row table:style-name="ro1">
          <table:table-cell office:value-type="string">
            <text:p>-spacing</text:p>
          </table:table-cell>
          <table:table-cell office:value-type="string">
            <text:p>border-spacing</text:p>
          </table:table-cell>
          <table:table-cell table:number-columns-repeated="2"/>
          <table:table-cell table:formula="of:=CONCATENATE([.B55];&quot;|&quot;;[.C55];&quot;|: &quot;;[.D55];&quot;|&quot;)" office:value-type="string" office:string-value="border-spacing||: |">
            <text:p>border-spacing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border-style</text:p>
          </table:table-cell>
          <table:table-cell/>
          <table:table-cell office:value-type="string">
            <text:p>{1,4} none / hidden / dotted / dashed / solid / double / groove / ridge / inset / outset</text:p>
          </table:table-cell>
          <table:table-cell table:formula="of:=CONCATENATE([.B56];&quot;|&quot;;[.C56];&quot;|: &quot;;[.D56];&quot;|&quot;)" office:value-type="string" office:string-value="border-style||: {1,4} none / hidden / dotted / dashed / solid / double / groove / ridge / inset / outset|">
            <text:p>border-style||: {1,4} none / hidden / dotted / dashed / solid / double / groove / ridge / inset / outset|</text:p>
          </table:table-cell>
        </table:table-row>
        <table:table-row table:style-name="ro1">
          <table:table-cell office:value-type="string">
            <text:p>-top</text:p>
          </table:table-cell>
          <table:table-cell office:value-type="string">
            <text:p>border-top</text:p>
          </table:table-cell>
          <table:table-cell table:number-columns-repeated="2"/>
          <table:table-cell table:formula="of:=CONCATENATE([.B57];&quot;|&quot;;[.C57];&quot;|: &quot;;[.D57];&quot;|&quot;)" office:value-type="string" office:string-value="border-top||: |">
            <text:p>border-top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border-top-color</text:p>
          </table:table-cell>
          <table:table-cell table:number-columns-repeated="2"/>
          <table:table-cell table:formula="of:=CONCATENATE([.B58];&quot;|&quot;;[.C58];&quot;|: &quot;;[.D58];&quot;|&quot;)" office:value-type="string" office:string-value="border-top-color||: |">
            <text:p>border-top-color||: |</text:p>
          </table:table-cell>
        </table:table-row>
        <table:table-row table:style-name="ro1">
          <table:table-cell office:value-type="string">
            <text:p>-radius</text:p>
          </table:table-cell>
          <table:table-cell office:value-type="string">
            <text:p>border-top-left-radius</text:p>
          </table:table-cell>
          <table:table-cell table:number-columns-repeated="2"/>
          <table:table-cell table:formula="of:=CONCATENATE([.B59];&quot;|&quot;;[.C59];&quot;|: &quot;;[.D59];&quot;|&quot;)" office:value-type="string" office:string-value="border-top-left-radius||: |">
            <text:p>border-top-left-radius||: |</text:p>
          </table:table-cell>
        </table:table-row>
        <table:table-row table:style-name="ro1">
          <table:table-cell office:value-type="string">
            <text:p>-radius</text:p>
          </table:table-cell>
          <table:table-cell office:value-type="string">
            <text:p>border-top-right-radius</text:p>
          </table:table-cell>
          <table:table-cell table:number-columns-repeated="2"/>
          <table:table-cell table:formula="of:=CONCATENATE([.B60];&quot;|&quot;;[.C60];&quot;|: &quot;;[.D60];&quot;|&quot;)" office:value-type="string" office:string-value="border-top-right-radius||: |">
            <text:p>border-top-right-radius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border-top-style</text:p>
          </table:table-cell>
          <table:table-cell/>
          <table:table-cell office:value-type="string">
            <text:p>none / hidden / dotted / dashed / solid / double / groove / ridge / inset / outset</text:p>
          </table:table-cell>
          <table:table-cell table:formula="of:=CONCATENATE([.B61];&quot;|&quot;;[.C61];&quot;|: &quot;;[.D61];&quot;|&quot;)" office:value-type="string" office:string-value="border-top-style||: none / hidden / dotted / dashed / solid / double / groove / ridge / inset / outset|">
            <text:p>border-top-style||: none / hidden / dotted / dashed / solid / double / groove / ridge / inset / outset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border-top-width</text:p>
          </table:table-cell>
          <table:table-cell table:number-columns-repeated="2"/>
          <table:table-cell table:formula="of:=CONCATENATE([.B62];&quot;|&quot;;[.C62];&quot;|: &quot;;[.D62];&quot;|&quot;)" office:value-type="string" office:string-value="border-top-width||: |">
            <text:p>border-top-width||: 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border-width</text:p>
          </table:table-cell>
          <table:table-cell table:number-columns-repeated="2"/>
          <table:table-cell table:formula="of:=CONCATENATE([.B63];&quot;|&quot;;[.C63];&quot;|: &quot;;[.D63];&quot;|&quot;)" office:value-type="string" office:string-value="border-width||: |">
            <text:p>border-width||: |</text:p>
          </table:table-cell>
        </table:table-row>
        <table:table-row table:style-name="ro1">
          <table:table-cell table:number-columns-repeated="2" office:value-type="string">
            <text:p>bottom</text:p>
          </table:table-cell>
          <table:table-cell table:number-columns-repeated="2"/>
          <table:table-cell table:formula="of:=CONCATENATE([.B64];&quot;|&quot;;[.C64];&quot;|: &quot;;[.D64];&quot;|&quot;)" office:value-type="string" office:string-value="bottom||: |">
            <text:p>bottom||: |</text:p>
          </table:table-cell>
        </table:table-row>
        <table:table-row table:style-name="ro1">
          <table:table-cell office:value-type="string">
            <text:p>-break</text:p>
          </table:table-cell>
          <table:table-cell office:value-type="string">
            <text:p>box-decoration-break</text:p>
          </table:table-cell>
          <table:table-cell table:number-columns-repeated="2"/>
          <table:table-cell table:formula="of:=CONCATENATE([.B65];&quot;|&quot;;[.C65];&quot;|: &quot;;[.D65];&quot;|&quot;)" office:value-type="string" office:string-value="box-decoration-break||: |">
            <text:p>box-decoration-break||: |</text:p>
          </table:table-cell>
        </table:table-row>
        <table:table-row table:style-name="ro1">
          <table:table-cell office:value-type="string">
            <text:p>-shadow</text:p>
          </table:table-cell>
          <table:table-cell office:value-type="string">
            <text:p>box-shadow</text:p>
          </table:table-cell>
          <table:table-cell table:number-columns-repeated="2"/>
          <table:table-cell table:formula="of:=CONCATENATE([.B66];&quot;|&quot;;[.C66];&quot;|: &quot;;[.D66];&quot;|&quot;)" office:value-type="string" office:string-value="box-shadow||: |">
            <text:p>box-shadow||: |</text:p>
          </table:table-cell>
        </table:table-row>
        <table:table-row table:style-name="ro1">
          <table:table-cell office:value-type="string">
            <text:p>-sizing</text:p>
          </table:table-cell>
          <table:table-cell office:value-type="string">
            <text:p>box-sizing</text:p>
          </table:table-cell>
          <table:table-cell table:number-columns-repeated="2"/>
          <table:table-cell table:formula="of:=CONCATENATE([.B67];&quot;|&quot;;[.C67];&quot;|: &quot;;[.D67];&quot;|&quot;)" office:value-type="string" office:string-value="box-sizing||: |">
            <text:p>box-sizing||: |</text:p>
          </table:table-cell>
        </table:table-row>
        <table:table-row table:style-name="ro1">
          <table:table-cell office:value-type="string">
            <text:p>-after</text:p>
          </table:table-cell>
          <table:table-cell office:value-type="string">
            <text:p>break-after</text:p>
          </table:table-cell>
          <table:table-cell table:number-columns-repeated="2"/>
          <table:table-cell table:formula="of:=CONCATENATE([.B68];&quot;|&quot;;[.C68];&quot;|: &quot;;[.D68];&quot;|&quot;)" office:value-type="string" office:string-value="break-after||: |">
            <text:p>break-after||: |</text:p>
          </table:table-cell>
        </table:table-row>
        <table:table-row table:style-name="ro1">
          <table:table-cell office:value-type="string">
            <text:p>-before</text:p>
          </table:table-cell>
          <table:table-cell office:value-type="string">
            <text:p>break-before</text:p>
          </table:table-cell>
          <table:table-cell table:number-columns-repeated="2"/>
          <table:table-cell table:formula="of:=CONCATENATE([.B69];&quot;|&quot;;[.C69];&quot;|: &quot;;[.D69];&quot;|&quot;)" office:value-type="string" office:string-value="break-before||: |">
            <text:p>break-before||: |</text:p>
          </table:table-cell>
        </table:table-row>
        <table:table-row table:style-name="ro1">
          <table:table-cell office:value-type="string">
            <text:p>-inside</text:p>
          </table:table-cell>
          <table:table-cell office:value-type="string">
            <text:p>break-inside</text:p>
          </table:table-cell>
          <table:table-cell table:number-columns-repeated="2"/>
          <table:table-cell table:formula="of:=CONCATENATE([.B70];&quot;|&quot;;[.C70];&quot;|: &quot;;[.D70];&quot;|&quot;)" office:value-type="string" office:string-value="break-inside||: |">
            <text:p>break-inside||: |</text:p>
          </table:table-cell>
        </table:table-row>
        <table:table-row table:style-name="ro1">
          <table:table-cell office:value-type="string">
            <text:p>-side</text:p>
          </table:table-cell>
          <table:table-cell office:value-type="string">
            <text:p>caption-side</text:p>
          </table:table-cell>
          <table:table-cell table:number-columns-repeated="2"/>
          <table:table-cell table:formula="of:=CONCATENATE([.B71];&quot;|&quot;;[.C71];&quot;|: &quot;;[.D71];&quot;|&quot;)" office:value-type="string" office:string-value="caption-side||: |">
            <text:p>caption-side||: |</text:p>
          </table:table-cell>
        </table:table-row>
        <table:table-row table:style-name="ro1">
          <table:table-cell table:number-columns-repeated="2" office:value-type="string">
            <text:p>clear</text:p>
          </table:table-cell>
          <table:table-cell table:number-columns-repeated="2"/>
          <table:table-cell table:formula="of:=CONCATENATE([.B72];&quot;|&quot;;[.C72];&quot;|: &quot;;[.D72];&quot;|&quot;)" office:value-type="string" office:string-value="clear||: |">
            <text:p>clear||: |</text:p>
          </table:table-cell>
        </table:table-row>
        <table:table-row table:style-name="ro1">
          <table:table-cell table:number-columns-repeated="2" office:value-type="string">
            <text:p>clip</text:p>
          </table:table-cell>
          <table:table-cell table:number-columns-repeated="2"/>
          <table:table-cell table:formula="of:=CONCATENATE([.B73];&quot;|&quot;;[.C73];&quot;|: &quot;;[.D73];&quot;|&quot;)" office:value-type="string" office:string-value="clip||: |">
            <text:p>clip||: |</text:p>
          </table:table-cell>
        </table:table-row>
        <table:table-row table:style-name="ro1">
          <table:table-cell table:number-columns-repeated="2" office:value-type="string">
            <text:p>color</text:p>
          </table:table-cell>
          <table:table-cell table:number-columns-repeated="2"/>
          <table:table-cell table:formula="of:=CONCATENATE([.B74];&quot;|&quot;;[.C74];&quot;|: &quot;;[.D74];&quot;|&quot;)" office:value-type="string" office:string-value="color||: |">
            <text:p>color||: |</text:p>
          </table:table-cell>
        </table:table-row>
        <table:table-row table:style-name="ro1">
          <table:table-cell office:value-type="string">
            <text:p>-profile</text:p>
          </table:table-cell>
          <table:table-cell office:value-type="string">
            <text:p>color-profile</text:p>
          </table:table-cell>
          <table:table-cell table:number-columns-repeated="2"/>
          <table:table-cell table:formula="of:=CONCATENATE([.B75];&quot;|&quot;;[.C75];&quot;|: &quot;;[.D75];&quot;|&quot;)" office:value-type="string" office:string-value="color-profile||: |">
            <text:p>color-profile||: |</text:p>
          </table:table-cell>
        </table:table-row>
        <table:table-row table:style-name="ro1">
          <table:table-cell office:value-type="string">
            <text:p>-count</text:p>
          </table:table-cell>
          <table:table-cell office:value-type="string">
            <text:p>column-count</text:p>
          </table:table-cell>
          <table:table-cell table:number-columns-repeated="2"/>
          <table:table-cell table:formula="of:=CONCATENATE([.B76];&quot;|&quot;;[.C76];&quot;|: &quot;;[.D76];&quot;|&quot;)" office:value-type="string" office:string-value="column-count||: |">
            <text:p>column-count||: |</text:p>
          </table:table-cell>
        </table:table-row>
        <table:table-row table:style-name="ro1">
          <table:table-cell office:value-type="string">
            <text:p>-fill</text:p>
          </table:table-cell>
          <table:table-cell office:value-type="string">
            <text:p>column-fill</text:p>
          </table:table-cell>
          <table:table-cell table:number-columns-repeated="2"/>
          <table:table-cell table:formula="of:=CONCATENATE([.B77];&quot;|&quot;;[.C77];&quot;|: &quot;;[.D77];&quot;|&quot;)" office:value-type="string" office:string-value="column-fill||: |">
            <text:p>column-fill||: |</text:p>
          </table:table-cell>
        </table:table-row>
        <table:table-row table:style-name="ro1">
          <table:table-cell office:value-type="string">
            <text:p>-gap</text:p>
          </table:table-cell>
          <table:table-cell office:value-type="string">
            <text:p>column-gap</text:p>
          </table:table-cell>
          <table:table-cell table:number-columns-repeated="2"/>
          <table:table-cell table:formula="of:=CONCATENATE([.B78];&quot;|&quot;;[.C78];&quot;|: &quot;;[.D78];&quot;|&quot;)" office:value-type="string" office:string-value="column-gap||: |">
            <text:p>column-gap||: |</text:p>
          </table:table-cell>
        </table:table-row>
        <table:table-row table:style-name="ro1">
          <table:table-cell office:value-type="string">
            <text:p>-rule</text:p>
          </table:table-cell>
          <table:table-cell office:value-type="string">
            <text:p>column-rule</text:p>
          </table:table-cell>
          <table:table-cell table:number-columns-repeated="2"/>
          <table:table-cell table:formula="of:=CONCATENATE([.B79];&quot;|&quot;;[.C79];&quot;|: &quot;;[.D79];&quot;|&quot;)" office:value-type="string" office:string-value="column-rule||: |">
            <text:p>column-rule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column-rule-color</text:p>
          </table:table-cell>
          <table:table-cell table:number-columns-repeated="2"/>
          <table:table-cell table:formula="of:=CONCATENATE([.B80];&quot;|&quot;;[.C80];&quot;|: &quot;;[.D80];&quot;|&quot;)" office:value-type="string" office:string-value="column-rule-color||: |">
            <text:p>column-rule-color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column-rule-style</text:p>
          </table:table-cell>
          <table:table-cell table:number-columns-repeated="2"/>
          <table:table-cell table:formula="of:=CONCATENATE([.B81];&quot;|&quot;;[.C81];&quot;|: &quot;;[.D81];&quot;|&quot;)" office:value-type="string" office:string-value="column-rule-style||: |">
            <text:p>column-rule-style||: 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column-rule-width</text:p>
          </table:table-cell>
          <table:table-cell table:number-columns-repeated="2"/>
          <table:table-cell table:formula="of:=CONCATENATE([.B82];&quot;|&quot;;[.C82];&quot;|: &quot;;[.D82];&quot;|&quot;)" office:value-type="string" office:string-value="column-rule-width||: |">
            <text:p>column-rule-width||: |</text:p>
          </table:table-cell>
        </table:table-row>
        <table:table-row table:style-name="ro1">
          <table:table-cell office:value-type="string">
            <text:p>-span</text:p>
          </table:table-cell>
          <table:table-cell office:value-type="string">
            <text:p>column-span</text:p>
          </table:table-cell>
          <table:table-cell table:number-columns-repeated="2"/>
          <table:table-cell table:formula="of:=CONCATENATE([.B83];&quot;|&quot;;[.C83];&quot;|: &quot;;[.D83];&quot;|&quot;)" office:value-type="string" office:string-value="column-span||: |">
            <text:p>column-span||: 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column-width</text:p>
          </table:table-cell>
          <table:table-cell table:number-columns-repeated="2"/>
          <table:table-cell table:formula="of:=CONCATENATE([.B84];&quot;|&quot;;[.C84];&quot;|: &quot;;[.D84];&quot;|&quot;)" office:value-type="string" office:string-value="column-width||: |">
            <text:p>column-width||: |</text:p>
          </table:table-cell>
        </table:table-row>
        <table:table-row table:style-name="ro1">
          <table:table-cell table:number-columns-repeated="2" office:value-type="string">
            <text:p>columns</text:p>
          </table:table-cell>
          <table:table-cell table:number-columns-repeated="2"/>
          <table:table-cell table:formula="of:=CONCATENATE([.B85];&quot;|&quot;;[.C85];&quot;|: &quot;;[.D85];&quot;|&quot;)" office:value-type="string" office:string-value="columns||: |">
            <text:p>columns||: |</text:p>
          </table:table-cell>
        </table:table-row>
        <table:table-row table:style-name="ro1">
          <table:table-cell table:number-columns-repeated="2" office:value-type="string">
            <text:p>content</text:p>
          </table:table-cell>
          <table:table-cell table:number-columns-repeated="2"/>
          <table:table-cell table:formula="of:=CONCATENATE([.B86];&quot;|&quot;;[.C86];&quot;|: &quot;;[.D86];&quot;|&quot;)" office:value-type="string" office:string-value="content||: |">
            <text:p>content||: |</text:p>
          </table:table-cell>
        </table:table-row>
        <table:table-row table:style-name="ro1">
          <table:table-cell office:value-type="string">
            <text:p>-increment</text:p>
          </table:table-cell>
          <table:table-cell office:value-type="string">
            <text:p>counter-increment</text:p>
          </table:table-cell>
          <table:table-cell table:number-columns-repeated="2"/>
          <table:table-cell table:formula="of:=CONCATENATE([.B87];&quot;|&quot;;[.C87];&quot;|: &quot;;[.D87];&quot;|&quot;)" office:value-type="string" office:string-value="counter-increment||: |">
            <text:p>counter-increment||: |</text:p>
          </table:table-cell>
        </table:table-row>
        <table:table-row table:style-name="ro1">
          <table:table-cell office:value-type="string">
            <text:p>-reset</text:p>
          </table:table-cell>
          <table:table-cell office:value-type="string">
            <text:p>counter-reset</text:p>
          </table:table-cell>
          <table:table-cell table:number-columns-repeated="2"/>
          <table:table-cell table:formula="of:=CONCATENATE([.B88];&quot;|&quot;;[.C88];&quot;|: &quot;;[.D88];&quot;|&quot;)" office:value-type="string" office:string-value="counter-reset||: |">
            <text:p>counter-reset||: |</text:p>
          </table:table-cell>
        </table:table-row>
        <table:table-row table:style-name="ro1">
          <table:table-cell table:number-columns-repeated="2" office:value-type="string">
            <text:p>crop</text:p>
          </table:table-cell>
          <table:table-cell table:number-columns-repeated="2"/>
          <table:table-cell table:formula="of:=CONCATENATE([.B89];&quot;|&quot;;[.C89];&quot;|: &quot;;[.D89];&quot;|&quot;)" office:value-type="string" office:string-value="crop||: |">
            <text:p>crop||: |</text:p>
          </table:table-cell>
        </table:table-row>
        <table:table-row table:style-name="ro1">
          <table:table-cell table:number-columns-repeated="2" office:value-type="string">
            <text:p>cue</text:p>
          </table:table-cell>
          <table:table-cell table:number-columns-repeated="2"/>
          <table:table-cell table:formula="of:=CONCATENATE([.B90];&quot;|&quot;;[.C90];&quot;|: &quot;;[.D90];&quot;|&quot;)" office:value-type="string" office:string-value="cue||: |">
            <text:p>cue||: |</text:p>
          </table:table-cell>
        </table:table-row>
        <table:table-row table:style-name="ro1">
          <table:table-cell office:value-type="string">
            <text:p>-after</text:p>
          </table:table-cell>
          <table:table-cell office:value-type="string">
            <text:p>cue-after</text:p>
          </table:table-cell>
          <table:table-cell table:number-columns-repeated="2"/>
          <table:table-cell table:formula="of:=CONCATENATE([.B91];&quot;|&quot;;[.C91];&quot;|: &quot;;[.D91];&quot;|&quot;)" office:value-type="string" office:string-value="cue-after||: |">
            <text:p>cue-after||: |</text:p>
          </table:table-cell>
        </table:table-row>
        <table:table-row table:style-name="ro1">
          <table:table-cell office:value-type="string">
            <text:p>-before</text:p>
          </table:table-cell>
          <table:table-cell office:value-type="string">
            <text:p>cue-before</text:p>
          </table:table-cell>
          <table:table-cell table:number-columns-repeated="2"/>
          <table:table-cell table:formula="of:=CONCATENATE([.B92];&quot;|&quot;;[.C92];&quot;|: &quot;;[.D92];&quot;|&quot;)" office:value-type="string" office:string-value="cue-before||: |">
            <text:p>cue-before||: |</text:p>
          </table:table-cell>
        </table:table-row>
        <table:table-row table:style-name="ro1">
          <table:table-cell table:number-columns-repeated="2" office:value-type="string">
            <text:p>cursor</text:p>
          </table:table-cell>
          <table:table-cell/>
          <table:table-cell office:value-type="string">
            <text:p>auto / crosshair / default / hand / move / e-resize / ne-resize / nw-resize / n-resize / se-resize / sw-resize / s-resize / w-resize / text / wait / help</text:p>
          </table:table-cell>
          <table:table-cell table:formula="of:=CONCATENATE([.B93];&quot;|&quot;;[.C93];&quot;|: &quot;;[.D93];&quot;|&quot;)" office:value-type="string" office:string-value="cursor||: auto / crosshair / default / hand / move / e-resize / ne-resize / nw-resize / n-resize / se-resize / sw-resize / s-resize / w-resize / text / wait / help|">
            <text:p>cursor||: auto / crosshair / default / hand / move / e-resize / ne-resize / nw-resize / n-resize / se-resize / sw-resize / s-resize / w-resize / text / wait / help|</text:p>
          </table:table-cell>
        </table:table-row>
        <table:table-row table:style-name="ro1">
          <table:table-cell table:number-columns-repeated="2" office:value-type="string">
            <text:p>direction</text:p>
          </table:table-cell>
          <table:table-cell table:number-columns-repeated="2"/>
          <table:table-cell table:formula="of:=CONCATENATE([.B94];&quot;|&quot;;[.C94];&quot;|: &quot;;[.D94];&quot;|&quot;)" office:value-type="string" office:string-value="direction||: |">
            <text:p>direction||: |</text:p>
          </table:table-cell>
        </table:table-row>
        <table:table-row table:style-name="ro1">
          <table:table-cell table:number-columns-repeated="2" office:value-type="string">
            <text:p>display</text:p>
          </table:table-cell>
          <table:table-cell/>
          <table:table-cell office:value-type="string">
            <text:p>none / inline / block / list-item / inline-block / table / inline-table / table-caption / table-column / table-colgroup / table-header-group / table-row-group / table-footer-group / table-row / table-cell / flex / inline-flex / grid / inline-grid / run-in</text:p>
          </table:table-cell>
          <table:table-cell table:formula="of:=CONCATENATE([.B95];&quot;|&quot;;[.C95];&quot;|: &quot;;[.D95];&quot;|&quot;)" office:value-type="string" office:string-value="display||: none / inline / block / list-item / inline-block / table / inline-table / table-caption / table-column / table-colgroup / table-header-group / table-row-group / table-footer-group / table-row / table-cell / flex / inline-flex / grid / inline-grid / run-in|">
            <text:p>display||: none / inline / block / list-item / inline-block / table / inline-table / table-caption / table-column / table-colgroup / table-header-group / table-row-group / table-footer-group / table-row / table-cell / flex / inline-flex / grid / inline-grid / run-in|</text:p>
          </table:table-cell>
        </table:table-row>
        <table:table-row table:style-name="ro1">
          <table:table-cell office:value-type="string">
            <text:p>-baseline</text:p>
          </table:table-cell>
          <table:table-cell office:value-type="string">
            <text:p>dominant-baseline</text:p>
          </table:table-cell>
          <table:table-cell table:number-columns-repeated="2"/>
          <table:table-cell table:formula="of:=CONCATENATE([.B96];&quot;|&quot;;[.C96];&quot;|: &quot;;[.D96];&quot;|&quot;)" office:value-type="string" office:string-value="dominant-baseline||: |">
            <text:p>dominant-baseline||: |</text:p>
          </table:table-cell>
        </table:table-row>
        <table:table-row table:style-name="ro1">
          <table:table-cell office:value-type="string">
            <text:p>-adjust</text:p>
          </table:table-cell>
          <table:table-cell office:value-type="string">
            <text:p>drop-initial-after-adjust</text:p>
          </table:table-cell>
          <table:table-cell table:number-columns-repeated="2"/>
          <table:table-cell table:formula="of:=CONCATENATE([.B97];&quot;|&quot;;[.C97];&quot;|: &quot;;[.D97];&quot;|&quot;)" office:value-type="string" office:string-value="drop-initial-after-adjust||: |">
            <text:p>drop-initial-after-adjust||: |</text:p>
          </table:table-cell>
        </table:table-row>
        <table:table-row table:style-name="ro1">
          <table:table-cell office:value-type="string">
            <text:p>-align</text:p>
          </table:table-cell>
          <table:table-cell office:value-type="string">
            <text:p>drop-initial-after-align</text:p>
          </table:table-cell>
          <table:table-cell table:number-columns-repeated="2"/>
          <table:table-cell table:formula="of:=CONCATENATE([.B98];&quot;|&quot;;[.C98];&quot;|: &quot;;[.D98];&quot;|&quot;)" office:value-type="string" office:string-value="drop-initial-after-align||: |">
            <text:p>drop-initial-after-align||: |</text:p>
          </table:table-cell>
        </table:table-row>
        <table:table-row table:style-name="ro1">
          <table:table-cell office:value-type="string">
            <text:p>-adjust</text:p>
          </table:table-cell>
          <table:table-cell office:value-type="string">
            <text:p>drop-initial-before-adjust</text:p>
          </table:table-cell>
          <table:table-cell table:number-columns-repeated="2"/>
          <table:table-cell table:formula="of:=CONCATENATE([.B99];&quot;|&quot;;[.C99];&quot;|: &quot;;[.D99];&quot;|&quot;)" office:value-type="string" office:string-value="drop-initial-before-adjust||: |">
            <text:p>drop-initial-before-adjust||: |</text:p>
          </table:table-cell>
        </table:table-row>
        <table:table-row table:style-name="ro1">
          <table:table-cell office:value-type="string">
            <text:p>-align</text:p>
          </table:table-cell>
          <table:table-cell office:value-type="string">
            <text:p>drop-initial-before-align</text:p>
          </table:table-cell>
          <table:table-cell table:number-columns-repeated="2"/>
          <table:table-cell table:formula="of:=CONCATENATE([.B100];&quot;|&quot;;[.C100];&quot;|: &quot;;[.D100];&quot;|&quot;)" office:value-type="string" office:string-value="drop-initial-before-align||: |">
            <text:p>drop-initial-before-align||: |</text:p>
          </table:table-cell>
        </table:table-row>
        <table:table-row table:style-name="ro1">
          <table:table-cell office:value-type="string">
            <text:p>-size</text:p>
          </table:table-cell>
          <table:table-cell office:value-type="string">
            <text:p>drop-initial-size</text:p>
          </table:table-cell>
          <table:table-cell table:number-columns-repeated="2"/>
          <table:table-cell table:formula="of:=CONCATENATE([.B101];&quot;|&quot;;[.C101];&quot;|: &quot;;[.D101];&quot;|&quot;)" office:value-type="string" office:string-value="drop-initial-size||: |">
            <text:p>drop-initial-size||: |</text:p>
          </table:table-cell>
        </table:table-row>
        <table:table-row table:style-name="ro1">
          <table:table-cell office:value-type="string">
            <text:p>-value</text:p>
          </table:table-cell>
          <table:table-cell office:value-type="string">
            <text:p>drop-initial-value</text:p>
          </table:table-cell>
          <table:table-cell table:number-columns-repeated="2"/>
          <table:table-cell table:formula="of:=CONCATENATE([.B102];&quot;|&quot;;[.C102];&quot;|: &quot;;[.D102];&quot;|&quot;)" office:value-type="string" office:string-value="drop-initial-value||: |">
            <text:p>drop-initial-value||: |</text:p>
          </table:table-cell>
        </table:table-row>
        <table:table-row table:style-name="ro1">
          <table:table-cell table:number-columns-repeated="2" office:value-type="string">
            <text:p>elevation</text:p>
          </table:table-cell>
          <table:table-cell table:number-columns-repeated="2"/>
          <table:table-cell table:formula="of:=CONCATENATE([.B103];&quot;|&quot;;[.C103];&quot;|: &quot;;[.D103];&quot;|&quot;)" office:value-type="string" office:string-value="elevation||: |">
            <text:p>elevation||: |</text:p>
          </table:table-cell>
        </table:table-row>
        <table:table-row table:style-name="ro1">
          <table:table-cell office:value-type="string">
            <text:p>-cells</text:p>
          </table:table-cell>
          <table:table-cell office:value-type="string">
            <text:p>empty-cells</text:p>
          </table:table-cell>
          <table:table-cell table:number-columns-repeated="2"/>
          <table:table-cell table:formula="of:=CONCATENATE([.B104];&quot;|&quot;;[.C104];&quot;|: &quot;;[.D104];&quot;|&quot;)" office:value-type="string" office:string-value="empty-cells||: |">
            <text:p>empty-cells||: |</text:p>
          </table:table-cell>
        </table:table-row>
        <table:table-row table:style-name="ro1">
          <table:table-cell table:number-columns-repeated="2" office:value-type="string">
            <text:p>fit</text:p>
          </table:table-cell>
          <table:table-cell table:number-columns-repeated="2"/>
          <table:table-cell table:formula="of:=CONCATENATE([.B105];&quot;|&quot;;[.C105];&quot;|: &quot;;[.D105];&quot;|&quot;)" office:value-type="string" office:string-value="fit||: |">
            <text:p>fit||: |</text:p>
          </table:table-cell>
        </table:table-row>
        <table:table-row table:style-name="ro1">
          <table:table-cell office:value-type="string">
            <text:p>-position</text:p>
          </table:table-cell>
          <table:table-cell office:value-type="string">
            <text:p>fit-position</text:p>
          </table:table-cell>
          <table:table-cell table:number-columns-repeated="2"/>
          <table:table-cell table:formula="of:=CONCATENATE([.B106];&quot;|&quot;;[.C106];&quot;|: &quot;;[.D106];&quot;|&quot;)" office:value-type="string" office:string-value="fit-position||: |">
            <text:p>fit-position||: |</text:p>
          </table:table-cell>
        </table:table-row>
        <table:table-row table:style-name="ro1">
          <table:table-cell office:value-type="string">
            <text:p>-align</text:p>
          </table:table-cell>
          <table:table-cell office:value-type="string">
            <text:p>flex-align</text:p>
          </table:table-cell>
          <table:table-cell table:number-columns-repeated="2"/>
          <table:table-cell table:formula="of:=CONCATENATE([.B107];&quot;|&quot;;[.C107];&quot;|: &quot;;[.D107];&quot;|&quot;)" office:value-type="string" office:string-value="flex-align||: |">
            <text:p>flex-align||: |</text:p>
          </table:table-cell>
        </table:table-row>
        <table:table-row table:style-name="ro1">
          <table:table-cell office:value-type="string">
            <text:p>-flow</text:p>
          </table:table-cell>
          <table:table-cell office:value-type="string">
            <text:p>flex-flow</text:p>
          </table:table-cell>
          <table:table-cell table:number-columns-repeated="2"/>
          <table:table-cell table:formula="of:=CONCATENATE([.B108];&quot;|&quot;;[.C108];&quot;|: &quot;;[.D108];&quot;|&quot;)" office:value-type="string" office:string-value="flex-flow||: |">
            <text:p>flex-flow||: |</text:p>
          </table:table-cell>
        </table:table-row>
        <table:table-row table:style-name="ro1">
          <table:table-cell office:value-type="string">
            <text:p>-pack</text:p>
          </table:table-cell>
          <table:table-cell office:value-type="string">
            <text:p>flex-line-pack</text:p>
          </table:table-cell>
          <table:table-cell table:number-columns-repeated="2"/>
          <table:table-cell table:formula="of:=CONCATENATE([.B109];&quot;|&quot;;[.C109];&quot;|: &quot;;[.D109];&quot;|&quot;)" office:value-type="string" office:string-value="flex-line-pack||: |">
            <text:p>flex-line-pack||: |</text:p>
          </table:table-cell>
        </table:table-row>
        <table:table-row table:style-name="ro1">
          <table:table-cell office:value-type="string">
            <text:p>-order</text:p>
          </table:table-cell>
          <table:table-cell office:value-type="string">
            <text:p>flex-order</text:p>
          </table:table-cell>
          <table:table-cell table:number-columns-repeated="2"/>
          <table:table-cell table:formula="of:=CONCATENATE([.B110];&quot;|&quot;;[.C110];&quot;|: &quot;;[.D110];&quot;|&quot;)" office:value-type="string" office:string-value="flex-order||: |">
            <text:p>flex-order||: |</text:p>
          </table:table-cell>
        </table:table-row>
        <table:table-row table:style-name="ro1">
          <table:table-cell office:value-type="string">
            <text:p>-pack</text:p>
          </table:table-cell>
          <table:table-cell office:value-type="string">
            <text:p>flex-pack</text:p>
          </table:table-cell>
          <table:table-cell table:number-columns-repeated="2"/>
          <table:table-cell table:formula="of:=CONCATENATE([.B111];&quot;|&quot;;[.C111];&quot;|: &quot;;[.D111];&quot;|&quot;)" office:value-type="string" office:string-value="flex-pack||: |">
            <text:p>flex-pack||: |</text:p>
          </table:table-cell>
        </table:table-row>
        <table:table-row table:style-name="ro1">
          <table:table-cell table:number-columns-repeated="2" office:value-type="string">
            <text:p>float</text:p>
          </table:table-cell>
          <table:table-cell table:number-columns-repeated="2"/>
          <table:table-cell table:formula="of:=CONCATENATE([.B112];&quot;|&quot;;[.C112];&quot;|: &quot;;[.D112];&quot;|&quot;)" office:value-type="string" office:string-value="float||: |">
            <text:p>float||: |</text:p>
          </table:table-cell>
        </table:table-row>
        <table:table-row table:style-name="ro1">
          <table:table-cell office:value-type="string">
            <text:p>-offset</text:p>
          </table:table-cell>
          <table:table-cell office:value-type="string">
            <text:p>float-offset</text:p>
          </table:table-cell>
          <table:table-cell table:number-columns-repeated="2"/>
          <table:table-cell table:formula="of:=CONCATENATE([.B113];&quot;|&quot;;[.C113];&quot;|: &quot;;[.D113];&quot;|&quot;)" office:value-type="string" office:string-value="float-offset||: |">
            <text:p>float-offset||: |</text:p>
          </table:table-cell>
        </table:table-row>
        <table:table-row table:style-name="ro1">
          <table:table-cell table:number-columns-repeated="2" office:value-type="string">
            <text:p>font</text:p>
          </table:table-cell>
          <table:table-cell table:number-columns-repeated="2"/>
          <table:table-cell table:formula="of:=CONCATENATE([.B114];&quot;|&quot;;[.C114];&quot;|: &quot;;[.D114];&quot;|&quot;)" office:value-type="string" office:string-value="font||: |">
            <text:p>font||: |</text:p>
          </table:table-cell>
        </table:table-row>
        <table:table-row table:style-name="ro1">
          <table:table-cell office:value-type="string">
            <text:p>-family</text:p>
          </table:table-cell>
          <table:table-cell office:value-type="string">
            <text:p>font-family</text:p>
          </table:table-cell>
          <table:table-cell table:number-columns-repeated="2"/>
          <table:table-cell table:formula="of:=CONCATENATE([.B115];&quot;|&quot;;[.C115];&quot;|: &quot;;[.D115];&quot;|&quot;)" office:value-type="string" office:string-value="font-family||: |">
            <text:p>font-family||: |</text:p>
          </table:table-cell>
        </table:table-row>
        <table:table-row table:style-name="ro1">
          <table:table-cell office:value-type="string">
            <text:p>-size</text:p>
          </table:table-cell>
          <table:table-cell office:value-type="string">
            <text:p>font-size</text:p>
          </table:table-cell>
          <table:table-cell table:number-columns-repeated="2"/>
          <table:table-cell table:formula="of:=CONCATENATE([.B116];&quot;|&quot;;[.C116];&quot;|: &quot;;[.D116];&quot;|&quot;)" office:value-type="string" office:string-value="font-size||: |">
            <text:p>font-size||: |</text:p>
          </table:table-cell>
        </table:table-row>
        <table:table-row table:style-name="ro1">
          <table:table-cell office:value-type="string">
            <text:p>-adjust</text:p>
          </table:table-cell>
          <table:table-cell office:value-type="string">
            <text:p>font-size-adjust</text:p>
          </table:table-cell>
          <table:table-cell table:number-columns-repeated="2"/>
          <table:table-cell table:formula="of:=CONCATENATE([.B117];&quot;|&quot;;[.C117];&quot;|: &quot;;[.D117];&quot;|&quot;)" office:value-type="string" office:string-value="font-size-adjust||: |">
            <text:p>font-size-adjust||: |</text:p>
          </table:table-cell>
        </table:table-row>
        <table:table-row table:style-name="ro1">
          <table:table-cell office:value-type="string">
            <text:p>-stretch</text:p>
          </table:table-cell>
          <table:table-cell office:value-type="string">
            <text:p>font-stretch</text:p>
          </table:table-cell>
          <table:table-cell table:number-columns-repeated="2"/>
          <table:table-cell table:formula="of:=CONCATENATE([.B118];&quot;|&quot;;[.C118];&quot;|: &quot;;[.D118];&quot;|&quot;)" office:value-type="string" office:string-value="font-stretch||: |">
            <text:p>font-stretch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font-style</text:p>
          </table:table-cell>
          <table:table-cell/>
          <table:table-cell office:value-type="string">
            <text:p>normal / italic / oblique / inherit</text:p>
          </table:table-cell>
          <table:table-cell table:formula="of:=CONCATENATE([.B119];&quot;|&quot;;[.C119];&quot;|: &quot;;[.D119];&quot;|&quot;)" office:value-type="string" office:string-value="font-style||: normal / italic / oblique / inherit|">
            <text:p>font-style||: normal / italic / oblique / inherit|</text:p>
          </table:table-cell>
        </table:table-row>
        <table:table-row table:style-name="ro1">
          <table:table-cell office:value-type="string">
            <text:p>-variant</text:p>
          </table:table-cell>
          <table:table-cell office:value-type="string">
            <text:p>font-variant</text:p>
          </table:table-cell>
          <table:table-cell/>
          <table:table-cell office:value-type="string">
            <text:p>normal / small-caps / inherit</text:p>
          </table:table-cell>
          <table:table-cell table:formula="of:=CONCATENATE([.B120];&quot;|&quot;;[.C120];&quot;|: &quot;;[.D120];&quot;|&quot;)" office:value-type="string" office:string-value="font-variant||: normal / small-caps / inherit|">
            <text:p>font-variant||: normal / small-caps / inherit|</text:p>
          </table:table-cell>
        </table:table-row>
        <table:table-row table:style-name="ro1">
          <table:table-cell office:value-type="string">
            <text:p>-weight</text:p>
          </table:table-cell>
          <table:table-cell office:value-type="string">
            <text:p>font-weight</text:p>
          </table:table-cell>
          <table:table-cell/>
          <table:table-cell office:value-type="string">
            <text:p>normal / bold / bolder / lighter / 100 / 200 / 300 / 400 / 500 / 600 / 700 / 800 / 900 / inherit</text:p>
          </table:table-cell>
          <table:table-cell table:formula="of:=CONCATENATE([.B121];&quot;|&quot;;[.C121];&quot;|: &quot;;[.D121];&quot;|&quot;)" office:value-type="string" office:string-value="font-weight||: normal / bold / bolder / lighter / 100 / 200 / 300 / 400 / 500 / 600 / 700 / 800 / 900 / inherit|">
            <text:p>font-weight||: normal / bold / bolder / lighter / 100 / 200 / 300 / 400 / 500 / 600 / 700 / 800 / 900 / inherit|</text:p>
          </table:table-cell>
        </table:table-row>
        <table:table-row table:style-name="ro1">
          <table:table-cell office:value-type="string">
            <text:p>-columns</text:p>
          </table:table-cell>
          <table:table-cell office:value-type="string">
            <text:p>grid-columns</text:p>
          </table:table-cell>
          <table:table-cell table:number-columns-repeated="2"/>
          <table:table-cell table:formula="of:=CONCATENATE([.B122];&quot;|&quot;;[.C122];&quot;|: &quot;;[.D122];&quot;|&quot;)" office:value-type="string" office:string-value="grid-columns||: |">
            <text:p>grid-columns||: |</text:p>
          </table:table-cell>
        </table:table-row>
        <table:table-row table:style-name="ro1">
          <table:table-cell office:value-type="string">
            <text:p>-rows</text:p>
          </table:table-cell>
          <table:table-cell office:value-type="string">
            <text:p>grid-rows</text:p>
          </table:table-cell>
          <table:table-cell table:number-columns-repeated="2"/>
          <table:table-cell table:formula="of:=CONCATENATE([.B123];&quot;|&quot;;[.C123];&quot;|: &quot;;[.D123];&quot;|&quot;)" office:value-type="string" office:string-value="grid-rows||: |">
            <text:p>grid-rows||: |</text:p>
          </table:table-cell>
        </table:table-row>
        <table:table-row table:style-name="ro1">
          <table:table-cell office:value-type="string">
            <text:p>-punctuation</text:p>
          </table:table-cell>
          <table:table-cell office:value-type="string">
            <text:p>hanging-punctuation</text:p>
          </table:table-cell>
          <table:table-cell table:number-columns-repeated="2"/>
          <table:table-cell table:formula="of:=CONCATENATE([.B124];&quot;|&quot;;[.C124];&quot;|: &quot;;[.D124];&quot;|&quot;)" office:value-type="string" office:string-value="hanging-punctuation||: |">
            <text:p>hanging-punctuation||: |</text:p>
          </table:table-cell>
        </table:table-row>
        <table:table-row table:style-name="ro1">
          <table:table-cell table:number-columns-repeated="2" office:value-type="string">
            <text:p>height</text:p>
          </table:table-cell>
          <table:table-cell table:number-columns-repeated="2"/>
          <table:table-cell table:formula="of:=CONCATENATE([.B125];&quot;|&quot;;[.C125];&quot;|: &quot;;[.D125];&quot;|&quot;)" office:value-type="string" office:string-value="height||: |">
            <text:p>height||: |</text:p>
          </table:table-cell>
        </table:table-row>
        <table:table-row table:style-name="ro1">
          <table:table-cell office:value-type="string">
            <text:p>-after</text:p>
          </table:table-cell>
          <table:table-cell office:value-type="string">
            <text:p>hyphenate-after</text:p>
          </table:table-cell>
          <table:table-cell table:number-columns-repeated="2"/>
          <table:table-cell table:formula="of:=CONCATENATE([.B126];&quot;|&quot;;[.C126];&quot;|: &quot;;[.D126];&quot;|&quot;)" office:value-type="string" office:string-value="hyphenate-after||: |">
            <text:p>hyphenate-after||: |</text:p>
          </table:table-cell>
        </table:table-row>
        <table:table-row table:style-name="ro1">
          <table:table-cell office:value-type="string">
            <text:p>-before</text:p>
          </table:table-cell>
          <table:table-cell office:value-type="string">
            <text:p>hyphenate-before</text:p>
          </table:table-cell>
          <table:table-cell table:number-columns-repeated="2"/>
          <table:table-cell table:formula="of:=CONCATENATE([.B127];&quot;|&quot;;[.C127];&quot;|: &quot;;[.D127];&quot;|&quot;)" office:value-type="string" office:string-value="hyphenate-before||: |">
            <text:p>hyphenate-before||: |</text:p>
          </table:table-cell>
        </table:table-row>
        <table:table-row table:style-name="ro1">
          <table:table-cell office:value-type="string">
            <text:p>-character</text:p>
          </table:table-cell>
          <table:table-cell office:value-type="string">
            <text:p>hyphenate-character</text:p>
          </table:table-cell>
          <table:table-cell table:number-columns-repeated="2"/>
          <table:table-cell table:formula="of:=CONCATENATE([.B128];&quot;|&quot;;[.C128];&quot;|: &quot;;[.D128];&quot;|&quot;)" office:value-type="string" office:string-value="hyphenate-character||: |">
            <text:p>hyphenate-character||: |</text:p>
          </table:table-cell>
        </table:table-row>
        <table:table-row table:style-name="ro1">
          <table:table-cell office:value-type="string">
            <text:p>-lines</text:p>
          </table:table-cell>
          <table:table-cell office:value-type="string">
            <text:p>hyphenate-lines</text:p>
          </table:table-cell>
          <table:table-cell table:number-columns-repeated="2"/>
          <table:table-cell table:formula="of:=CONCATENATE([.B129];&quot;|&quot;;[.C129];&quot;|: &quot;;[.D129];&quot;|&quot;)" office:value-type="string" office:string-value="hyphenate-lines||: |">
            <text:p>hyphenate-lines||: |</text:p>
          </table:table-cell>
        </table:table-row>
        <table:table-row table:style-name="ro1">
          <table:table-cell office:value-type="string">
            <text:p>-resource</text:p>
          </table:table-cell>
          <table:table-cell office:value-type="string">
            <text:p>hyphenate-resource</text:p>
          </table:table-cell>
          <table:table-cell table:number-columns-repeated="2"/>
          <table:table-cell table:formula="of:=CONCATENATE([.B130];&quot;|&quot;;[.C130];&quot;|: &quot;;[.D130];&quot;|&quot;)" office:value-type="string" office:string-value="hyphenate-resource||: |">
            <text:p>hyphenate-resource||: |</text:p>
          </table:table-cell>
        </table:table-row>
        <table:table-row table:style-name="ro1">
          <table:table-cell table:number-columns-repeated="2" office:value-type="string">
            <text:p>hyphens</text:p>
          </table:table-cell>
          <table:table-cell table:number-columns-repeated="2"/>
          <table:table-cell table:formula="of:=CONCATENATE([.B131];&quot;|&quot;;[.C131];&quot;|: &quot;;[.D131];&quot;|&quot;)" office:value-type="string" office:string-value="hyphens||: |">
            <text:p>hyphens||: |</text:p>
          </table:table-cell>
        </table:table-row>
        <table:table-row table:style-name="ro1">
          <table:table-cell table:number-columns-repeated="2" office:value-type="string">
            <text:p>icon</text:p>
          </table:table-cell>
          <table:table-cell table:number-columns-repeated="2"/>
          <table:table-cell table:formula="of:=CONCATENATE([.B132];&quot;|&quot;;[.C132];&quot;|: &quot;;[.D132];&quot;|&quot;)" office:value-type="string" office:string-value="icon||: |">
            <text:p>icon||: |</text:p>
          </table:table-cell>
        </table:table-row>
        <table:table-row table:style-name="ro1">
          <table:table-cell office:value-type="string">
            <text:p>-orientation</text:p>
          </table:table-cell>
          <table:table-cell office:value-type="string">
            <text:p>image-orientation</text:p>
          </table:table-cell>
          <table:table-cell table:number-columns-repeated="2"/>
          <table:table-cell table:formula="of:=CONCATENATE([.B133];&quot;|&quot;;[.C133];&quot;|: &quot;;[.D133];&quot;|&quot;)" office:value-type="string" office:string-value="image-orientation||: |">
            <text:p>image-orientation||: |</text:p>
          </table:table-cell>
        </table:table-row>
        <table:table-row table:style-name="ro1">
          <table:table-cell office:value-type="string">
            <text:p>-rendering</text:p>
          </table:table-cell>
          <table:table-cell office:value-type="string">
            <text:p>image-rendering</text:p>
          </table:table-cell>
          <table:table-cell table:number-columns-repeated="2"/>
          <table:table-cell table:formula="of:=CONCATENATE([.B134];&quot;|&quot;;[.C134];&quot;|: &quot;;[.D134];&quot;|&quot;)" office:value-type="string" office:string-value="image-rendering||: |">
            <text:p>image-rendering||: |</text:p>
          </table:table-cell>
        </table:table-row>
        <table:table-row table:style-name="ro1">
          <table:table-cell office:value-type="string">
            <text:p>-resolution</text:p>
          </table:table-cell>
          <table:table-cell office:value-type="string">
            <text:p>image-resolution</text:p>
          </table:table-cell>
          <table:table-cell table:number-columns-repeated="2"/>
          <table:table-cell table:formula="of:=CONCATENATE([.B135];&quot;|&quot;;[.C135];&quot;|: &quot;;[.D135];&quot;|&quot;)" office:value-type="string" office:string-value="image-resolution||: |">
            <text:p>image-resolution||: |</text:p>
          </table:table-cell>
        </table:table-row>
        <table:table-row table:style-name="ro1">
          <table:table-cell office:value-type="string">
            <text:p>-align</text:p>
          </table:table-cell>
          <table:table-cell office:value-type="string">
            <text:p>inline-box-align</text:p>
          </table:table-cell>
          <table:table-cell table:number-columns-repeated="2"/>
          <table:table-cell table:formula="of:=CONCATENATE([.B136];&quot;|&quot;;[.C136];&quot;|: &quot;;[.D136];&quot;|&quot;)" office:value-type="string" office:string-value="inline-box-align||: |">
            <text:p>inline-box-align||: |</text:p>
          </table:table-cell>
        </table:table-row>
        <table:table-row table:style-name="ro1">
          <table:table-cell table:number-columns-repeated="2" office:value-type="string">
            <text:p>left</text:p>
          </table:table-cell>
          <table:table-cell table:number-columns-repeated="2"/>
          <table:table-cell table:formula="of:=CONCATENATE([.B137];&quot;|&quot;;[.C137];&quot;|: &quot;;[.D137];&quot;|&quot;)" office:value-type="string" office:string-value="left||: |">
            <text:p>left||: |</text:p>
          </table:table-cell>
        </table:table-row>
        <table:table-row table:style-name="ro1">
          <table:table-cell office:value-type="string">
            <text:p>-spacing</text:p>
          </table:table-cell>
          <table:table-cell office:value-type="string">
            <text:p>letter-spacing</text:p>
          </table:table-cell>
          <table:table-cell table:number-columns-repeated="2"/>
          <table:table-cell table:formula="of:=CONCATENATE([.B138];&quot;|&quot;;[.C138];&quot;|: &quot;;[.D138];&quot;|&quot;)" office:value-type="string" office:string-value="letter-spacing||: |">
            <text:p>letter-spacing||: |</text:p>
          </table:table-cell>
        </table:table-row>
        <table:table-row table:style-name="ro1">
          <table:table-cell office:value-type="string">
            <text:p>-break</text:p>
          </table:table-cell>
          <table:table-cell office:value-type="string">
            <text:p>line-break</text:p>
          </table:table-cell>
          <table:table-cell table:number-columns-repeated="2"/>
          <table:table-cell table:formula="of:=CONCATENATE([.B139];&quot;|&quot;;[.C139];&quot;|: &quot;;[.D139];&quot;|&quot;)" office:value-type="string" office:string-value="line-break||: |">
            <text:p>line-break||: |</text:p>
          </table:table-cell>
        </table:table-row>
        <table:table-row table:style-name="ro1">
          <table:table-cell office:value-type="string">
            <text:p>-height</text:p>
          </table:table-cell>
          <table:table-cell office:value-type="string">
            <text:p>line-height</text:p>
          </table:table-cell>
          <table:table-cell table:number-columns-repeated="2"/>
          <table:table-cell table:formula="of:=CONCATENATE([.B140];&quot;|&quot;;[.C140];&quot;|: &quot;;[.D140];&quot;|&quot;)" office:value-type="string" office:string-value="line-height||: |">
            <text:p>line-height||: |</text:p>
          </table:table-cell>
        </table:table-row>
        <table:table-row table:style-name="ro1">
          <table:table-cell office:value-type="string">
            <text:p>-stacking</text:p>
          </table:table-cell>
          <table:table-cell office:value-type="string">
            <text:p>line-stacking</text:p>
          </table:table-cell>
          <table:table-cell table:number-columns-repeated="2"/>
          <table:table-cell table:formula="of:=CONCATENATE([.B141];&quot;|&quot;;[.C141];&quot;|: &quot;;[.D141];&quot;|&quot;)" office:value-type="string" office:string-value="line-stacking||: |">
            <text:p>line-stacking||: |</text:p>
          </table:table-cell>
        </table:table-row>
        <table:table-row table:style-name="ro1">
          <table:table-cell office:value-type="string">
            <text:p>-ruby</text:p>
          </table:table-cell>
          <table:table-cell office:value-type="string">
            <text:p>line-stacking-ruby</text:p>
          </table:table-cell>
          <table:table-cell table:number-columns-repeated="2"/>
          <table:table-cell table:formula="of:=CONCATENATE([.B142];&quot;|&quot;;[.C142];&quot;|: &quot;;[.D142];&quot;|&quot;)" office:value-type="string" office:string-value="line-stacking-ruby||: |">
            <text:p>line-stacking-ruby||: |</text:p>
          </table:table-cell>
        </table:table-row>
        <table:table-row table:style-name="ro1">
          <table:table-cell office:value-type="string">
            <text:p>-shift</text:p>
          </table:table-cell>
          <table:table-cell office:value-type="string">
            <text:p>line-stacking-shift</text:p>
          </table:table-cell>
          <table:table-cell table:number-columns-repeated="2"/>
          <table:table-cell table:formula="of:=CONCATENATE([.B143];&quot;|&quot;;[.C143];&quot;|: &quot;;[.D143];&quot;|&quot;)" office:value-type="string" office:string-value="line-stacking-shift||: |">
            <text:p>line-stacking-shift||: |</text:p>
          </table:table-cell>
        </table:table-row>
        <table:table-row table:style-name="ro1">
          <table:table-cell office:value-type="string">
            <text:p>-strategy</text:p>
          </table:table-cell>
          <table:table-cell office:value-type="string">
            <text:p>line-stacking-strategy</text:p>
          </table:table-cell>
          <table:table-cell table:number-columns-repeated="2"/>
          <table:table-cell table:formula="of:=CONCATENATE([.B144];&quot;|&quot;;[.C144];&quot;|: &quot;;[.D144];&quot;|&quot;)" office:value-type="string" office:string-value="line-stacking-strategy||: |">
            <text:p>line-stacking-strategy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list-style</text:p>
          </table:table-cell>
          <table:table-cell table:number-columns-repeated="2"/>
          <table:table-cell table:formula="of:=CONCATENATE([.B145];&quot;|&quot;;[.C145];&quot;|: &quot;;[.D145];&quot;|&quot;)" office:value-type="string" office:string-value="list-style||: |">
            <text:p>list-style||: |</text:p>
          </table:table-cell>
        </table:table-row>
        <table:table-row table:style-name="ro1">
          <table:table-cell office:value-type="string">
            <text:p>-image</text:p>
          </table:table-cell>
          <table:table-cell office:value-type="string">
            <text:p>list-style-image</text:p>
          </table:table-cell>
          <table:table-cell table:number-columns-repeated="2"/>
          <table:table-cell table:formula="of:=CONCATENATE([.B146];&quot;|&quot;;[.C146];&quot;|: &quot;;[.D146];&quot;|&quot;)" office:value-type="string" office:string-value="list-style-image||: |">
            <text:p>list-style-image||: |</text:p>
          </table:table-cell>
        </table:table-row>
        <table:table-row table:style-name="ro1">
          <table:table-cell office:value-type="string">
            <text:p>-position</text:p>
          </table:table-cell>
          <table:table-cell office:value-type="string">
            <text:p>list-style-position</text:p>
          </table:table-cell>
          <table:table-cell table:number-columns-repeated="2"/>
          <table:table-cell table:formula="of:=CONCATENATE([.B147];&quot;|&quot;;[.C147];&quot;|: &quot;;[.D147];&quot;|&quot;)" office:value-type="string" office:string-value="list-style-position||: |">
            <text:p>list-style-position||: |</text:p>
          </table:table-cell>
        </table:table-row>
        <table:table-row table:style-name="ro1">
          <table:table-cell office:value-type="string">
            <text:p>-type</text:p>
          </table:table-cell>
          <table:table-cell office:value-type="string">
            <text:p>list-style-type</text:p>
          </table:table-cell>
          <table:table-cell/>
          <table:table-cell office:value-type="string">
            <text:p>none / disc / circle / square / decimal / decimal-leading-zero / lower-roman / upper-roman / lower-greek / lower-alpha (lower-latin) / upper-alpha (upper-latin) / armenian / georgian</text:p>
          </table:table-cell>
          <table:table-cell table:formula="of:=CONCATENATE([.B148];&quot;|&quot;;[.C148];&quot;|: &quot;;[.D148];&quot;|&quot;)" office:value-type="string" office:string-value="list-style-type||: none / disc / circle / square / decimal / decimal-leading-zero / lower-roman / upper-roman / lower-greek / lower-alpha (lower-latin) / upper-alpha (upper-latin) / armenian / georgian|">
            <text:p>list-style-type||: none / disc / circle / square / decimal / decimal-leading-zero / lower-roman / upper-roman / lower-greek / lower-alpha (lower-latin) / upper-alpha (upper-latin) / armenian / georgian|</text:p>
          </table:table-cell>
        </table:table-row>
        <table:table-row table:style-name="ro1">
          <table:table-cell table:number-columns-repeated="2" office:value-type="string">
            <text:p>margin</text:p>
          </table:table-cell>
          <table:table-cell table:number-columns-repeated="2"/>
          <table:table-cell table:formula="of:=CONCATENATE([.B149];&quot;|&quot;;[.C149];&quot;|: &quot;;[.D149];&quot;|&quot;)" office:value-type="string" office:string-value="margin||: |">
            <text:p>margin||: |</text:p>
          </table:table-cell>
        </table:table-row>
        <table:table-row table:style-name="ro1">
          <table:table-cell office:value-type="string">
            <text:p>-bottom</text:p>
          </table:table-cell>
          <table:table-cell office:value-type="string">
            <text:p>margin-bottom</text:p>
          </table:table-cell>
          <table:table-cell table:number-columns-repeated="2"/>
          <table:table-cell table:formula="of:=CONCATENATE([.B150];&quot;|&quot;;[.C150];&quot;|: &quot;;[.D150];&quot;|&quot;)" office:value-type="string" office:string-value="margin-bottom||: |">
            <text:p>margin-bottom||: |</text:p>
          </table:table-cell>
        </table:table-row>
        <table:table-row table:style-name="ro1">
          <table:table-cell office:value-type="string">
            <text:p>-left</text:p>
          </table:table-cell>
          <table:table-cell office:value-type="string">
            <text:p>margin-left</text:p>
          </table:table-cell>
          <table:table-cell table:number-columns-repeated="2"/>
          <table:table-cell table:formula="of:=CONCATENATE([.B151];&quot;|&quot;;[.C151];&quot;|: &quot;;[.D151];&quot;|&quot;)" office:value-type="string" office:string-value="margin-left||: |">
            <text:p>margin-left||: |</text:p>
          </table:table-cell>
        </table:table-row>
        <table:table-row table:style-name="ro1">
          <table:table-cell office:value-type="string">
            <text:p>-right</text:p>
          </table:table-cell>
          <table:table-cell office:value-type="string">
            <text:p>margin-right</text:p>
          </table:table-cell>
          <table:table-cell table:number-columns-repeated="2"/>
          <table:table-cell table:formula="of:=CONCATENATE([.B152];&quot;|&quot;;[.C152];&quot;|: &quot;;[.D152];&quot;|&quot;)" office:value-type="string" office:string-value="margin-right||: |">
            <text:p>margin-right||: |</text:p>
          </table:table-cell>
        </table:table-row>
        <table:table-row table:style-name="ro1">
          <table:table-cell office:value-type="string">
            <text:p>-top</text:p>
          </table:table-cell>
          <table:table-cell office:value-type="string">
            <text:p>margin-top</text:p>
          </table:table-cell>
          <table:table-cell table:number-columns-repeated="2"/>
          <table:table-cell table:formula="of:=CONCATENATE([.B153];&quot;|&quot;;[.C153];&quot;|: &quot;;[.D153];&quot;|&quot;)" office:value-type="string" office:string-value="margin-top||: |">
            <text:p>margin-top||: |</text:p>
          </table:table-cell>
        </table:table-row>
        <table:table-row table:style-name="ro1">
          <table:table-cell office:value-type="string">
            <text:p>-offset</text:p>
          </table:table-cell>
          <table:table-cell office:value-type="string">
            <text:p>marker-offset</text:p>
          </table:table-cell>
          <table:table-cell table:number-columns-repeated="2"/>
          <table:table-cell table:formula="of:=CONCATENATE([.B154];&quot;|&quot;;[.C154];&quot;|: &quot;;[.D154];&quot;|&quot;)" office:value-type="string" office:string-value="marker-offset||: |">
            <text:p>marker-offset||: |</text:p>
          </table:table-cell>
        </table:table-row>
        <table:table-row table:style-name="ro1">
          <table:table-cell table:number-columns-repeated="2" office:value-type="string">
            <text:p>marks</text:p>
          </table:table-cell>
          <table:table-cell table:number-columns-repeated="2"/>
          <table:table-cell table:formula="of:=CONCATENATE([.B155];&quot;|&quot;;[.C155];&quot;|: &quot;;[.D155];&quot;|&quot;)" office:value-type="string" office:string-value="marks||: |">
            <text:p>marks||: |</text:p>
          </table:table-cell>
        </table:table-row>
        <table:table-row table:style-name="ro1">
          <table:table-cell office:value-type="string">
            <text:p>-direction</text:p>
          </table:table-cell>
          <table:table-cell office:value-type="string">
            <text:p>marquee-direction</text:p>
          </table:table-cell>
          <table:table-cell table:number-columns-repeated="2"/>
          <table:table-cell table:formula="of:=CONCATENATE([.B156];&quot;|&quot;;[.C156];&quot;|: &quot;;[.D156];&quot;|&quot;)" office:value-type="string" office:string-value="marquee-direction||: |">
            <text:p>marquee-direction||: |</text:p>
          </table:table-cell>
        </table:table-row>
        <table:table-row table:style-name="ro1">
          <table:table-cell office:value-type="string">
            <text:p>-loop</text:p>
          </table:table-cell>
          <table:table-cell office:value-type="string">
            <text:p>marquee-loop</text:p>
          </table:table-cell>
          <table:table-cell table:number-columns-repeated="2"/>
          <table:table-cell table:formula="of:=CONCATENATE([.B157];&quot;|&quot;;[.C157];&quot;|: &quot;;[.D157];&quot;|&quot;)" office:value-type="string" office:string-value="marquee-loop||: |">
            <text:p>marquee-loop||: |</text:p>
          </table:table-cell>
        </table:table-row>
        <table:table-row table:style-name="ro1">
          <table:table-cell office:value-type="string">
            <text:p>-count</text:p>
          </table:table-cell>
          <table:table-cell office:value-type="string">
            <text:p>marquee-play-count</text:p>
          </table:table-cell>
          <table:table-cell table:number-columns-repeated="2"/>
          <table:table-cell table:formula="of:=CONCATENATE([.B158];&quot;|&quot;;[.C158];&quot;|: &quot;;[.D158];&quot;|&quot;)" office:value-type="string" office:string-value="marquee-play-count||: |">
            <text:p>marquee-play-count||: |</text:p>
          </table:table-cell>
        </table:table-row>
        <table:table-row table:style-name="ro1">
          <table:table-cell office:value-type="string">
            <text:p>-speed</text:p>
          </table:table-cell>
          <table:table-cell office:value-type="string">
            <text:p>marquee-speed</text:p>
          </table:table-cell>
          <table:table-cell table:number-columns-repeated="2"/>
          <table:table-cell table:formula="of:=CONCATENATE([.B159];&quot;|&quot;;[.C159];&quot;|: &quot;;[.D159];&quot;|&quot;)" office:value-type="string" office:string-value="marquee-speed||: |">
            <text:p>marquee-speed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marquee-style</text:p>
          </table:table-cell>
          <table:table-cell table:number-columns-repeated="2"/>
          <table:table-cell table:formula="of:=CONCATENATE([.B160];&quot;|&quot;;[.C160];&quot;|: &quot;;[.D160];&quot;|&quot;)" office:value-type="string" office:string-value="marquee-style||: |">
            <text:p>marquee-style||: |</text:p>
          </table:table-cell>
        </table:table-row>
        <table:table-row table:style-name="ro1">
          <table:table-cell office:value-type="string">
            <text:p>-height</text:p>
          </table:table-cell>
          <table:table-cell office:value-type="string">
            <text:p>max-height</text:p>
          </table:table-cell>
          <table:table-cell table:number-columns-repeated="2"/>
          <table:table-cell table:formula="of:=CONCATENATE([.B161];&quot;|&quot;;[.C161];&quot;|: &quot;;[.D161];&quot;|&quot;)" office:value-type="string" office:string-value="max-height||: |">
            <text:p>max-height||: 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max-width</text:p>
          </table:table-cell>
          <table:table-cell table:number-columns-repeated="2"/>
          <table:table-cell table:formula="of:=CONCATENATE([.B162];&quot;|&quot;;[.C162];&quot;|: &quot;;[.D162];&quot;|&quot;)" office:value-type="string" office:string-value="max-width||: |">
            <text:p>max-width||: |</text:p>
          </table:table-cell>
        </table:table-row>
        <table:table-row table:style-name="ro1">
          <table:table-cell office:value-type="string">
            <text:p>-height</text:p>
          </table:table-cell>
          <table:table-cell office:value-type="string">
            <text:p>min-height</text:p>
          </table:table-cell>
          <table:table-cell table:number-columns-repeated="2"/>
          <table:table-cell table:formula="of:=CONCATENATE([.B163];&quot;|&quot;;[.C163];&quot;|: &quot;;[.D163];&quot;|&quot;)" office:value-type="string" office:string-value="min-height||: |">
            <text:p>min-height||: 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min-width</text:p>
          </table:table-cell>
          <table:table-cell table:number-columns-repeated="2"/>
          <table:table-cell table:formula="of:=CONCATENATE([.B164];&quot;|&quot;;[.C164];&quot;|: &quot;;[.D164];&quot;|&quot;)" office:value-type="string" office:string-value="min-width||: |">
            <text:p>min-width||: |</text:p>
          </table:table-cell>
        </table:table-row>
        <table:table-row table:style-name="ro1">
          <table:table-cell office:value-type="string">
            <text:p>-to</text:p>
          </table:table-cell>
          <table:table-cell office:value-type="string">
            <text:p>move-to</text:p>
          </table:table-cell>
          <table:table-cell table:number-columns-repeated="2"/>
          <table:table-cell table:formula="of:=CONCATENATE([.B165];&quot;|&quot;;[.C165];&quot;|: &quot;;[.D165];&quot;|&quot;)" office:value-type="string" office:string-value="move-to||: |">
            <text:p>move-to||: |</text:p>
          </table:table-cell>
        </table:table-row>
        <table:table-row table:style-name="ro1">
          <table:table-cell office:value-type="string">
            <text:p>-down</text:p>
          </table:table-cell>
          <table:table-cell office:value-type="string">
            <text:p>nav-down</text:p>
          </table:table-cell>
          <table:table-cell table:number-columns-repeated="2"/>
          <table:table-cell table:formula="of:=CONCATENATE([.B166];&quot;|&quot;;[.C166];&quot;|: &quot;;[.D166];&quot;|&quot;)" office:value-type="string" office:string-value="nav-down||: |">
            <text:p>nav-down||: |</text:p>
          </table:table-cell>
        </table:table-row>
        <table:table-row table:style-name="ro1">
          <table:table-cell office:value-type="string">
            <text:p>-index</text:p>
          </table:table-cell>
          <table:table-cell office:value-type="string">
            <text:p>nav-index</text:p>
          </table:table-cell>
          <table:table-cell table:number-columns-repeated="2"/>
          <table:table-cell table:formula="of:=CONCATENATE([.B167];&quot;|&quot;;[.C167];&quot;|: &quot;;[.D167];&quot;|&quot;)" office:value-type="string" office:string-value="nav-index||: |">
            <text:p>nav-index||: |</text:p>
          </table:table-cell>
        </table:table-row>
        <table:table-row table:style-name="ro1">
          <table:table-cell office:value-type="string">
            <text:p>-left</text:p>
          </table:table-cell>
          <table:table-cell office:value-type="string">
            <text:p>nav-left</text:p>
          </table:table-cell>
          <table:table-cell table:number-columns-repeated="2"/>
          <table:table-cell table:formula="of:=CONCATENATE([.B168];&quot;|&quot;;[.C168];&quot;|: &quot;;[.D168];&quot;|&quot;)" office:value-type="string" office:string-value="nav-left||: |">
            <text:p>nav-left||: |</text:p>
          </table:table-cell>
        </table:table-row>
        <table:table-row table:style-name="ro1">
          <table:table-cell office:value-type="string">
            <text:p>-right</text:p>
          </table:table-cell>
          <table:table-cell office:value-type="string">
            <text:p>nav-right</text:p>
          </table:table-cell>
          <table:table-cell table:number-columns-repeated="2"/>
          <table:table-cell table:formula="of:=CONCATENATE([.B169];&quot;|&quot;;[.C169];&quot;|: &quot;;[.D169];&quot;|&quot;)" office:value-type="string" office:string-value="nav-right||: |">
            <text:p>nav-right||: |</text:p>
          </table:table-cell>
        </table:table-row>
        <table:table-row table:style-name="ro1">
          <table:table-cell office:value-type="string">
            <text:p>-up</text:p>
          </table:table-cell>
          <table:table-cell office:value-type="string">
            <text:p>nav-up</text:p>
          </table:table-cell>
          <table:table-cell table:number-columns-repeated="2"/>
          <table:table-cell table:formula="of:=CONCATENATE([.B170];&quot;|&quot;;[.C170];&quot;|: &quot;;[.D170];&quot;|&quot;)" office:value-type="string" office:string-value="nav-up||: |">
            <text:p>nav-up||: |</text:p>
          </table:table-cell>
        </table:table-row>
        <table:table-row table:style-name="ro1">
          <table:table-cell table:number-columns-repeated="2" office:value-type="string">
            <text:p>opacity</text:p>
          </table:table-cell>
          <table:table-cell table:number-columns-repeated="2"/>
          <table:table-cell table:formula="of:=CONCATENATE([.B171];&quot;|&quot;;[.C171];&quot;|: &quot;;[.D171];&quot;|&quot;)" office:value-type="string" office:string-value="opacity||: |">
            <text:p>opacity||: |</text:p>
          </table:table-cell>
        </table:table-row>
        <table:table-row table:style-name="ro1">
          <table:table-cell table:number-columns-repeated="2" office:value-type="string">
            <text:p>orphans</text:p>
          </table:table-cell>
          <table:table-cell table:number-columns-repeated="2"/>
          <table:table-cell table:formula="of:=CONCATENATE([.B172];&quot;|&quot;;[.C172];&quot;|: &quot;;[.D172];&quot;|&quot;)" office:value-type="string" office:string-value="orphans||: |">
            <text:p>orphans||: |</text:p>
          </table:table-cell>
        </table:table-row>
        <table:table-row table:style-name="ro1">
          <table:table-cell table:number-columns-repeated="2" office:value-type="string">
            <text:p>outline</text:p>
          </table:table-cell>
          <table:table-cell table:number-columns-repeated="2"/>
          <table:table-cell table:formula="of:=CONCATENATE([.B173];&quot;|&quot;;[.C173];&quot;|: &quot;;[.D173];&quot;|&quot;)" office:value-type="string" office:string-value="outline||: |">
            <text:p>outline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outline-color</text:p>
          </table:table-cell>
          <table:table-cell table:number-columns-repeated="2"/>
          <table:table-cell table:formula="of:=CONCATENATE([.B174];&quot;|&quot;;[.C174];&quot;|: &quot;;[.D174];&quot;|&quot;)" office:value-type="string" office:string-value="outline-color||: |">
            <text:p>outline-color||: |</text:p>
          </table:table-cell>
        </table:table-row>
        <table:table-row table:style-name="ro1">
          <table:table-cell office:value-type="string">
            <text:p>-offset</text:p>
          </table:table-cell>
          <table:table-cell office:value-type="string">
            <text:p>outline-offset</text:p>
          </table:table-cell>
          <table:table-cell table:number-columns-repeated="2"/>
          <table:table-cell table:formula="of:=CONCATENATE([.B175];&quot;|&quot;;[.C175];&quot;|: &quot;;[.D175];&quot;|&quot;)" office:value-type="string" office:string-value="outline-offset||: |">
            <text:p>outline-offset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outline-style</text:p>
          </table:table-cell>
          <table:table-cell table:number-columns-repeated="2"/>
          <table:table-cell table:formula="of:=CONCATENATE([.B176];&quot;|&quot;;[.C176];&quot;|: &quot;;[.D176];&quot;|&quot;)" office:value-type="string" office:string-value="outline-style||: |">
            <text:p>outline-style||: |</text:p>
          </table:table-cell>
        </table:table-row>
        <table:table-row table:style-name="ro1">
          <table:table-cell office:value-type="string">
            <text:p>-width</text:p>
          </table:table-cell>
          <table:table-cell office:value-type="string">
            <text:p>outline-width</text:p>
          </table:table-cell>
          <table:table-cell table:number-columns-repeated="2"/>
          <table:table-cell table:formula="of:=CONCATENATE([.B177];&quot;|&quot;;[.C177];&quot;|: &quot;;[.D177];&quot;|&quot;)" office:value-type="string" office:string-value="outline-width||: |">
            <text:p>outline-width||: |</text:p>
          </table:table-cell>
        </table:table-row>
        <table:table-row table:style-name="ro1">
          <table:table-cell table:number-columns-repeated="2" office:value-type="string">
            <text:p>overflow</text:p>
          </table:table-cell>
          <table:table-cell/>
          <table:table-cell office:value-type="string">
            <text:p>visible / hidden / scroll / auto</text:p>
          </table:table-cell>
          <table:table-cell table:formula="of:=CONCATENATE([.B178];&quot;|&quot;;[.C178];&quot;|: &quot;;[.D178];&quot;|&quot;)" office:value-type="string" office:string-value="overflow||: visible / hidden / scroll / auto|">
            <text:p>overflow||: visible / hidden / scroll / auto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overflow-style</text:p>
          </table:table-cell>
          <table:table-cell table:number-columns-repeated="2"/>
          <table:table-cell table:formula="of:=CONCATENATE([.B179];&quot;|&quot;;[.C179];&quot;|: &quot;;[.D179];&quot;|&quot;)" office:value-type="string" office:string-value="overflow-style||: |">
            <text:p>overflow-style||: |</text:p>
          </table:table-cell>
        </table:table-row>
        <table:table-row table:style-name="ro1">
          <table:table-cell office:value-type="string">
            <text:p>-wrap</text:p>
          </table:table-cell>
          <table:table-cell office:value-type="string">
            <text:p>overflow-wrap</text:p>
          </table:table-cell>
          <table:table-cell table:number-columns-repeated="2"/>
          <table:table-cell table:formula="of:=CONCATENATE([.B180];&quot;|&quot;;[.C180];&quot;|: &quot;;[.D180];&quot;|&quot;)" office:value-type="string" office:string-value="overflow-wrap||: |">
            <text:p>overflow-wrap||: |</text:p>
          </table:table-cell>
        </table:table-row>
        <table:table-row table:style-name="ro1">
          <table:table-cell office:value-type="string">
            <text:p>-x</text:p>
          </table:table-cell>
          <table:table-cell office:value-type="string">
            <text:p>overflow-x</text:p>
          </table:table-cell>
          <table:table-cell table:number-columns-repeated="2"/>
          <table:table-cell table:formula="of:=CONCATENATE([.B181];&quot;|&quot;;[.C181];&quot;|: &quot;;[.D181];&quot;|&quot;)" office:value-type="string" office:string-value="overflow-x||: |">
            <text:p>overflow-x||: |</text:p>
          </table:table-cell>
        </table:table-row>
        <table:table-row table:style-name="ro1">
          <table:table-cell office:value-type="string">
            <text:p>-y</text:p>
          </table:table-cell>
          <table:table-cell office:value-type="string">
            <text:p>overflow-y</text:p>
          </table:table-cell>
          <table:table-cell table:number-columns-repeated="2"/>
          <table:table-cell table:formula="of:=CONCATENATE([.B182];&quot;|&quot;;[.C182];&quot;|: &quot;;[.D182];&quot;|&quot;)" office:value-type="string" office:string-value="overflow-y||: |">
            <text:p>overflow-y||: |</text:p>
          </table:table-cell>
        </table:table-row>
        <table:table-row table:style-name="ro1">
          <table:table-cell table:number-columns-repeated="2" office:value-type="string">
            <text:p>padding</text:p>
          </table:table-cell>
          <table:table-cell table:number-columns-repeated="2"/>
          <table:table-cell table:formula="of:=CONCATENATE([.B183];&quot;|&quot;;[.C183];&quot;|: &quot;;[.D183];&quot;|&quot;)" office:value-type="string" office:string-value="padding||: |">
            <text:p>padding||: |</text:p>
          </table:table-cell>
        </table:table-row>
        <table:table-row table:style-name="ro1">
          <table:table-cell office:value-type="string">
            <text:p>-bottom</text:p>
          </table:table-cell>
          <table:table-cell office:value-type="string">
            <text:p>padding-bottom</text:p>
          </table:table-cell>
          <table:table-cell table:number-columns-repeated="2"/>
          <table:table-cell table:formula="of:=CONCATENATE([.B184];&quot;|&quot;;[.C184];&quot;|: &quot;;[.D184];&quot;|&quot;)" office:value-type="string" office:string-value="padding-bottom||: |">
            <text:p>padding-bottom||: |</text:p>
          </table:table-cell>
        </table:table-row>
        <table:table-row table:style-name="ro1">
          <table:table-cell office:value-type="string">
            <text:p>-left</text:p>
          </table:table-cell>
          <table:table-cell office:value-type="string">
            <text:p>padding-left</text:p>
          </table:table-cell>
          <table:table-cell table:number-columns-repeated="2"/>
          <table:table-cell table:formula="of:=CONCATENATE([.B185];&quot;|&quot;;[.C185];&quot;|: &quot;;[.D185];&quot;|&quot;)" office:value-type="string" office:string-value="padding-left||: |">
            <text:p>padding-left||: |</text:p>
          </table:table-cell>
        </table:table-row>
        <table:table-row table:style-name="ro1">
          <table:table-cell office:value-type="string">
            <text:p>-right</text:p>
          </table:table-cell>
          <table:table-cell office:value-type="string">
            <text:p>padding-right</text:p>
          </table:table-cell>
          <table:table-cell table:number-columns-repeated="2"/>
          <table:table-cell table:formula="of:=CONCATENATE([.B186];&quot;|&quot;;[.C186];&quot;|: &quot;;[.D186];&quot;|&quot;)" office:value-type="string" office:string-value="padding-right||: |">
            <text:p>padding-right||: |</text:p>
          </table:table-cell>
        </table:table-row>
        <table:table-row table:style-name="ro1">
          <table:table-cell office:value-type="string">
            <text:p>-top</text:p>
          </table:table-cell>
          <table:table-cell office:value-type="string">
            <text:p>padding-top</text:p>
          </table:table-cell>
          <table:table-cell table:number-columns-repeated="2"/>
          <table:table-cell table:formula="of:=CONCATENATE([.B187];&quot;|&quot;;[.C187];&quot;|: &quot;;[.D187];&quot;|&quot;)" office:value-type="string" office:string-value="padding-top||: |">
            <text:p>padding-top||: |</text:p>
          </table:table-cell>
        </table:table-row>
        <table:table-row table:style-name="ro1">
          <table:table-cell table:number-columns-repeated="2" office:value-type="string">
            <text:p>page</text:p>
          </table:table-cell>
          <table:table-cell table:number-columns-repeated="2"/>
          <table:table-cell table:formula="of:=CONCATENATE([.B188];&quot;|&quot;;[.C188];&quot;|: &quot;;[.D188];&quot;|&quot;)" office:value-type="string" office:string-value="page||: |">
            <text:p>page||: |</text:p>
          </table:table-cell>
        </table:table-row>
        <table:table-row table:style-name="ro1">
          <table:table-cell office:value-type="string">
            <text:p>-after</text:p>
          </table:table-cell>
          <table:table-cell office:value-type="string">
            <text:p>page-break-after</text:p>
          </table:table-cell>
          <table:table-cell table:number-columns-repeated="2"/>
          <table:table-cell table:formula="of:=CONCATENATE([.B189];&quot;|&quot;;[.C189];&quot;|: &quot;;[.D189];&quot;|&quot;)" office:value-type="string" office:string-value="page-break-after||: |">
            <text:p>page-break-after||: |</text:p>
          </table:table-cell>
        </table:table-row>
        <table:table-row table:style-name="ro1">
          <table:table-cell office:value-type="string">
            <text:p>-before</text:p>
          </table:table-cell>
          <table:table-cell office:value-type="string">
            <text:p>page-break-before</text:p>
          </table:table-cell>
          <table:table-cell table:number-columns-repeated="2"/>
          <table:table-cell table:formula="of:=CONCATENATE([.B190];&quot;|&quot;;[.C190];&quot;|: &quot;;[.D190];&quot;|&quot;)" office:value-type="string" office:string-value="page-break-before||: |">
            <text:p>page-break-before||: |</text:p>
          </table:table-cell>
        </table:table-row>
        <table:table-row table:style-name="ro1">
          <table:table-cell office:value-type="string">
            <text:p>-inside</text:p>
          </table:table-cell>
          <table:table-cell office:value-type="string">
            <text:p>page-break-inside</text:p>
          </table:table-cell>
          <table:table-cell table:number-columns-repeated="2"/>
          <table:table-cell table:formula="of:=CONCATENATE([.B191];&quot;|&quot;;[.C191];&quot;|: &quot;;[.D191];&quot;|&quot;)" office:value-type="string" office:string-value="page-break-inside||: |">
            <text:p>page-break-inside||: |</text:p>
          </table:table-cell>
        </table:table-row>
        <table:table-row table:style-name="ro1">
          <table:table-cell office:value-type="string">
            <text:p>-policy</text:p>
          </table:table-cell>
          <table:table-cell office:value-type="string">
            <text:p>page-policy</text:p>
          </table:table-cell>
          <table:table-cell table:number-columns-repeated="2"/>
          <table:table-cell table:formula="of:=CONCATENATE([.B192];&quot;|&quot;;[.C192];&quot;|: &quot;;[.D192];&quot;|&quot;)" office:value-type="string" office:string-value="page-policy||: |">
            <text:p>page-policy||: |</text:p>
          </table:table-cell>
        </table:table-row>
        <table:table-row table:style-name="ro1">
          <table:table-cell table:number-columns-repeated="2" office:value-type="string">
            <text:p>pause</text:p>
          </table:table-cell>
          <table:table-cell table:number-columns-repeated="2"/>
          <table:table-cell table:formula="of:=CONCATENATE([.B193];&quot;|&quot;;[.C193];&quot;|: &quot;;[.D193];&quot;|&quot;)" office:value-type="string" office:string-value="pause||: |">
            <text:p>pause||: |</text:p>
          </table:table-cell>
        </table:table-row>
        <table:table-row table:style-name="ro1">
          <table:table-cell office:value-type="string">
            <text:p>-after</text:p>
          </table:table-cell>
          <table:table-cell office:value-type="string">
            <text:p>pause-after</text:p>
          </table:table-cell>
          <table:table-cell table:number-columns-repeated="2"/>
          <table:table-cell table:formula="of:=CONCATENATE([.B194];&quot;|&quot;;[.C194];&quot;|: &quot;;[.D194];&quot;|&quot;)" office:value-type="string" office:string-value="pause-after||: |">
            <text:p>pause-after||: |</text:p>
          </table:table-cell>
        </table:table-row>
        <table:table-row table:style-name="ro1">
          <table:table-cell office:value-type="string">
            <text:p>-before</text:p>
          </table:table-cell>
          <table:table-cell office:value-type="string">
            <text:p>pause-before</text:p>
          </table:table-cell>
          <table:table-cell table:number-columns-repeated="2"/>
          <table:table-cell table:formula="of:=CONCATENATE([.B195];&quot;|&quot;;[.C195];&quot;|: &quot;;[.D195];&quot;|&quot;)" office:value-type="string" office:string-value="pause-before||: |">
            <text:p>pause-before||: |</text:p>
          </table:table-cell>
        </table:table-row>
        <table:table-row table:style-name="ro1">
          <table:table-cell table:number-columns-repeated="2" office:value-type="string">
            <text:p>perspective</text:p>
          </table:table-cell>
          <table:table-cell table:number-columns-repeated="2"/>
          <table:table-cell table:formula="of:=CONCATENATE([.B196];&quot;|&quot;;[.C196];&quot;|: &quot;;[.D196];&quot;|&quot;)" office:value-type="string" office:string-value="perspective||: |">
            <text:p>perspective||: |</text:p>
          </table:table-cell>
        </table:table-row>
        <table:table-row table:style-name="ro1">
          <table:table-cell office:value-type="string">
            <text:p>-origin</text:p>
          </table:table-cell>
          <table:table-cell office:value-type="string">
            <text:p>perspective-origin</text:p>
          </table:table-cell>
          <table:table-cell table:number-columns-repeated="2"/>
          <table:table-cell table:formula="of:=CONCATENATE([.B197];&quot;|&quot;;[.C197];&quot;|: &quot;;[.D197];&quot;|&quot;)" office:value-type="string" office:string-value="perspective-origin||: |">
            <text:p>perspective-origin||: |</text:p>
          </table:table-cell>
        </table:table-row>
        <table:table-row table:style-name="ro1">
          <table:table-cell table:number-columns-repeated="2" office:value-type="string">
            <text:p>phonemes</text:p>
          </table:table-cell>
          <table:table-cell table:number-columns-repeated="2"/>
          <table:table-cell table:formula="of:=CONCATENATE([.B198];&quot;|&quot;;[.C198];&quot;|: &quot;;[.D198];&quot;|&quot;)" office:value-type="string" office:string-value="phonemes||: |">
            <text:p>phonemes||: |</text:p>
          </table:table-cell>
        </table:table-row>
        <table:table-row table:style-name="ro1">
          <table:table-cell table:number-columns-repeated="2" office:value-type="string">
            <text:p>pitch</text:p>
          </table:table-cell>
          <table:table-cell table:number-columns-repeated="2"/>
          <table:table-cell table:formula="of:=CONCATENATE([.B199];&quot;|&quot;;[.C199];&quot;|: &quot;;[.D199];&quot;|&quot;)" office:value-type="string" office:string-value="pitch||: |">
            <text:p>pitch||: |</text:p>
          </table:table-cell>
        </table:table-row>
        <table:table-row table:style-name="ro1">
          <table:table-cell office:value-type="string">
            <text:p>-range</text:p>
          </table:table-cell>
          <table:table-cell office:value-type="string">
            <text:p>pitch-range</text:p>
          </table:table-cell>
          <table:table-cell table:number-columns-repeated="2"/>
          <table:table-cell table:formula="of:=CONCATENATE([.B200];&quot;|&quot;;[.C200];&quot;|: &quot;;[.D200];&quot;|&quot;)" office:value-type="string" office:string-value="pitch-range||: |">
            <text:p>pitch-range||: |</text:p>
          </table:table-cell>
        </table:table-row>
        <table:table-row table:style-name="ro1">
          <table:table-cell office:value-type="string">
            <text:p>-during</text:p>
          </table:table-cell>
          <table:table-cell office:value-type="string">
            <text:p>play-during</text:p>
          </table:table-cell>
          <table:table-cell table:number-columns-repeated="2"/>
          <table:table-cell table:formula="of:=CONCATENATE([.B201];&quot;|&quot;;[.C201];&quot;|: &quot;;[.D201];&quot;|&quot;)" office:value-type="string" office:string-value="play-during||: |">
            <text:p>play-during||: |</text:p>
          </table:table-cell>
        </table:table-row>
        <table:table-row table:style-name="ro1">
          <table:table-cell table:number-columns-repeated="2" office:value-type="string">
            <text:p>position</text:p>
          </table:table-cell>
          <table:table-cell/>
          <table:table-cell office:value-type="string">
            <text:p>static / relative / absolute / fixed / inherit</text:p>
          </table:table-cell>
          <table:table-cell table:formula="of:=CONCATENATE([.B202];&quot;|&quot;;[.C202];&quot;|: &quot;;[.D202];&quot;|&quot;)" office:value-type="string" office:string-value="position||: static / relative / absolute / fixed / inherit|">
            <text:p>position||: static / relative / absolute / fixed / inherit|</text:p>
          </table:table-cell>
        </table:table-row>
        <table:table-row table:style-name="ro1">
          <table:table-cell office:value-type="string">
            <text:p>-level</text:p>
          </table:table-cell>
          <table:table-cell office:value-type="string">
            <text:p>presentation-level</text:p>
          </table:table-cell>
          <table:table-cell table:number-columns-repeated="2"/>
          <table:table-cell table:formula="of:=CONCATENATE([.B203];&quot;|&quot;;[.C203];&quot;|: &quot;;[.D203];&quot;|&quot;)" office:value-type="string" office:string-value="presentation-level||: |">
            <text:p>presentation-level||: |</text:p>
          </table:table-cell>
        </table:table-row>
        <table:table-row table:style-name="ro1">
          <table:table-cell office:value-type="string">
            <text:p>-trim</text:p>
          </table:table-cell>
          <table:table-cell office:value-type="string">
            <text:p>punctuation-trim</text:p>
          </table:table-cell>
          <table:table-cell table:number-columns-repeated="2"/>
          <table:table-cell table:formula="of:=CONCATENATE([.B204];&quot;|&quot;;[.C204];&quot;|: &quot;;[.D204];&quot;|&quot;)" office:value-type="string" office:string-value="punctuation-trim||: |">
            <text:p>punctuation-trim||: |</text:p>
          </table:table-cell>
        </table:table-row>
        <table:table-row table:style-name="ro1">
          <table:table-cell table:number-columns-repeated="2" office:value-type="string">
            <text:p>quotes</text:p>
          </table:table-cell>
          <table:table-cell table:number-columns-repeated="2"/>
          <table:table-cell table:formula="of:=CONCATENATE([.B205];&quot;|&quot;;[.C205];&quot;|: &quot;;[.D205];&quot;|&quot;)" office:value-type="string" office:string-value="quotes||: |">
            <text:p>quotes||: |</text:p>
          </table:table-cell>
        </table:table-row>
        <table:table-row table:style-name="ro1">
          <table:table-cell office:value-type="string">
            <text:p>-intent</text:p>
          </table:table-cell>
          <table:table-cell office:value-type="string">
            <text:p>rendering-intent</text:p>
          </table:table-cell>
          <table:table-cell table:number-columns-repeated="2"/>
          <table:table-cell table:formula="of:=CONCATENATE([.B206];&quot;|&quot;;[.C206];&quot;|: &quot;;[.D206];&quot;|&quot;)" office:value-type="string" office:string-value="rendering-intent||: |">
            <text:p>rendering-intent||: |</text:p>
          </table:table-cell>
        </table:table-row>
        <table:table-row table:style-name="ro1">
          <table:table-cell table:number-columns-repeated="2" office:value-type="string">
            <text:p>resize</text:p>
          </table:table-cell>
          <table:table-cell table:number-columns-repeated="2"/>
          <table:table-cell table:formula="of:=CONCATENATE([.B207];&quot;|&quot;;[.C207];&quot;|: &quot;;[.D207];&quot;|&quot;)" office:value-type="string" office:string-value="resize||: |">
            <text:p>resize||: |</text:p>
          </table:table-cell>
        </table:table-row>
        <table:table-row table:style-name="ro1">
          <table:table-cell table:number-columns-repeated="2" office:value-type="string">
            <text:p>rest</text:p>
          </table:table-cell>
          <table:table-cell table:number-columns-repeated="2"/>
          <table:table-cell table:formula="of:=CONCATENATE([.B208];&quot;|&quot;;[.C208];&quot;|: &quot;;[.D208];&quot;|&quot;)" office:value-type="string" office:string-value="rest||: |">
            <text:p>rest||: |</text:p>
          </table:table-cell>
        </table:table-row>
        <table:table-row table:style-name="ro1">
          <table:table-cell office:value-type="string">
            <text:p>-after</text:p>
          </table:table-cell>
          <table:table-cell office:value-type="string">
            <text:p>rest-after</text:p>
          </table:table-cell>
          <table:table-cell table:number-columns-repeated="2"/>
          <table:table-cell table:formula="of:=CONCATENATE([.B209];&quot;|&quot;;[.C209];&quot;|: &quot;;[.D209];&quot;|&quot;)" office:value-type="string" office:string-value="rest-after||: |">
            <text:p>rest-after||: |</text:p>
          </table:table-cell>
        </table:table-row>
        <table:table-row table:style-name="ro1">
          <table:table-cell office:value-type="string">
            <text:p>-before</text:p>
          </table:table-cell>
          <table:table-cell office:value-type="string">
            <text:p>rest-before</text:p>
          </table:table-cell>
          <table:table-cell table:number-columns-repeated="2"/>
          <table:table-cell table:formula="of:=CONCATENATE([.B210];&quot;|&quot;;[.C210];&quot;|: &quot;;[.D210];&quot;|&quot;)" office:value-type="string" office:string-value="rest-before||: |">
            <text:p>rest-before||: |</text:p>
          </table:table-cell>
        </table:table-row>
        <table:table-row table:style-name="ro1">
          <table:table-cell table:number-columns-repeated="2" office:value-type="string">
            <text:p>richness</text:p>
          </table:table-cell>
          <table:table-cell table:number-columns-repeated="2"/>
          <table:table-cell table:formula="of:=CONCATENATE([.B211];&quot;|&quot;;[.C211];&quot;|: &quot;;[.D211];&quot;|&quot;)" office:value-type="string" office:string-value="richness||: |">
            <text:p>richness||: |</text:p>
          </table:table-cell>
        </table:table-row>
        <table:table-row table:style-name="ro1">
          <table:table-cell table:number-columns-repeated="2" office:value-type="string">
            <text:p>right</text:p>
          </table:table-cell>
          <table:table-cell table:number-columns-repeated="2"/>
          <table:table-cell table:formula="of:=CONCATENATE([.B212];&quot;|&quot;;[.C212];&quot;|: &quot;;[.D212];&quot;|&quot;)" office:value-type="string" office:string-value="right||: |">
            <text:p>right||: |</text:p>
          </table:table-cell>
        </table:table-row>
        <table:table-row table:style-name="ro1">
          <table:table-cell table:number-columns-repeated="2" office:value-type="string">
            <text:p>rotation</text:p>
          </table:table-cell>
          <table:table-cell table:number-columns-repeated="2"/>
          <table:table-cell table:formula="of:=CONCATENATE([.B213];&quot;|&quot;;[.C213];&quot;|: &quot;;[.D213];&quot;|&quot;)" office:value-type="string" office:string-value="rotation||: |">
            <text:p>rotation||: |</text:p>
          </table:table-cell>
        </table:table-row>
        <table:table-row table:style-name="ro1">
          <table:table-cell office:value-type="string">
            <text:p>-point</text:p>
          </table:table-cell>
          <table:table-cell office:value-type="string">
            <text:p>rotation-point</text:p>
          </table:table-cell>
          <table:table-cell table:number-columns-repeated="2"/>
          <table:table-cell table:formula="of:=CONCATENATE([.B214];&quot;|&quot;;[.C214];&quot;|: &quot;;[.D214];&quot;|&quot;)" office:value-type="string" office:string-value="rotation-point||: |">
            <text:p>rotation-point||: |</text:p>
          </table:table-cell>
        </table:table-row>
        <table:table-row table:style-name="ro1">
          <table:table-cell office:value-type="string">
            <text:p>-align</text:p>
          </table:table-cell>
          <table:table-cell office:value-type="string">
            <text:p>ruby-align</text:p>
          </table:table-cell>
          <table:table-cell table:number-columns-repeated="2"/>
          <table:table-cell table:formula="of:=CONCATENATE([.B215];&quot;|&quot;;[.C215];&quot;|: &quot;;[.D215];&quot;|&quot;)" office:value-type="string" office:string-value="ruby-align||: |">
            <text:p>ruby-align||: |</text:p>
          </table:table-cell>
        </table:table-row>
        <table:table-row table:style-name="ro1">
          <table:table-cell office:value-type="string">
            <text:p>-overhang</text:p>
          </table:table-cell>
          <table:table-cell office:value-type="string">
            <text:p>ruby-overhang</text:p>
          </table:table-cell>
          <table:table-cell table:number-columns-repeated="2"/>
          <table:table-cell table:formula="of:=CONCATENATE([.B216];&quot;|&quot;;[.C216];&quot;|: &quot;;[.D216];&quot;|&quot;)" office:value-type="string" office:string-value="ruby-overhang||: |">
            <text:p>ruby-overhang||: |</text:p>
          </table:table-cell>
        </table:table-row>
        <table:table-row table:style-name="ro1">
          <table:table-cell office:value-type="string">
            <text:p>-position</text:p>
          </table:table-cell>
          <table:table-cell office:value-type="string">
            <text:p>ruby-position</text:p>
          </table:table-cell>
          <table:table-cell table:number-columns-repeated="2"/>
          <table:table-cell table:formula="of:=CONCATENATE([.B217];&quot;|&quot;;[.C217];&quot;|: &quot;;[.D217];&quot;|&quot;)" office:value-type="string" office:string-value="ruby-position||: |">
            <text:p>ruby-position||: |</text:p>
          </table:table-cell>
        </table:table-row>
        <table:table-row table:style-name="ro1">
          <table:table-cell office:value-type="string">
            <text:p>-span</text:p>
          </table:table-cell>
          <table:table-cell office:value-type="string">
            <text:p>ruby-span</text:p>
          </table:table-cell>
          <table:table-cell table:number-columns-repeated="2"/>
          <table:table-cell table:formula="of:=CONCATENATE([.B218];&quot;|&quot;;[.C218];&quot;|: &quot;;[.D218];&quot;|&quot;)" office:value-type="string" office:string-value="ruby-span||: |">
            <text:p>ruby-span||: |</text:p>
          </table:table-cell>
        </table:table-row>
        <table:table-row table:style-name="ro1">
          <table:table-cell table:number-columns-repeated="2" office:value-type="string">
            <text:p>size</text:p>
          </table:table-cell>
          <table:table-cell table:number-columns-repeated="2"/>
          <table:table-cell table:formula="of:=CONCATENATE([.B219];&quot;|&quot;;[.C219];&quot;|: &quot;;[.D219];&quot;|&quot;)" office:value-type="string" office:string-value="size||: |">
            <text:p>size||: |</text:p>
          </table:table-cell>
        </table:table-row>
        <table:table-row table:style-name="ro1">
          <table:table-cell table:number-columns-repeated="2" office:value-type="string">
            <text:p>speak</text:p>
          </table:table-cell>
          <table:table-cell table:number-columns-repeated="2"/>
          <table:table-cell table:formula="of:=CONCATENATE([.B220];&quot;|&quot;;[.C220];&quot;|: &quot;;[.D220];&quot;|&quot;)" office:value-type="string" office:string-value="speak||: |">
            <text:p>speak||: |</text:p>
          </table:table-cell>
        </table:table-row>
        <table:table-row table:style-name="ro1">
          <table:table-cell office:value-type="string">
            <text:p>-header</text:p>
          </table:table-cell>
          <table:table-cell office:value-type="string">
            <text:p>speak-header</text:p>
          </table:table-cell>
          <table:table-cell table:number-columns-repeated="2"/>
          <table:table-cell table:formula="of:=CONCATENATE([.B221];&quot;|&quot;;[.C221];&quot;|: &quot;;[.D221];&quot;|&quot;)" office:value-type="string" office:string-value="speak-header||: |">
            <text:p>speak-header||: |</text:p>
          </table:table-cell>
        </table:table-row>
        <table:table-row table:style-name="ro1">
          <table:table-cell office:value-type="string">
            <text:p>-numeral</text:p>
          </table:table-cell>
          <table:table-cell office:value-type="string">
            <text:p>speak-numeral</text:p>
          </table:table-cell>
          <table:table-cell table:number-columns-repeated="2"/>
          <table:table-cell table:formula="of:=CONCATENATE([.B222];&quot;|&quot;;[.C222];&quot;|: &quot;;[.D222];&quot;|&quot;)" office:value-type="string" office:string-value="speak-numeral||: |">
            <text:p>speak-numeral||: |</text:p>
          </table:table-cell>
        </table:table-row>
        <table:table-row table:style-name="ro1">
          <table:table-cell office:value-type="string">
            <text:p>-punctuation</text:p>
          </table:table-cell>
          <table:table-cell office:value-type="string">
            <text:p>speak-punctuation</text:p>
          </table:table-cell>
          <table:table-cell table:number-columns-repeated="2"/>
          <table:table-cell table:formula="of:=CONCATENATE([.B223];&quot;|&quot;;[.C223];&quot;|: &quot;;[.D223];&quot;|&quot;)" office:value-type="string" office:string-value="speak-punctuation||: |">
            <text:p>speak-punctuation||: |</text:p>
          </table:table-cell>
        </table:table-row>
        <table:table-row table:style-name="ro1">
          <table:table-cell office:value-type="string">
            <text:p>-rate</text:p>
          </table:table-cell>
          <table:table-cell office:value-type="string">
            <text:p>speech-rate</text:p>
          </table:table-cell>
          <table:table-cell table:number-columns-repeated="2"/>
          <table:table-cell table:formula="of:=CONCATENATE([.B224];&quot;|&quot;;[.C224];&quot;|: &quot;;[.D224];&quot;|&quot;)" office:value-type="string" office:string-value="speech-rate||: |">
            <text:p>speech-rate||: |</text:p>
          </table:table-cell>
        </table:table-row>
        <table:table-row table:style-name="ro1">
          <table:table-cell table:number-columns-repeated="2" office:value-type="string">
            <text:p>stress</text:p>
          </table:table-cell>
          <table:table-cell table:number-columns-repeated="2"/>
          <table:table-cell table:formula="of:=CONCATENATE([.B225];&quot;|&quot;;[.C225];&quot;|: &quot;;[.D225];&quot;|&quot;)" office:value-type="string" office:string-value="stress||: |">
            <text:p>stress||: |</text:p>
          </table:table-cell>
        </table:table-row>
        <table:table-row table:style-name="ro1">
          <table:table-cell office:value-type="string">
            <text:p>-set</text:p>
          </table:table-cell>
          <table:table-cell office:value-type="string">
            <text:p>string-set</text:p>
          </table:table-cell>
          <table:table-cell table:number-columns-repeated="2"/>
          <table:table-cell table:formula="of:=CONCATENATE([.B226];&quot;|&quot;;[.C226];&quot;|: &quot;;[.D226];&quot;|&quot;)" office:value-type="string" office:string-value="string-set||: |">
            <text:p>string-set||: |</text:p>
          </table:table-cell>
        </table:table-row>
        <table:table-row table:style-name="ro1">
          <table:table-cell office:value-type="string">
            <text:p>-size</text:p>
          </table:table-cell>
          <table:table-cell office:value-type="string">
            <text:p>tab-size</text:p>
          </table:table-cell>
          <table:table-cell table:number-columns-repeated="2"/>
          <table:table-cell table:formula="of:=CONCATENATE([.B227];&quot;|&quot;;[.C227];&quot;|: &quot;;[.D227];&quot;|&quot;)" office:value-type="string" office:string-value="tab-size||: |">
            <text:p>tab-size||: |</text:p>
          </table:table-cell>
        </table:table-row>
        <table:table-row table:style-name="ro1">
          <table:table-cell office:value-type="string">
            <text:p>-layout</text:p>
          </table:table-cell>
          <table:table-cell office:value-type="string">
            <text:p>table-layout</text:p>
          </table:table-cell>
          <table:table-cell table:number-columns-repeated="2"/>
          <table:table-cell table:formula="of:=CONCATENATE([.B228];&quot;|&quot;;[.C228];&quot;|: &quot;;[.D228];&quot;|&quot;)" office:value-type="string" office:string-value="table-layout||: |">
            <text:p>table-layout||: |</text:p>
          </table:table-cell>
        </table:table-row>
        <table:table-row table:style-name="ro1">
          <table:table-cell table:number-columns-repeated="2" office:value-type="string">
            <text:p>target</text:p>
          </table:table-cell>
          <table:table-cell table:number-columns-repeated="2"/>
          <table:table-cell table:formula="of:=CONCATENATE([.B229];&quot;|&quot;;[.C229];&quot;|: &quot;;[.D229];&quot;|&quot;)" office:value-type="string" office:string-value="target||: |">
            <text:p>target||: |</text:p>
          </table:table-cell>
        </table:table-row>
        <table:table-row table:style-name="ro1">
          <table:table-cell office:value-type="string">
            <text:p>-name</text:p>
          </table:table-cell>
          <table:table-cell office:value-type="string">
            <text:p>target-name</text:p>
          </table:table-cell>
          <table:table-cell table:number-columns-repeated="2"/>
          <table:table-cell table:formula="of:=CONCATENATE([.B230];&quot;|&quot;;[.C230];&quot;|: &quot;;[.D230];&quot;|&quot;)" office:value-type="string" office:string-value="target-name||: |">
            <text:p>target-name||: |</text:p>
          </table:table-cell>
        </table:table-row>
        <table:table-row table:style-name="ro1">
          <table:table-cell office:value-type="string">
            <text:p>-new</text:p>
          </table:table-cell>
          <table:table-cell office:value-type="string">
            <text:p>target-new</text:p>
          </table:table-cell>
          <table:table-cell table:number-columns-repeated="2"/>
          <table:table-cell table:formula="of:=CONCATENATE([.B231];&quot;|&quot;;[.C231];&quot;|: &quot;;[.D231];&quot;|&quot;)" office:value-type="string" office:string-value="target-new||: |">
            <text:p>target-new||: |</text:p>
          </table:table-cell>
        </table:table-row>
        <table:table-row table:style-name="ro1">
          <table:table-cell office:value-type="string">
            <text:p>-position</text:p>
          </table:table-cell>
          <table:table-cell office:value-type="string">
            <text:p>target-position</text:p>
          </table:table-cell>
          <table:table-cell table:number-columns-repeated="2"/>
          <table:table-cell table:formula="of:=CONCATENATE([.B232];&quot;|&quot;;[.C232];&quot;|: &quot;;[.D232];&quot;|&quot;)" office:value-type="string" office:string-value="target-position||: |">
            <text:p>target-position||: |</text:p>
          </table:table-cell>
        </table:table-row>
        <table:table-row table:style-name="ro1">
          <table:table-cell office:value-type="string">
            <text:p>-align</text:p>
          </table:table-cell>
          <table:table-cell office:value-type="string">
            <text:p>text-align</text:p>
          </table:table-cell>
          <table:table-cell table:number-columns-repeated="2"/>
          <table:table-cell table:formula="of:=CONCATENATE([.B233];&quot;|&quot;;[.C233];&quot;|: &quot;;[.D233];&quot;|&quot;)" office:value-type="string" office:string-value="text-align||: |">
            <text:p>text-align||: |</text:p>
          </table:table-cell>
        </table:table-row>
        <table:table-row table:style-name="ro1">
          <table:table-cell office:value-type="string">
            <text:p>-last</text:p>
          </table:table-cell>
          <table:table-cell office:value-type="string">
            <text:p>text-align-last</text:p>
          </table:table-cell>
          <table:table-cell table:number-columns-repeated="2"/>
          <table:table-cell table:formula="of:=CONCATENATE([.B234];&quot;|&quot;;[.C234];&quot;|: &quot;;[.D234];&quot;|&quot;)" office:value-type="string" office:string-value="text-align-last||: |">
            <text:p>text-align-last||: |</text:p>
          </table:table-cell>
        </table:table-row>
        <table:table-row table:style-name="ro1">
          <table:table-cell office:value-type="string">
            <text:p>-decoration</text:p>
          </table:table-cell>
          <table:table-cell office:value-type="string">
            <text:p>text-decoration</text:p>
          </table:table-cell>
          <table:table-cell table:number-columns-repeated="2"/>
          <table:table-cell table:formula="of:=CONCATENATE([.B235];&quot;|&quot;;[.C235];&quot;|: &quot;;[.D235];&quot;|&quot;)" office:value-type="string" office:string-value="text-decoration||: |">
            <text:p>text-decoration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text-decoration-color</text:p>
          </table:table-cell>
          <table:table-cell table:number-columns-repeated="2"/>
          <table:table-cell table:formula="of:=CONCATENATE([.B236];&quot;|&quot;;[.C236];&quot;|: &quot;;[.D236];&quot;|&quot;)" office:value-type="string" office:string-value="text-decoration-color||: |">
            <text:p>text-decoration-color||: |</text:p>
          </table:table-cell>
        </table:table-row>
        <table:table-row table:style-name="ro1">
          <table:table-cell office:value-type="string">
            <text:p>-line</text:p>
          </table:table-cell>
          <table:table-cell office:value-type="string">
            <text:p>text-decoration-line</text:p>
          </table:table-cell>
          <table:table-cell table:number-columns-repeated="2"/>
          <table:table-cell table:formula="of:=CONCATENATE([.B237];&quot;|&quot;;[.C237];&quot;|: &quot;;[.D237];&quot;|&quot;)" office:value-type="string" office:string-value="text-decoration-line||: |">
            <text:p>text-decoration-line||: |</text:p>
          </table:table-cell>
        </table:table-row>
        <table:table-row table:style-name="ro1">
          <table:table-cell office:value-type="string">
            <text:p>-skip</text:p>
          </table:table-cell>
          <table:table-cell office:value-type="string">
            <text:p>text-decoration-skip</text:p>
          </table:table-cell>
          <table:table-cell table:number-columns-repeated="2"/>
          <table:table-cell table:formula="of:=CONCATENATE([.B238];&quot;|&quot;;[.C238];&quot;|: &quot;;[.D238];&quot;|&quot;)" office:value-type="string" office:string-value="text-decoration-skip||: |">
            <text:p>text-decoration-skip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text-decoration-style</text:p>
          </table:table-cell>
          <table:table-cell table:number-columns-repeated="2"/>
          <table:table-cell table:formula="of:=CONCATENATE([.B239];&quot;|&quot;;[.C239];&quot;|: &quot;;[.D239];&quot;|&quot;)" office:value-type="string" office:string-value="text-decoration-style||: |">
            <text:p>text-decoration-style||: |</text:p>
          </table:table-cell>
        </table:table-row>
        <table:table-row table:style-name="ro1">
          <table:table-cell office:value-type="string">
            <text:p>-emphasis</text:p>
          </table:table-cell>
          <table:table-cell office:value-type="string">
            <text:p>text-emphasis</text:p>
          </table:table-cell>
          <table:table-cell table:number-columns-repeated="2"/>
          <table:table-cell table:formula="of:=CONCATENATE([.B240];&quot;|&quot;;[.C240];&quot;|: &quot;;[.D240];&quot;|&quot;)" office:value-type="string" office:string-value="text-emphasis||: |">
            <text:p>text-emphasis||: |</text:p>
          </table:table-cell>
        </table:table-row>
        <table:table-row table:style-name="ro1">
          <table:table-cell office:value-type="string">
            <text:p>-color</text:p>
          </table:table-cell>
          <table:table-cell office:value-type="string">
            <text:p>text-emphasis-color</text:p>
          </table:table-cell>
          <table:table-cell table:number-columns-repeated="2"/>
          <table:table-cell table:formula="of:=CONCATENATE([.B241];&quot;|&quot;;[.C241];&quot;|: &quot;;[.D241];&quot;|&quot;)" office:value-type="string" office:string-value="text-emphasis-color||: |">
            <text:p>text-emphasis-color||: |</text:p>
          </table:table-cell>
        </table:table-row>
        <table:table-row table:style-name="ro1">
          <table:table-cell office:value-type="string">
            <text:p>-position</text:p>
          </table:table-cell>
          <table:table-cell office:value-type="string">
            <text:p>text-emphasis-position</text:p>
          </table:table-cell>
          <table:table-cell table:number-columns-repeated="2"/>
          <table:table-cell table:formula="of:=CONCATENATE([.B242];&quot;|&quot;;[.C242];&quot;|: &quot;;[.D242];&quot;|&quot;)" office:value-type="string" office:string-value="text-emphasis-position||: |">
            <text:p>text-emphasis-position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text-emphasis-style</text:p>
          </table:table-cell>
          <table:table-cell table:number-columns-repeated="2"/>
          <table:table-cell table:formula="of:=CONCATENATE([.B243];&quot;|&quot;;[.C243];&quot;|: &quot;;[.D243];&quot;|&quot;)" office:value-type="string" office:string-value="text-emphasis-style||: |">
            <text:p>text-emphasis-style||: |</text:p>
          </table:table-cell>
        </table:table-row>
        <table:table-row table:style-name="ro1">
          <table:table-cell office:value-type="string">
            <text:p>-height</text:p>
          </table:table-cell>
          <table:table-cell office:value-type="string">
            <text:p>text-height</text:p>
          </table:table-cell>
          <table:table-cell table:number-columns-repeated="2"/>
          <table:table-cell table:formula="of:=CONCATENATE([.B244];&quot;|&quot;;[.C244];&quot;|: &quot;;[.D244];&quot;|&quot;)" office:value-type="string" office:string-value="text-height||: |">
            <text:p>text-height||: |</text:p>
          </table:table-cell>
        </table:table-row>
        <table:table-row table:style-name="ro1">
          <table:table-cell office:value-type="string">
            <text:p>-indent</text:p>
          </table:table-cell>
          <table:table-cell office:value-type="string">
            <text:p>text-indent</text:p>
          </table:table-cell>
          <table:table-cell table:number-columns-repeated="2"/>
          <table:table-cell table:formula="of:=CONCATENATE([.B245];&quot;|&quot;;[.C245];&quot;|: &quot;;[.D245];&quot;|&quot;)" office:value-type="string" office:string-value="text-indent||: |">
            <text:p>text-indent||: |</text:p>
          </table:table-cell>
        </table:table-row>
        <table:table-row table:style-name="ro1">
          <table:table-cell office:value-type="string">
            <text:p>-justify</text:p>
          </table:table-cell>
          <table:table-cell office:value-type="string">
            <text:p>text-justify</text:p>
          </table:table-cell>
          <table:table-cell table:number-columns-repeated="2"/>
          <table:table-cell table:formula="of:=CONCATENATE([.B246];&quot;|&quot;;[.C246];&quot;|: &quot;;[.D246];&quot;|&quot;)" office:value-type="string" office:string-value="text-justify||: |">
            <text:p>text-justify||: |</text:p>
          </table:table-cell>
        </table:table-row>
        <table:table-row table:style-name="ro1">
          <table:table-cell office:value-type="string">
            <text:p>-outline</text:p>
          </table:table-cell>
          <table:table-cell office:value-type="string">
            <text:p>text-outline</text:p>
          </table:table-cell>
          <table:table-cell table:number-columns-repeated="2"/>
          <table:table-cell table:formula="of:=CONCATENATE([.B247];&quot;|&quot;;[.C247];&quot;|: &quot;;[.D247];&quot;|&quot;)" office:value-type="string" office:string-value="text-outline||: |">
            <text:p>text-outline||: |</text:p>
          </table:table-cell>
        </table:table-row>
        <table:table-row table:style-name="ro1">
          <table:table-cell office:value-type="string">
            <text:p>-shadow</text:p>
          </table:table-cell>
          <table:table-cell office:value-type="string">
            <text:p>text-shadow</text:p>
          </table:table-cell>
          <table:table-cell table:number-columns-repeated="2"/>
          <table:table-cell table:formula="of:=CONCATENATE([.B248];&quot;|&quot;;[.C248];&quot;|: &quot;;[.D248];&quot;|&quot;)" office:value-type="string" office:string-value="text-shadow||: |">
            <text:p>text-shadow||: |</text:p>
          </table:table-cell>
        </table:table-row>
        <table:table-row table:style-name="ro1">
          <table:table-cell office:value-type="string">
            <text:p>-collapse</text:p>
          </table:table-cell>
          <table:table-cell office:value-type="string">
            <text:p>text-space-collapse</text:p>
          </table:table-cell>
          <table:table-cell table:number-columns-repeated="2"/>
          <table:table-cell table:formula="of:=CONCATENATE([.B249];&quot;|&quot;;[.C249];&quot;|: &quot;;[.D249];&quot;|&quot;)" office:value-type="string" office:string-value="text-space-collapse||: |">
            <text:p>text-space-collapse||: |</text:p>
          </table:table-cell>
        </table:table-row>
        <table:table-row table:style-name="ro1">
          <table:table-cell office:value-type="string">
            <text:p>-transform</text:p>
          </table:table-cell>
          <table:table-cell office:value-type="string">
            <text:p>text-transform</text:p>
          </table:table-cell>
          <table:table-cell/>
          <table:table-cell office:value-type="string">
            <text:p>none / [ [capitalize / uppercase / lowercase ] // full-width // full-size-kana ] </text:p>
          </table:table-cell>
          <table:table-cell table:formula="of:=CONCATENATE([.B250];&quot;|&quot;;[.C250];&quot;|: &quot;;[.D250];&quot;|&quot;)" office:value-type="string" office:string-value="text-transform||: none / [ [capitalize / uppercase / lowercase ] // full-width // full-size-kana ] |">
            <text:p>text-transform||: none / [ [capitalize / uppercase / lowercase ] // full-width // full-size-kana ] |</text:p>
          </table:table-cell>
        </table:table-row>
        <table:table-row table:style-name="ro1">
          <table:table-cell office:value-type="string">
            <text:p>-position</text:p>
          </table:table-cell>
          <table:table-cell office:value-type="string">
            <text:p>text-underline-position</text:p>
          </table:table-cell>
          <table:table-cell table:number-columns-repeated="2"/>
          <table:table-cell table:formula="of:=CONCATENATE([.B251];&quot;|&quot;;[.C251];&quot;|: &quot;;[.D251];&quot;|&quot;)" office:value-type="string" office:string-value="text-underline-position||: |">
            <text:p>text-underline-position||: |</text:p>
          </table:table-cell>
        </table:table-row>
        <table:table-row table:style-name="ro1">
          <table:table-cell office:value-type="string">
            <text:p>-wrap</text:p>
          </table:table-cell>
          <table:table-cell office:value-type="string">
            <text:p>text-wrap</text:p>
          </table:table-cell>
          <table:table-cell table:number-columns-repeated="2"/>
          <table:table-cell table:formula="of:=CONCATENATE([.B252];&quot;|&quot;;[.C252];&quot;|: &quot;;[.D252];&quot;|&quot;)" office:value-type="string" office:string-value="text-wrap||: |">
            <text:p>text-wrap||: |</text:p>
          </table:table-cell>
        </table:table-row>
        <table:table-row table:style-name="ro1">
          <table:table-cell table:number-columns-repeated="2" office:value-type="string">
            <text:p>top</text:p>
          </table:table-cell>
          <table:table-cell table:number-columns-repeated="2"/>
          <table:table-cell table:formula="of:=CONCATENATE([.B253];&quot;|&quot;;[.C253];&quot;|: &quot;;[.D253];&quot;|&quot;)" office:value-type="string" office:string-value="top||: |">
            <text:p>top||: |</text:p>
          </table:table-cell>
        </table:table-row>
        <table:table-row table:style-name="ro1">
          <table:table-cell table:number-columns-repeated="2" office:value-type="string">
            <text:p>transform</text:p>
          </table:table-cell>
          <table:table-cell table:number-columns-repeated="2"/>
          <table:table-cell table:formula="of:=CONCATENATE([.B254];&quot;|&quot;;[.C254];&quot;|: &quot;;[.D254];&quot;|&quot;)" office:value-type="string" office:string-value="transform||: |">
            <text:p>transform||: |</text:p>
          </table:table-cell>
        </table:table-row>
        <table:table-row table:style-name="ro1">
          <table:table-cell office:value-type="string">
            <text:p>-origin</text:p>
          </table:table-cell>
          <table:table-cell office:value-type="string">
            <text:p>transform-origin</text:p>
          </table:table-cell>
          <table:table-cell table:number-columns-repeated="2"/>
          <table:table-cell table:formula="of:=CONCATENATE([.B255];&quot;|&quot;;[.C255];&quot;|: &quot;;[.D255];&quot;|&quot;)" office:value-type="string" office:string-value="transform-origin||: |">
            <text:p>transform-origin||: |</text:p>
          </table:table-cell>
        </table:table-row>
        <table:table-row table:style-name="ro1">
          <table:table-cell office:value-type="string">
            <text:p>-style</text:p>
          </table:table-cell>
          <table:table-cell office:value-type="string">
            <text:p>transform-style</text:p>
          </table:table-cell>
          <table:table-cell/>
          <table:table-cell office:value-type="string">
            <text:p>preserve-3d / flat</text:p>
          </table:table-cell>
          <table:table-cell table:formula="of:=CONCATENATE([.B256];&quot;|&quot;;[.C256];&quot;|: &quot;;[.D256];&quot;|&quot;)" office:value-type="string" office:string-value="transform-style||: preserve-3d / flat|">
            <text:p>transform-style||: preserve-3d / flat|</text:p>
          </table:table-cell>
        </table:table-row>
        <table:table-row table:style-name="ro1">
          <table:table-cell table:number-columns-repeated="2" office:value-type="string">
            <text:p>transition</text:p>
          </table:table-cell>
          <table:table-cell table:number-columns-repeated="2"/>
          <table:table-cell table:formula="of:=CONCATENATE([.B257];&quot;|&quot;;[.C257];&quot;|: &quot;;[.D257];&quot;|&quot;)" office:value-type="string" office:string-value="transition||: |">
            <text:p>transition||: |</text:p>
          </table:table-cell>
        </table:table-row>
        <table:table-row table:style-name="ro1">
          <table:table-cell office:value-type="string">
            <text:p>-delay</text:p>
          </table:table-cell>
          <table:table-cell office:value-type="string">
            <text:p>transition-delay</text:p>
          </table:table-cell>
          <table:table-cell table:number-columns-repeated="2"/>
          <table:table-cell table:formula="of:=CONCATENATE([.B258];&quot;|&quot;;[.C258];&quot;|: &quot;;[.D258];&quot;|&quot;)" office:value-type="string" office:string-value="transition-delay||: |">
            <text:p>transition-delay||: |</text:p>
          </table:table-cell>
        </table:table-row>
        <table:table-row table:style-name="ro1">
          <table:table-cell office:value-type="string">
            <text:p>-duration</text:p>
          </table:table-cell>
          <table:table-cell office:value-type="string">
            <text:p>transition-duration</text:p>
          </table:table-cell>
          <table:table-cell table:number-columns-repeated="2"/>
          <table:table-cell table:formula="of:=CONCATENATE([.B259];&quot;|&quot;;[.C259];&quot;|: &quot;;[.D259];&quot;|&quot;)" office:value-type="string" office:string-value="transition-duration||: |">
            <text:p>transition-duration||: |</text:p>
          </table:table-cell>
        </table:table-row>
        <table:table-row table:style-name="ro1">
          <table:table-cell office:value-type="string">
            <text:p>-property</text:p>
          </table:table-cell>
          <table:table-cell office:value-type="string">
            <text:p>transition-property</text:p>
          </table:table-cell>
          <table:table-cell table:number-columns-repeated="2"/>
          <table:table-cell table:formula="of:=CONCATENATE([.B260];&quot;|&quot;;[.C260];&quot;|: &quot;;[.D260];&quot;|&quot;)" office:value-type="string" office:string-value="transition-property||: |">
            <text:p>transition-property||: |</text:p>
          </table:table-cell>
        </table:table-row>
        <table:table-row table:style-name="ro1">
          <table:table-cell office:value-type="string">
            <text:p>-function</text:p>
          </table:table-cell>
          <table:table-cell office:value-type="string">
            <text:p>transition-timing-function</text:p>
          </table:table-cell>
          <table:table-cell table:number-columns-repeated="2"/>
          <table:table-cell table:formula="of:=CONCATENATE([.B261];&quot;|&quot;;[.C261];&quot;|: &quot;;[.D261];&quot;|&quot;)" office:value-type="string" office:string-value="transition-timing-function||: |">
            <text:p>transition-timing-function||: |</text:p>
          </table:table-cell>
        </table:table-row>
        <table:table-row table:style-name="ro1">
          <table:table-cell office:value-type="string">
            <text:p>-bidi</text:p>
          </table:table-cell>
          <table:table-cell office:value-type="string">
            <text:p>unicode-bidi</text:p>
          </table:table-cell>
          <table:table-cell table:number-columns-repeated="2"/>
          <table:table-cell table:formula="of:=CONCATENATE([.B262];&quot;|&quot;;[.C262];&quot;|: &quot;;[.D262];&quot;|&quot;)" office:value-type="string" office:string-value="unicode-bidi||: |">
            <text:p>unicode-bidi||: |</text:p>
          </table:table-cell>
        </table:table-row>
        <table:table-row table:style-name="ro1">
          <table:table-cell office:value-type="string">
            <text:p>-align</text:p>
          </table:table-cell>
          <table:table-cell office:value-type="string">
            <text:p>vertical-align</text:p>
          </table:table-cell>
          <table:table-cell table:number-columns-repeated="2"/>
          <table:table-cell table:formula="of:=CONCATENATE([.B263];&quot;|&quot;;[.C263];&quot;|: &quot;;[.D263];&quot;|&quot;)" office:value-type="string" office:string-value="vertical-align||: |">
            <text:p>vertical-align||: |</text:p>
          </table:table-cell>
        </table:table-row>
        <table:table-row table:style-name="ro1">
          <table:table-cell table:number-columns-repeated="2" office:value-type="string">
            <text:p>visibility</text:p>
          </table:table-cell>
          <table:table-cell table:number-columns-repeated="2"/>
          <table:table-cell table:formula="of:=CONCATENATE([.B264];&quot;|&quot;;[.C264];&quot;|: &quot;;[.D264];&quot;|&quot;)" office:value-type="string" office:string-value="visibility||: |">
            <text:p>visibility||: |</text:p>
          </table:table-cell>
        </table:table-row>
        <table:table-row table:style-name="ro1">
          <table:table-cell office:value-type="string">
            <text:p>-balance</text:p>
          </table:table-cell>
          <table:table-cell office:value-type="string">
            <text:p>voice-balance</text:p>
          </table:table-cell>
          <table:table-cell table:number-columns-repeated="2"/>
          <table:table-cell table:formula="of:=CONCATENATE([.B265];&quot;|&quot;;[.C265];&quot;|: &quot;;[.D265];&quot;|&quot;)" office:value-type="string" office:string-value="voice-balance||: |">
            <text:p>voice-balance||: |</text:p>
          </table:table-cell>
        </table:table-row>
        <table:table-row table:style-name="ro1">
          <table:table-cell office:value-type="string">
            <text:p>-duration</text:p>
          </table:table-cell>
          <table:table-cell office:value-type="string">
            <text:p>voice-duration</text:p>
          </table:table-cell>
          <table:table-cell table:number-columns-repeated="2"/>
          <table:table-cell table:formula="of:=CONCATENATE([.B266];&quot;|&quot;;[.C266];&quot;|: &quot;;[.D266];&quot;|&quot;)" office:value-type="string" office:string-value="voice-duration||: |">
            <text:p>voice-duration||: |</text:p>
          </table:table-cell>
        </table:table-row>
        <table:table-row table:style-name="ro1">
          <table:table-cell office:value-type="string">
            <text:p>-family</text:p>
          </table:table-cell>
          <table:table-cell office:value-type="string">
            <text:p>voice-family</text:p>
          </table:table-cell>
          <table:table-cell table:number-columns-repeated="2"/>
          <table:table-cell table:formula="of:=CONCATENATE([.B267];&quot;|&quot;;[.C267];&quot;|: &quot;;[.D267];&quot;|&quot;)" office:value-type="string" office:string-value="voice-family||: |">
            <text:p>voice-family||: |</text:p>
          </table:table-cell>
        </table:table-row>
        <table:table-row table:style-name="ro1">
          <table:table-cell office:value-type="string">
            <text:p>-pitch</text:p>
          </table:table-cell>
          <table:table-cell office:value-type="string">
            <text:p>voice-pitch</text:p>
          </table:table-cell>
          <table:table-cell table:number-columns-repeated="2"/>
          <table:table-cell table:formula="of:=CONCATENATE([.B268];&quot;|&quot;;[.C268];&quot;|: &quot;;[.D268];&quot;|&quot;)" office:value-type="string" office:string-value="voice-pitch||: |">
            <text:p>voice-pitch||: |</text:p>
          </table:table-cell>
        </table:table-row>
        <table:table-row table:style-name="ro1">
          <table:table-cell office:value-type="string">
            <text:p>-range</text:p>
          </table:table-cell>
          <table:table-cell office:value-type="string">
            <text:p>voice-pitch-range</text:p>
          </table:table-cell>
          <table:table-cell table:number-columns-repeated="2"/>
          <table:table-cell table:formula="of:=CONCATENATE([.B269];&quot;|&quot;;[.C269];&quot;|: &quot;;[.D269];&quot;|&quot;)" office:value-type="string" office:string-value="voice-pitch-range||: |">
            <text:p>voice-pitch-range||: |</text:p>
          </table:table-cell>
        </table:table-row>
        <table:table-row table:style-name="ro1">
          <table:table-cell office:value-type="string">
            <text:p>-rate</text:p>
          </table:table-cell>
          <table:table-cell office:value-type="string">
            <text:p>voice-rate</text:p>
          </table:table-cell>
          <table:table-cell table:number-columns-repeated="2"/>
          <table:table-cell table:formula="of:=CONCATENATE([.B270];&quot;|&quot;;[.C270];&quot;|: &quot;;[.D270];&quot;|&quot;)" office:value-type="string" office:string-value="voice-rate||: |">
            <text:p>voice-rate||: |</text:p>
          </table:table-cell>
        </table:table-row>
        <table:table-row table:style-name="ro1">
          <table:table-cell office:value-type="string">
            <text:p>-stress</text:p>
          </table:table-cell>
          <table:table-cell office:value-type="string">
            <text:p>voice-stress</text:p>
          </table:table-cell>
          <table:table-cell table:number-columns-repeated="2"/>
          <table:table-cell table:formula="of:=CONCATENATE([.B271];&quot;|&quot;;[.C271];&quot;|: &quot;;[.D271];&quot;|&quot;)" office:value-type="string" office:string-value="voice-stress||: |">
            <text:p>voice-stress||: |</text:p>
          </table:table-cell>
        </table:table-row>
        <table:table-row table:style-name="ro1">
          <table:table-cell office:value-type="string">
            <text:p>-volume</text:p>
          </table:table-cell>
          <table:table-cell office:value-type="string">
            <text:p>voice-volume</text:p>
          </table:table-cell>
          <table:table-cell table:number-columns-repeated="2"/>
          <table:table-cell table:formula="of:=CONCATENATE([.B272];&quot;|&quot;;[.C272];&quot;|: &quot;;[.D272];&quot;|&quot;)" office:value-type="string" office:string-value="voice-volume||: |">
            <text:p>voice-volume||: |</text:p>
          </table:table-cell>
        </table:table-row>
        <table:table-row table:style-name="ro1">
          <table:table-cell table:number-columns-repeated="2" office:value-type="string">
            <text:p>volume</text:p>
          </table:table-cell>
          <table:table-cell table:number-columns-repeated="2"/>
          <table:table-cell table:formula="of:=CONCATENATE([.B273];&quot;|&quot;;[.C273];&quot;|: &quot;;[.D273];&quot;|&quot;)" office:value-type="string" office:string-value="volume||: |">
            <text:p>volume||: |</text:p>
          </table:table-cell>
        </table:table-row>
        <table:table-row table:style-name="ro1">
          <table:table-cell office:value-type="string">
            <text:p>-space</text:p>
          </table:table-cell>
          <table:table-cell office:value-type="string">
            <text:p>white-space</text:p>
          </table:table-cell>
          <table:table-cell table:number-columns-repeated="2"/>
          <table:table-cell table:formula="of:=CONCATENATE([.B274];&quot;|&quot;;[.C274];&quot;|: &quot;;[.D274];&quot;|&quot;)" office:value-type="string" office:string-value="white-space||: |">
            <text:p>white-space||: |</text:p>
          </table:table-cell>
        </table:table-row>
        <table:table-row table:style-name="ro1">
          <table:table-cell table:number-columns-repeated="2" office:value-type="string">
            <text:p>widows</text:p>
          </table:table-cell>
          <table:table-cell table:number-columns-repeated="2"/>
          <table:table-cell table:formula="of:=CONCATENATE([.B275];&quot;|&quot;;[.C275];&quot;|: &quot;;[.D275];&quot;|&quot;)" office:value-type="string" office:string-value="widows||: |">
            <text:p>widows||: |</text:p>
          </table:table-cell>
        </table:table-row>
        <table:table-row table:style-name="ro1">
          <table:table-cell table:number-columns-repeated="2" office:value-type="string">
            <text:p>width</text:p>
          </table:table-cell>
          <table:table-cell table:number-columns-repeated="2"/>
          <table:table-cell table:formula="of:=CONCATENATE([.B276];&quot;|&quot;;[.C276];&quot;|: &quot;;[.D276];&quot;|&quot;)" office:value-type="string" office:string-value="width||: |">
            <text:p>width||: |</text:p>
          </table:table-cell>
        </table:table-row>
        <table:table-row table:style-name="ro1">
          <table:table-cell office:value-type="string">
            <text:p>-break</text:p>
          </table:table-cell>
          <table:table-cell office:value-type="string">
            <text:p>word-break</text:p>
          </table:table-cell>
          <table:table-cell table:number-columns-repeated="2"/>
          <table:table-cell table:formula="of:=CONCATENATE([.B277];&quot;|&quot;;[.C277];&quot;|: &quot;;[.D277];&quot;|&quot;)" office:value-type="string" office:string-value="word-break||: |">
            <text:p>word-break||: |</text:p>
          </table:table-cell>
        </table:table-row>
        <table:table-row table:style-name="ro1">
          <table:table-cell office:value-type="string">
            <text:p>-spacing</text:p>
          </table:table-cell>
          <table:table-cell office:value-type="string">
            <text:p>word-spacing</text:p>
          </table:table-cell>
          <table:table-cell table:number-columns-repeated="2"/>
          <table:table-cell table:formula="of:=CONCATENATE([.B278];&quot;|&quot;;[.C278];&quot;|: &quot;;[.D278];&quot;|&quot;)" office:value-type="string" office:string-value="word-spacing||: |">
            <text:p>word-spacing||: |</text:p>
          </table:table-cell>
        </table:table-row>
        <table:table-row table:style-name="ro1">
          <table:table-cell office:value-type="string">
            <text:p>-wrap</text:p>
          </table:table-cell>
          <table:table-cell office:value-type="string">
            <text:p>word-wrap</text:p>
          </table:table-cell>
          <table:table-cell table:number-columns-repeated="2"/>
          <table:table-cell table:formula="of:=CONCATENATE([.B279];&quot;|&quot;;[.C279];&quot;|: &quot;;[.D279];&quot;|&quot;)" office:value-type="string" office:string-value="word-wrap||: |">
            <text:p>word-wrap||: |</text:p>
          </table:table-cell>
        </table:table-row>
        <table:table-row table:style-name="ro1">
          <table:table-cell office:value-type="string">
            <text:p>-index</text:p>
          </table:table-cell>
          <table:table-cell office:value-type="string">
            <text:p>z-index</text:p>
          </table:table-cell>
          <table:table-cell table:number-columns-repeated="2"/>
          <table:table-cell table:formula="of:=CONCATENATE([.B280];&quot;|&quot;;[.C280];&quot;|: &quot;;[.D280];&quot;|&quot;)" office:value-type="string" office:string-value="z-index||: |">
            <text:p>z-index||: |</text:p>
          </table:table-cell>
        </table:table-row>
        <table:table-row table:style-name="ro2" table:number-rows-repeated="104829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any 1.22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Properties</text:p>
          </table:table-cell>
          <table:table-cell office:value-type="string">
            <text:p>Version</text:p>
          </table:table-cell>
        </table:table-row>
        <table:table-row table:style-name="ro2">
          <table:table-cell office:value-type="string">
            <text:p>alignment-adjus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lignment-baselin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ppearanc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scen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azimuth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ackground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ackground-attachmen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ackground-break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ackground-clip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ackground-color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ackground-imag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ackground-origi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ackground-position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ackground-repea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ackground-siz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aselin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aseline-shif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box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okmark-label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okmark-level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okmark-targe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rder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bottom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bottom-colo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bottom-left-radiu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rder-bottom-right-radiu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rder-bottom-styl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bottom-width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break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rder-collaps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color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imag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rder-lef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left-colo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left-styl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left-width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lengt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rder-radiu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rder-righ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right-colo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right-styl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right-width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spacing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styl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top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top-colo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top-left-radiu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rder-top-right-radiu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rder-top-styl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rder-top-width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rder-width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bottom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box-alig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x-direc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x-flex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x-flex-group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x-line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x-orien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x-pack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x-shadow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x-sizin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box-sizin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ap-heigh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aption-sid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enterlin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lear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clip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olor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column-break-after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break-befor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coun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fill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gap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rul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rule-color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rule-styl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rule-widt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spa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-widt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lumn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ontent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ounter-increment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ounter-reset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rop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cu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ue-afte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ue-befor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curso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definition-sr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descen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direction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display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dominant-baselin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drop-initial-after-adjus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drop-initial-after-alig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drop-initial-before-adjus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drop-initial-before-alig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drop-initial-siz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drop-initial-valu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elevation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empty-cells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fi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fit-posi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floa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float-offse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fon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font-effec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font-emphasiz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font-emphasize-posi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font-emphasize-styl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font-family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font-siz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font-size-adjust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font-size-adjus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font-smoot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font-stretch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font-styl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font-varian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font-weigh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hanging-punctua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hyphenate-after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hyphenate-befor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hyphenate-character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hyphenate-line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hyphenate-resourc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hyphen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ic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image-orienta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image-resolu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inline-box-alig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left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letter-spacing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line-heigh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line-stackin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line-stacking-ruby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line-stacking-shif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line-stacking-strategy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list-styl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list-style-imag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list-style-position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list-style-typ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margin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margin-bottom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margin-lef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margin-righ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margin-top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mark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mark-after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mark-befor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mark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marquee-direc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marquee-loop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marquee-speed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marquee-styl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mathlin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max-height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max-width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min-height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min-width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move-to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nav-dow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nav-index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nav-lef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nav-righ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nav-up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opacity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orphans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outlin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outline-colo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outline-offse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outline-styl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outline-width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overflow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overflow-styl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overflow-x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overflow-y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padding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padding-bottom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padding-lef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padding-righ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padding-top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pag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page-break-afte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age-break-befor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age-break-insid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age-policy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panose-1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paus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ause-afte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ause-befor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honeme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pitch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itch-rang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lay-during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osition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presentation-level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punctuation-trim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quotes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resiz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es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est-after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est-befor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ichness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right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rota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otation-poin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uby-alig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uby-overhang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uby-posi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ruby-spa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siz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slop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speak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speak-header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speak-numeral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speak-punctuation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speech-rat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src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stem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stemv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stress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string-se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ab-sid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able-layout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targe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arget-nam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arget-new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arget-posi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ext-align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text-align-las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ext-decoration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text-emphasi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ext-heigh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ext-indent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text-inden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ext-justify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ext-outlin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ext-replac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ext-shadow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ext-transform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text-wrap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top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toplin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unicode-bidi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unicode-rang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units-per-em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vertical-align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visibility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voice-balanc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voice-duration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voice-family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voice-pitch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voice-pitch-rang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voice-rat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voice-stres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voice-volum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volume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white-space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white-space-collapse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widows</text:p>
          </table:table-cell>
          <table:table-cell office:value-type="string">
            <text:p>2</text:p>
          </table:table-cell>
        </table:table-row>
        <table:table-row table:style-name="ro2">
          <table:table-cell office:value-type="string">
            <text:p>width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widths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word-break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word-spacing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word-wrap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x-height</text:p>
          </table:table-cell>
          <table:table-cell office:value-type="string">
            <text:p>3</text:p>
          </table:table-cell>
        </table:table-row>
        <table:table-row table:style-name="ro2">
          <table:table-cell office:value-type="string">
            <text:p>z-index</text:p>
          </table:table-cell>
          <table:table-cell office:value-type="string">
            <text:p>2</text:p>
          </table:table-cell>
        </table:table-row>
      </table:table>
      <table:table table:name="Latest CSS3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>
            <text:p>Properties</text:p>
          </table:table-cell>
          <table:table-cell office:value-type="string">
            <text:p>lookup</text:p>
          </table:table-cell>
          <table:table-cell office:value-type="string">
            <text:p>check</text:p>
          </table:table-cell>
        </table:table-row>
        <table:table-row table:style-name="ro2">
          <table:table-cell office:value-type="string">
            <text:p>alignment-adjust</text:p>
          </table:table-cell>
          <table:table-cell table:formula="of:=VLOOKUP([.A2];['Geany 1.22'.$A$2:.$B$269];1)" office:value-type="string" office:string-value="alignment-adjust">
            <text:p>alignment-adjust</text:p>
          </table:table-cell>
          <table:table-cell table:formula="of:=IF([.B2]=[.A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alignment-baseline</text:p>
          </table:table-cell>
          <table:table-cell table:formula="of:=VLOOKUP([.A3];['Geany 1.22'.$A$2:.$B$269];1)" office:value-type="string" office:string-value="alignment-baseline">
            <text:p>alignment-baseline</text:p>
          </table:table-cell>
          <table:table-cell table:formula="of:=IF([.B3]=[.A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animation</text:p>
          </table:table-cell>
          <table:table-cell table:formula="of:=VLOOKUP([.A4];['Geany 1.22'.$A$2:.$B$269];1)" office:value-type="string" office:string-value="alignment-baseline">
            <text:p>alignment-baseline</text:p>
          </table:table-cell>
          <table:table-cell table:formula="of:=IF([.B4]=[.A4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animation-delay</text:p>
          </table:table-cell>
          <table:table-cell table:formula="of:=VLOOKUP([.A5];['Geany 1.22'.$A$2:.$B$269];1)" office:value-type="string" office:string-value="alignment-baseline">
            <text:p>alignment-baseline</text:p>
          </table:table-cell>
          <table:table-cell table:formula="of:=IF([.B5]=[.A5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animation-direction</text:p>
          </table:table-cell>
          <table:table-cell table:formula="of:=VLOOKUP([.A6];['Geany 1.22'.$A$2:.$B$269];1)" office:value-type="string" office:string-value="alignment-baseline">
            <text:p>alignment-baseline</text:p>
          </table:table-cell>
          <table:table-cell table:formula="of:=IF([.B6]=[.A6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animation-duration</text:p>
          </table:table-cell>
          <table:table-cell table:formula="of:=VLOOKUP([.A7];['Geany 1.22'.$A$2:.$B$269];1)" office:value-type="string" office:string-value="alignment-baseline">
            <text:p>alignment-baseline</text:p>
          </table:table-cell>
          <table:table-cell table:formula="of:=IF([.B7]=[.A7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animation-iteration-count</text:p>
          </table:table-cell>
          <table:table-cell table:formula="of:=VLOOKUP([.A8];['Geany 1.22'.$A$2:.$B$269];1)" office:value-type="string" office:string-value="alignment-baseline">
            <text:p>alignment-baseline</text:p>
          </table:table-cell>
          <table:table-cell table:formula="of:=IF([.B8]=[.A8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animation-name</text:p>
          </table:table-cell>
          <table:table-cell table:formula="of:=VLOOKUP([.A9];['Geany 1.22'.$A$2:.$B$269];1)" office:value-type="string" office:string-value="alignment-baseline">
            <text:p>alignment-baseline</text:p>
          </table:table-cell>
          <table:table-cell table:formula="of:=IF([.B9]=[.A9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animation-play-state</text:p>
          </table:table-cell>
          <table:table-cell table:formula="of:=VLOOKUP([.A10];['Geany 1.22'.$A$2:.$B$269];1)" office:value-type="string" office:string-value="alignment-baseline">
            <text:p>alignment-baseline</text:p>
          </table:table-cell>
          <table:table-cell table:formula="of:=IF([.B10]=[.A10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animation-timing-function</text:p>
          </table:table-cell>
          <table:table-cell table:formula="of:=VLOOKUP([.A11];['Geany 1.22'.$A$2:.$B$269];1)" office:value-type="string" office:string-value="alignment-baseline">
            <text:p>alignment-baseline</text:p>
          </table:table-cell>
          <table:table-cell table:formula="of:=IF([.B11]=[.A11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appearance</text:p>
          </table:table-cell>
          <table:table-cell table:formula="of:=VLOOKUP([.A12];['Geany 1.22'.$A$2:.$B$269];1)" office:value-type="string" office:string-value="appearance">
            <text:p>appearance</text:p>
          </table:table-cell>
          <table:table-cell table:formula="of:=IF([.B12]=[.A1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azimuth</text:p>
          </table:table-cell>
          <table:table-cell table:formula="of:=VLOOKUP([.A13];['Geany 1.22'.$A$2:.$B$269];1)" office:value-type="string" office:string-value="azimuth">
            <text:p>azimuth</text:p>
          </table:table-cell>
          <table:table-cell table:formula="of:=IF([.B13]=[.A1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ckface-visibility</text:p>
          </table:table-cell>
          <table:table-cell table:formula="of:=VLOOKUP([.A14];['Geany 1.22'.$A$2:.$B$269];1)" office:value-type="string" office:string-value="azimuth">
            <text:p>azimuth</text:p>
          </table:table-cell>
          <table:table-cell table:formula="of:=IF([.B14]=[.A14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ackground</text:p>
          </table:table-cell>
          <table:table-cell table:formula="of:=VLOOKUP([.A15];['Geany 1.22'.$A$2:.$B$269];1)" office:value-type="string" office:string-value="background">
            <text:p>background</text:p>
          </table:table-cell>
          <table:table-cell table:formula="of:=IF([.B15]=[.A1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ckground-attachment</text:p>
          </table:table-cell>
          <table:table-cell table:formula="of:=VLOOKUP([.A16];['Geany 1.22'.$A$2:.$B$269];1)" office:value-type="string" office:string-value="background-attachment">
            <text:p>background-attachment</text:p>
          </table:table-cell>
          <table:table-cell table:formula="of:=IF([.B16]=[.A1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ckground-clip</text:p>
          </table:table-cell>
          <table:table-cell table:formula="of:=VLOOKUP([.A17];['Geany 1.22'.$A$2:.$B$269];1)" office:value-type="string" office:string-value="background-clip">
            <text:p>background-clip</text:p>
          </table:table-cell>
          <table:table-cell table:formula="of:=IF([.B17]=[.A1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ckground-color</text:p>
          </table:table-cell>
          <table:table-cell table:formula="of:=VLOOKUP([.A18];['Geany 1.22'.$A$2:.$B$269];1)" office:value-type="string" office:string-value="background-color">
            <text:p>background-color</text:p>
          </table:table-cell>
          <table:table-cell table:formula="of:=IF([.B18]=[.A1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ckground-image</text:p>
          </table:table-cell>
          <table:table-cell table:formula="of:=VLOOKUP([.A19];['Geany 1.22'.$A$2:.$B$269];1)" office:value-type="string" office:string-value="background-image">
            <text:p>background-image</text:p>
          </table:table-cell>
          <table:table-cell table:formula="of:=IF([.B19]=[.A1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ckground-origin</text:p>
          </table:table-cell>
          <table:table-cell table:formula="of:=VLOOKUP([.A20];['Geany 1.22'.$A$2:.$B$269];1)" office:value-type="string" office:string-value="background-origin">
            <text:p>background-origin</text:p>
          </table:table-cell>
          <table:table-cell table:formula="of:=IF([.B20]=[.A2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ckground-position</text:p>
          </table:table-cell>
          <table:table-cell table:formula="of:=VLOOKUP([.A21];['Geany 1.22'.$A$2:.$B$269];1)" office:value-type="string" office:string-value="background-position">
            <text:p>background-position</text:p>
          </table:table-cell>
          <table:table-cell table:formula="of:=IF([.B21]=[.A2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ckground-repeat</text:p>
          </table:table-cell>
          <table:table-cell table:formula="of:=VLOOKUP([.A22];['Geany 1.22'.$A$2:.$B$269];1)" office:value-type="string" office:string-value="background-repeat">
            <text:p>background-repeat</text:p>
          </table:table-cell>
          <table:table-cell table:formula="of:=IF([.B22]=[.A2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ckground-size</text:p>
          </table:table-cell>
          <table:table-cell table:formula="of:=VLOOKUP([.A23];['Geany 1.22'.$A$2:.$B$269];1)" office:value-type="string" office:string-value="background-size">
            <text:p>background-size</text:p>
          </table:table-cell>
          <table:table-cell table:formula="of:=IF([.B23]=[.A2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aseline-shift</text:p>
          </table:table-cell>
          <table:table-cell table:formula="of:=VLOOKUP([.A24];['Geany 1.22'.$A$2:.$B$269];1)" office:value-type="string" office:string-value="baseline-shift">
            <text:p>baseline-shift</text:p>
          </table:table-cell>
          <table:table-cell table:formula="of:=IF([.B24]=[.A2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inding</text:p>
          </table:table-cell>
          <table:table-cell table:formula="of:=VLOOKUP([.A25];['Geany 1.22'.$A$2:.$B$269];1)" office:value-type="string" office:string-value="bbox">
            <text:p>bbox</text:p>
          </table:table-cell>
          <table:table-cell table:formula="of:=IF([.B25]=[.A25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leed</text:p>
          </table:table-cell>
          <table:table-cell table:formula="of:=VLOOKUP([.A26];['Geany 1.22'.$A$2:.$B$269];1)" office:value-type="string" office:string-value="bbox">
            <text:p>bbox</text:p>
          </table:table-cell>
          <table:table-cell table:formula="of:=IF([.B26]=[.A26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ookmark-label</text:p>
          </table:table-cell>
          <table:table-cell table:formula="of:=VLOOKUP([.A27];['Geany 1.22'.$A$2:.$B$269];1)" office:value-type="string" office:string-value="bookmark-label">
            <text:p>bookmark-label</text:p>
          </table:table-cell>
          <table:table-cell table:formula="of:=IF([.B27]=[.A2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okmark-level</text:p>
          </table:table-cell>
          <table:table-cell table:formula="of:=VLOOKUP([.A28];['Geany 1.22'.$A$2:.$B$269];1)" office:value-type="string" office:string-value="bookmark-level">
            <text:p>bookmark-level</text:p>
          </table:table-cell>
          <table:table-cell table:formula="of:=IF([.B28]=[.A2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okmark-state</text:p>
          </table:table-cell>
          <table:table-cell table:formula="of:=VLOOKUP([.A29];['Geany 1.22'.$A$2:.$B$269];1)" office:value-type="string" office:string-value="bookmark-level">
            <text:p>bookmark-level</text:p>
          </table:table-cell>
          <table:table-cell table:formula="of:=IF([.B29]=[.A29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ookmark-target</text:p>
          </table:table-cell>
          <table:table-cell table:formula="of:=VLOOKUP([.A30];['Geany 1.22'.$A$2:.$B$269];1)" office:value-type="string" office:string-value="bookmark-target">
            <text:p>bookmark-target</text:p>
          </table:table-cell>
          <table:table-cell table:formula="of:=IF([.B30]=[.A3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</text:p>
          </table:table-cell>
          <table:table-cell table:formula="of:=VLOOKUP([.A31];['Geany 1.22'.$A$2:.$B$269];1)" office:value-type="string" office:string-value="border">
            <text:p>border</text:p>
          </table:table-cell>
          <table:table-cell table:formula="of:=IF([.B31]=[.A3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bottom</text:p>
          </table:table-cell>
          <table:table-cell table:formula="of:=VLOOKUP([.A32];['Geany 1.22'.$A$2:.$B$269];1)" office:value-type="string" office:string-value="border-bottom">
            <text:p>border-bottom</text:p>
          </table:table-cell>
          <table:table-cell table:formula="of:=IF([.B32]=[.A3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bottom-color</text:p>
          </table:table-cell>
          <table:table-cell table:formula="of:=VLOOKUP([.A33];['Geany 1.22'.$A$2:.$B$269];1)" office:value-type="string" office:string-value="border-bottom-color">
            <text:p>border-bottom-color</text:p>
          </table:table-cell>
          <table:table-cell table:formula="of:=IF([.B33]=[.A3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bottom-left-radius</text:p>
          </table:table-cell>
          <table:table-cell table:formula="of:=VLOOKUP([.A34];['Geany 1.22'.$A$2:.$B$269];1)" office:value-type="string" office:string-value="border-bottom-left-radius">
            <text:p>border-bottom-left-radius</text:p>
          </table:table-cell>
          <table:table-cell table:formula="of:=IF([.B34]=[.A3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bottom-right-radius</text:p>
          </table:table-cell>
          <table:table-cell table:formula="of:=VLOOKUP([.A35];['Geany 1.22'.$A$2:.$B$269];1)" office:value-type="string" office:string-value="border-bottom-right-radius">
            <text:p>border-bottom-right-radius</text:p>
          </table:table-cell>
          <table:table-cell table:formula="of:=IF([.B35]=[.A3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bottom-style</text:p>
          </table:table-cell>
          <table:table-cell table:formula="of:=VLOOKUP([.A36];['Geany 1.22'.$A$2:.$B$269];1)" office:value-type="string" office:string-value="border-bottom-style">
            <text:p>border-bottom-style</text:p>
          </table:table-cell>
          <table:table-cell table:formula="of:=IF([.B36]=[.A3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bottom-width</text:p>
          </table:table-cell>
          <table:table-cell table:formula="of:=VLOOKUP([.A37];['Geany 1.22'.$A$2:.$B$269];1)" office:value-type="string" office:string-value="border-bottom-width">
            <text:p>border-bottom-width</text:p>
          </table:table-cell>
          <table:table-cell table:formula="of:=IF([.B37]=[.A3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collapse</text:p>
          </table:table-cell>
          <table:table-cell table:formula="of:=VLOOKUP([.A38];['Geany 1.22'.$A$2:.$B$269];1)" office:value-type="string" office:string-value="border-collapse">
            <text:p>border-collapse</text:p>
          </table:table-cell>
          <table:table-cell table:formula="of:=IF([.B38]=[.A3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color</text:p>
          </table:table-cell>
          <table:table-cell table:formula="of:=VLOOKUP([.A39];['Geany 1.22'.$A$2:.$B$269];1)" office:value-type="string" office:string-value="border-color">
            <text:p>border-color</text:p>
          </table:table-cell>
          <table:table-cell table:formula="of:=IF([.B39]=[.A3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image</text:p>
          </table:table-cell>
          <table:table-cell table:formula="of:=VLOOKUP([.A40];['Geany 1.22'.$A$2:.$B$269];1)" office:value-type="string" office:string-value="border-image">
            <text:p>border-image</text:p>
          </table:table-cell>
          <table:table-cell table:formula="of:=IF([.B40]=[.A4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image-outset</text:p>
          </table:table-cell>
          <table:table-cell table:formula="of:=VLOOKUP([.A41];['Geany 1.22'.$A$2:.$B$269];1)" office:value-type="string" office:string-value="border-image">
            <text:p>border-image</text:p>
          </table:table-cell>
          <table:table-cell table:formula="of:=IF([.B41]=[.A41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order-image-repeat</text:p>
          </table:table-cell>
          <table:table-cell table:formula="of:=VLOOKUP([.A42];['Geany 1.22'.$A$2:.$B$269];1)" office:value-type="string" office:string-value="border-image">
            <text:p>border-image</text:p>
          </table:table-cell>
          <table:table-cell table:formula="of:=IF([.B42]=[.A42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order-image-slice</text:p>
          </table:table-cell>
          <table:table-cell table:formula="of:=VLOOKUP([.A43];['Geany 1.22'.$A$2:.$B$269];1)" office:value-type="string" office:string-value="border-image">
            <text:p>border-image</text:p>
          </table:table-cell>
          <table:table-cell table:formula="of:=IF([.B43]=[.A43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order-image-source</text:p>
          </table:table-cell>
          <table:table-cell table:formula="of:=VLOOKUP([.A44];['Geany 1.22'.$A$2:.$B$269];1)" office:value-type="string" office:string-value="border-image">
            <text:p>border-image</text:p>
          </table:table-cell>
          <table:table-cell table:formula="of:=IF([.B44]=[.A44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order-image-width</text:p>
          </table:table-cell>
          <table:table-cell table:formula="of:=VLOOKUP([.A45];['Geany 1.22'.$A$2:.$B$269];1)" office:value-type="string" office:string-value="border-image">
            <text:p>border-image</text:p>
          </table:table-cell>
          <table:table-cell table:formula="of:=IF([.B45]=[.A45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order-left</text:p>
          </table:table-cell>
          <table:table-cell table:formula="of:=VLOOKUP([.A46];['Geany 1.22'.$A$2:.$B$269];1)" office:value-type="string" office:string-value="border-left">
            <text:p>border-left</text:p>
          </table:table-cell>
          <table:table-cell table:formula="of:=IF([.B46]=[.A4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left-color</text:p>
          </table:table-cell>
          <table:table-cell table:formula="of:=VLOOKUP([.A47];['Geany 1.22'.$A$2:.$B$269];1)" office:value-type="string" office:string-value="border-left-color">
            <text:p>border-left-color</text:p>
          </table:table-cell>
          <table:table-cell table:formula="of:=IF([.B47]=[.A4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left-style</text:p>
          </table:table-cell>
          <table:table-cell table:formula="of:=VLOOKUP([.A48];['Geany 1.22'.$A$2:.$B$269];1)" office:value-type="string" office:string-value="border-left-style">
            <text:p>border-left-style</text:p>
          </table:table-cell>
          <table:table-cell table:formula="of:=IF([.B48]=[.A4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left-width</text:p>
          </table:table-cell>
          <table:table-cell table:formula="of:=VLOOKUP([.A49];['Geany 1.22'.$A$2:.$B$269];1)" office:value-type="string" office:string-value="border-left-width">
            <text:p>border-left-width</text:p>
          </table:table-cell>
          <table:table-cell table:formula="of:=IF([.B49]=[.A4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radius</text:p>
          </table:table-cell>
          <table:table-cell table:formula="of:=VLOOKUP([.A50];['Geany 1.22'.$A$2:.$B$269];1)" office:value-type="string" office:string-value="border-radius">
            <text:p>border-radius</text:p>
          </table:table-cell>
          <table:table-cell table:formula="of:=IF([.B50]=[.A5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right</text:p>
          </table:table-cell>
          <table:table-cell table:formula="of:=VLOOKUP([.A51];['Geany 1.22'.$A$2:.$B$269];1)" office:value-type="string" office:string-value="border-right">
            <text:p>border-right</text:p>
          </table:table-cell>
          <table:table-cell table:formula="of:=IF([.B51]=[.A5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right-color</text:p>
          </table:table-cell>
          <table:table-cell table:formula="of:=VLOOKUP([.A52];['Geany 1.22'.$A$2:.$B$269];1)" office:value-type="string" office:string-value="border-right-color">
            <text:p>border-right-color</text:p>
          </table:table-cell>
          <table:table-cell table:formula="of:=IF([.B52]=[.A5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right-style</text:p>
          </table:table-cell>
          <table:table-cell table:formula="of:=VLOOKUP([.A53];['Geany 1.22'.$A$2:.$B$269];1)" office:value-type="string" office:string-value="border-right-style">
            <text:p>border-right-style</text:p>
          </table:table-cell>
          <table:table-cell table:formula="of:=IF([.B53]=[.A5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right-width</text:p>
          </table:table-cell>
          <table:table-cell table:formula="of:=VLOOKUP([.A54];['Geany 1.22'.$A$2:.$B$269];1)" office:value-type="string" office:string-value="border-right-width">
            <text:p>border-right-width</text:p>
          </table:table-cell>
          <table:table-cell table:formula="of:=IF([.B54]=[.A5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spacing</text:p>
          </table:table-cell>
          <table:table-cell table:formula="of:=VLOOKUP([.A55];['Geany 1.22'.$A$2:.$B$269];1)" office:value-type="string" office:string-value="border-spacing">
            <text:p>border-spacing</text:p>
          </table:table-cell>
          <table:table-cell table:formula="of:=IF([.B55]=[.A5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style</text:p>
          </table:table-cell>
          <table:table-cell table:formula="of:=VLOOKUP([.A56];['Geany 1.22'.$A$2:.$B$269];1)" office:value-type="string" office:string-value="border-style">
            <text:p>border-style</text:p>
          </table:table-cell>
          <table:table-cell table:formula="of:=IF([.B56]=[.A5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top</text:p>
          </table:table-cell>
          <table:table-cell table:formula="of:=VLOOKUP([.A57];['Geany 1.22'.$A$2:.$B$269];1)" office:value-type="string" office:string-value="border-top">
            <text:p>border-top</text:p>
          </table:table-cell>
          <table:table-cell table:formula="of:=IF([.B57]=[.A5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top-color</text:p>
          </table:table-cell>
          <table:table-cell table:formula="of:=VLOOKUP([.A58];['Geany 1.22'.$A$2:.$B$269];1)" office:value-type="string" office:string-value="border-top-color">
            <text:p>border-top-color</text:p>
          </table:table-cell>
          <table:table-cell table:formula="of:=IF([.B58]=[.A5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top-left-radius</text:p>
          </table:table-cell>
          <table:table-cell table:formula="of:=VLOOKUP([.A59];['Geany 1.22'.$A$2:.$B$269];1)" office:value-type="string" office:string-value="border-top-left-radius">
            <text:p>border-top-left-radius</text:p>
          </table:table-cell>
          <table:table-cell table:formula="of:=IF([.B59]=[.A5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top-right-radius</text:p>
          </table:table-cell>
          <table:table-cell table:formula="of:=VLOOKUP([.A60];['Geany 1.22'.$A$2:.$B$269];1)" office:value-type="string" office:string-value="border-top-right-radius">
            <text:p>border-top-right-radius</text:p>
          </table:table-cell>
          <table:table-cell table:formula="of:=IF([.B60]=[.A6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top-style</text:p>
          </table:table-cell>
          <table:table-cell table:formula="of:=VLOOKUP([.A61];['Geany 1.22'.$A$2:.$B$269];1)" office:value-type="string" office:string-value="border-top-style">
            <text:p>border-top-style</text:p>
          </table:table-cell>
          <table:table-cell table:formula="of:=IF([.B61]=[.A6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top-width</text:p>
          </table:table-cell>
          <table:table-cell table:formula="of:=VLOOKUP([.A62];['Geany 1.22'.$A$2:.$B$269];1)" office:value-type="string" office:string-value="border-top-width">
            <text:p>border-top-width</text:p>
          </table:table-cell>
          <table:table-cell table:formula="of:=IF([.B62]=[.A6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rder-width</text:p>
          </table:table-cell>
          <table:table-cell table:formula="of:=VLOOKUP([.A63];['Geany 1.22'.$A$2:.$B$269];1)" office:value-type="string" office:string-value="border-width">
            <text:p>border-width</text:p>
          </table:table-cell>
          <table:table-cell table:formula="of:=IF([.B63]=[.A6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ttom</text:p>
          </table:table-cell>
          <table:table-cell table:formula="of:=VLOOKUP([.A64];['Geany 1.22'.$A$2:.$B$269];1)" office:value-type="string" office:string-value="bottom">
            <text:p>bottom</text:p>
          </table:table-cell>
          <table:table-cell table:formula="of:=IF([.B64]=[.A6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x-decoration-break</text:p>
          </table:table-cell>
          <table:table-cell table:formula="of:=VLOOKUP([.A65];['Geany 1.22'.$A$2:.$B$269];1)" office:value-type="string" office:string-value="box-align">
            <text:p>box-align</text:p>
          </table:table-cell>
          <table:table-cell table:formula="of:=IF([.B65]=[.A65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ox-shadow</text:p>
          </table:table-cell>
          <table:table-cell table:formula="of:=VLOOKUP([.A66];['Geany 1.22'.$A$2:.$B$269];1)" office:value-type="string" office:string-value="box-shadow">
            <text:p>box-shadow</text:p>
          </table:table-cell>
          <table:table-cell table:formula="of:=IF([.B66]=[.A6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ox-sizing</text:p>
          </table:table-cell>
          <table:table-cell table:formula="of:=VLOOKUP([.A67];['Geany 1.22'.$A$2:.$B$269];1)" office:value-type="string" office:string-value="box-sizing">
            <text:p>box-sizing</text:p>
          </table:table-cell>
          <table:table-cell table:formula="of:=IF([.B67]=[.A6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break-after</text:p>
          </table:table-cell>
          <table:table-cell table:formula="of:=VLOOKUP([.A68];['Geany 1.22'.$A$2:.$B$269];1)" office:value-type="string" office:string-value="box-sizing">
            <text:p>box-sizing</text:p>
          </table:table-cell>
          <table:table-cell table:formula="of:=IF([.B68]=[.A68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reak-before</text:p>
          </table:table-cell>
          <table:table-cell table:formula="of:=VLOOKUP([.A69];['Geany 1.22'.$A$2:.$B$269];1)" office:value-type="string" office:string-value="box-sizing">
            <text:p>box-sizing</text:p>
          </table:table-cell>
          <table:table-cell table:formula="of:=IF([.B69]=[.A69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break-inside</text:p>
          </table:table-cell>
          <table:table-cell table:formula="of:=VLOOKUP([.A70];['Geany 1.22'.$A$2:.$B$269];1)" office:value-type="string" office:string-value="box-sizing">
            <text:p>box-sizing</text:p>
          </table:table-cell>
          <table:table-cell table:formula="of:=IF([.B70]=[.A70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caption-side</text:p>
          </table:table-cell>
          <table:table-cell table:formula="of:=VLOOKUP([.A71];['Geany 1.22'.$A$2:.$B$269];1)" office:value-type="string" office:string-value="caption-side">
            <text:p>caption-side</text:p>
          </table:table-cell>
          <table:table-cell table:formula="of:=IF([.B71]=[.A7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lear</text:p>
          </table:table-cell>
          <table:table-cell table:formula="of:=VLOOKUP([.A72];['Geany 1.22'.$A$2:.$B$269];1)" office:value-type="string" office:string-value="clear">
            <text:p>clear</text:p>
          </table:table-cell>
          <table:table-cell table:formula="of:=IF([.B72]=[.A7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lip</text:p>
          </table:table-cell>
          <table:table-cell table:formula="of:=VLOOKUP([.A73];['Geany 1.22'.$A$2:.$B$269];1)" office:value-type="string" office:string-value="clip">
            <text:p>clip</text:p>
          </table:table-cell>
          <table:table-cell table:formula="of:=IF([.B73]=[.A7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or</text:p>
          </table:table-cell>
          <table:table-cell table:formula="of:=VLOOKUP([.A74];['Geany 1.22'.$A$2:.$B$269];1)" office:value-type="string" office:string-value="color">
            <text:p>color</text:p>
          </table:table-cell>
          <table:table-cell table:formula="of:=IF([.B74]=[.A7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or-profile</text:p>
          </table:table-cell>
          <table:table-cell table:formula="of:=VLOOKUP([.A75];['Geany 1.22'.$A$2:.$B$269];1)" office:value-type="string" office:string-value="color">
            <text:p>color</text:p>
          </table:table-cell>
          <table:table-cell table:formula="of:=IF([.B75]=[.A75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column-count</text:p>
          </table:table-cell>
          <table:table-cell table:formula="of:=VLOOKUP([.A76];['Geany 1.22'.$A$2:.$B$269];1)" office:value-type="string" office:string-value="column-count">
            <text:p>column-count</text:p>
          </table:table-cell>
          <table:table-cell table:formula="of:=IF([.B76]=[.A7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umn-fill</text:p>
          </table:table-cell>
          <table:table-cell table:formula="of:=VLOOKUP([.A77];['Geany 1.22'.$A$2:.$B$269];1)" office:value-type="string" office:string-value="column-fill">
            <text:p>column-fill</text:p>
          </table:table-cell>
          <table:table-cell table:formula="of:=IF([.B77]=[.A7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umn-gap</text:p>
          </table:table-cell>
          <table:table-cell table:formula="of:=VLOOKUP([.A78];['Geany 1.22'.$A$2:.$B$269];1)" office:value-type="string" office:string-value="column-gap">
            <text:p>column-gap</text:p>
          </table:table-cell>
          <table:table-cell table:formula="of:=IF([.B78]=[.A7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umn-rule</text:p>
          </table:table-cell>
          <table:table-cell table:formula="of:=VLOOKUP([.A79];['Geany 1.22'.$A$2:.$B$269];1)" office:value-type="string" office:string-value="column-rule">
            <text:p>column-rule</text:p>
          </table:table-cell>
          <table:table-cell table:formula="of:=IF([.B79]=[.A7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umn-rule-color</text:p>
          </table:table-cell>
          <table:table-cell table:formula="of:=VLOOKUP([.A80];['Geany 1.22'.$A$2:.$B$269];1)" office:value-type="string" office:string-value="column-rule-color">
            <text:p>column-rule-color</text:p>
          </table:table-cell>
          <table:table-cell table:formula="of:=IF([.B80]=[.A8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umn-rule-style</text:p>
          </table:table-cell>
          <table:table-cell table:formula="of:=VLOOKUP([.A81];['Geany 1.22'.$A$2:.$B$269];1)" office:value-type="string" office:string-value="column-rule-style">
            <text:p>column-rule-style</text:p>
          </table:table-cell>
          <table:table-cell table:formula="of:=IF([.B81]=[.A8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umn-rule-width</text:p>
          </table:table-cell>
          <table:table-cell table:formula="of:=VLOOKUP([.A82];['Geany 1.22'.$A$2:.$B$269];1)" office:value-type="string" office:string-value="column-rule-width">
            <text:p>column-rule-width</text:p>
          </table:table-cell>
          <table:table-cell table:formula="of:=IF([.B82]=[.A8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umn-span</text:p>
          </table:table-cell>
          <table:table-cell table:formula="of:=VLOOKUP([.A83];['Geany 1.22'.$A$2:.$B$269];1)" office:value-type="string" office:string-value="column-span">
            <text:p>column-span</text:p>
          </table:table-cell>
          <table:table-cell table:formula="of:=IF([.B83]=[.A8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umn-width</text:p>
          </table:table-cell>
          <table:table-cell table:formula="of:=VLOOKUP([.A84];['Geany 1.22'.$A$2:.$B$269];1)" office:value-type="string" office:string-value="column-width">
            <text:p>column-width</text:p>
          </table:table-cell>
          <table:table-cell table:formula="of:=IF([.B84]=[.A8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lumns</text:p>
          </table:table-cell>
          <table:table-cell table:formula="of:=VLOOKUP([.A85];['Geany 1.22'.$A$2:.$B$269];1)" office:value-type="string" office:string-value="columns">
            <text:p>columns</text:p>
          </table:table-cell>
          <table:table-cell table:formula="of:=IF([.B85]=[.A8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ntent</text:p>
          </table:table-cell>
          <table:table-cell table:formula="of:=VLOOKUP([.A86];['Geany 1.22'.$A$2:.$B$269];1)" office:value-type="string" office:string-value="content">
            <text:p>content</text:p>
          </table:table-cell>
          <table:table-cell table:formula="of:=IF([.B86]=[.A8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unter-increment</text:p>
          </table:table-cell>
          <table:table-cell table:formula="of:=VLOOKUP([.A87];['Geany 1.22'.$A$2:.$B$269];1)" office:value-type="string" office:string-value="counter-increment">
            <text:p>counter-increment</text:p>
          </table:table-cell>
          <table:table-cell table:formula="of:=IF([.B87]=[.A8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ounter-reset</text:p>
          </table:table-cell>
          <table:table-cell table:formula="of:=VLOOKUP([.A88];['Geany 1.22'.$A$2:.$B$269];1)" office:value-type="string" office:string-value="counter-reset">
            <text:p>counter-reset</text:p>
          </table:table-cell>
          <table:table-cell table:formula="of:=IF([.B88]=[.A8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rop</text:p>
          </table:table-cell>
          <table:table-cell table:formula="of:=VLOOKUP([.A89];['Geany 1.22'.$A$2:.$B$269];1)" office:value-type="string" office:string-value="crop">
            <text:p>crop</text:p>
          </table:table-cell>
          <table:table-cell table:formula="of:=IF([.B89]=[.A8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ue</text:p>
          </table:table-cell>
          <table:table-cell table:formula="of:=VLOOKUP([.A90];['Geany 1.22'.$A$2:.$B$269];1)" office:value-type="string" office:string-value="cue">
            <text:p>cue</text:p>
          </table:table-cell>
          <table:table-cell table:formula="of:=IF([.B90]=[.A9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ue-after</text:p>
          </table:table-cell>
          <table:table-cell table:formula="of:=VLOOKUP([.A91];['Geany 1.22'.$A$2:.$B$269];1)" office:value-type="string" office:string-value="cue-after">
            <text:p>cue-after</text:p>
          </table:table-cell>
          <table:table-cell table:formula="of:=IF([.B91]=[.A9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ue-before</text:p>
          </table:table-cell>
          <table:table-cell table:formula="of:=VLOOKUP([.A92];['Geany 1.22'.$A$2:.$B$269];1)" office:value-type="string" office:string-value="cue-before">
            <text:p>cue-before</text:p>
          </table:table-cell>
          <table:table-cell table:formula="of:=IF([.B92]=[.A9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cursor</text:p>
          </table:table-cell>
          <table:table-cell table:formula="of:=VLOOKUP([.A93];['Geany 1.22'.$A$2:.$B$269];1)" office:value-type="string" office:string-value="cursor">
            <text:p>cursor</text:p>
          </table:table-cell>
          <table:table-cell table:formula="of:=IF([.B93]=[.A9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direction</text:p>
          </table:table-cell>
          <table:table-cell table:formula="of:=VLOOKUP([.A94];['Geany 1.22'.$A$2:.$B$269];1)" office:value-type="string" office:string-value="direction">
            <text:p>direction</text:p>
          </table:table-cell>
          <table:table-cell table:formula="of:=IF([.B94]=[.A9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display</text:p>
          </table:table-cell>
          <table:table-cell table:formula="of:=VLOOKUP([.A95];['Geany 1.22'.$A$2:.$B$269];1)" office:value-type="string" office:string-value="display">
            <text:p>display</text:p>
          </table:table-cell>
          <table:table-cell table:formula="of:=IF([.B95]=[.A9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dominant-baseline</text:p>
          </table:table-cell>
          <table:table-cell table:formula="of:=VLOOKUP([.A96];['Geany 1.22'.$A$2:.$B$269];1)" office:value-type="string" office:string-value="dominant-baseline">
            <text:p>dominant-baseline</text:p>
          </table:table-cell>
          <table:table-cell table:formula="of:=IF([.B96]=[.A9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drop-initial-after-adjust</text:p>
          </table:table-cell>
          <table:table-cell table:formula="of:=VLOOKUP([.A97];['Geany 1.22'.$A$2:.$B$269];1)" office:value-type="string" office:string-value="drop-initial-after-adjust">
            <text:p>drop-initial-after-adjust</text:p>
          </table:table-cell>
          <table:table-cell table:formula="of:=IF([.B97]=[.A9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drop-initial-after-align</text:p>
          </table:table-cell>
          <table:table-cell table:formula="of:=VLOOKUP([.A98];['Geany 1.22'.$A$2:.$B$269];1)" office:value-type="string" office:string-value="drop-initial-after-align">
            <text:p>drop-initial-after-align</text:p>
          </table:table-cell>
          <table:table-cell table:formula="of:=IF([.B98]=[.A9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drop-initial-before-adjust</text:p>
          </table:table-cell>
          <table:table-cell table:formula="of:=VLOOKUP([.A99];['Geany 1.22'.$A$2:.$B$269];1)" office:value-type="string" office:string-value="drop-initial-before-adjust">
            <text:p>drop-initial-before-adjust</text:p>
          </table:table-cell>
          <table:table-cell table:formula="of:=IF([.B99]=[.A9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drop-initial-before-align</text:p>
          </table:table-cell>
          <table:table-cell table:formula="of:=VLOOKUP([.A100];['Geany 1.22'.$A$2:.$B$269];1)" office:value-type="string" office:string-value="drop-initial-before-align">
            <text:p>drop-initial-before-align</text:p>
          </table:table-cell>
          <table:table-cell table:formula="of:=IF([.B100]=[.A10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drop-initial-size</text:p>
          </table:table-cell>
          <table:table-cell table:formula="of:=VLOOKUP([.A101];['Geany 1.22'.$A$2:.$B$269];1)" office:value-type="string" office:string-value="drop-initial-size">
            <text:p>drop-initial-size</text:p>
          </table:table-cell>
          <table:table-cell table:formula="of:=IF([.B101]=[.A10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drop-initial-value</text:p>
          </table:table-cell>
          <table:table-cell table:formula="of:=VLOOKUP([.A102];['Geany 1.22'.$A$2:.$B$269];1)" office:value-type="string" office:string-value="drop-initial-value">
            <text:p>drop-initial-value</text:p>
          </table:table-cell>
          <table:table-cell table:formula="of:=IF([.B102]=[.A10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elevation</text:p>
          </table:table-cell>
          <table:table-cell table:formula="of:=VLOOKUP([.A103];['Geany 1.22'.$A$2:.$B$269];1)" office:value-type="string" office:string-value="elevation">
            <text:p>elevation</text:p>
          </table:table-cell>
          <table:table-cell table:formula="of:=IF([.B103]=[.A10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empty-cells</text:p>
          </table:table-cell>
          <table:table-cell table:formula="of:=VLOOKUP([.A104];['Geany 1.22'.$A$2:.$B$269];1)" office:value-type="string" office:string-value="empty-cells">
            <text:p>empty-cells</text:p>
          </table:table-cell>
          <table:table-cell table:formula="of:=IF([.B104]=[.A10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it</text:p>
          </table:table-cell>
          <table:table-cell table:formula="of:=VLOOKUP([.A105];['Geany 1.22'.$A$2:.$B$269];1)" office:value-type="string" office:string-value="fit">
            <text:p>fit</text:p>
          </table:table-cell>
          <table:table-cell table:formula="of:=IF([.B105]=[.A10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it-position</text:p>
          </table:table-cell>
          <table:table-cell table:formula="of:=VLOOKUP([.A106];['Geany 1.22'.$A$2:.$B$269];1)" office:value-type="string" office:string-value="fit-position">
            <text:p>fit-position</text:p>
          </table:table-cell>
          <table:table-cell table:formula="of:=IF([.B106]=[.A10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lex-align</text:p>
          </table:table-cell>
          <table:table-cell table:formula="of:=VLOOKUP([.A107];['Geany 1.22'.$A$2:.$B$269];1)" office:value-type="string" office:string-value="fit-position">
            <text:p>fit-position</text:p>
          </table:table-cell>
          <table:table-cell table:formula="of:=IF([.B107]=[.A107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flex-flow</text:p>
          </table:table-cell>
          <table:table-cell table:formula="of:=VLOOKUP([.A108];['Geany 1.22'.$A$2:.$B$269];1)" office:value-type="string" office:string-value="fit-position">
            <text:p>fit-position</text:p>
          </table:table-cell>
          <table:table-cell table:formula="of:=IF([.B108]=[.A108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flex-line-pack</text:p>
          </table:table-cell>
          <table:table-cell table:formula="of:=VLOOKUP([.A109];['Geany 1.22'.$A$2:.$B$269];1)" office:value-type="string" office:string-value="fit-position">
            <text:p>fit-position</text:p>
          </table:table-cell>
          <table:table-cell table:formula="of:=IF([.B109]=[.A109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flex-order</text:p>
          </table:table-cell>
          <table:table-cell table:formula="of:=VLOOKUP([.A110];['Geany 1.22'.$A$2:.$B$269];1)" office:value-type="string" office:string-value="fit-position">
            <text:p>fit-position</text:p>
          </table:table-cell>
          <table:table-cell table:formula="of:=IF([.B110]=[.A110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flex-pack</text:p>
          </table:table-cell>
          <table:table-cell table:formula="of:=VLOOKUP([.A111];['Geany 1.22'.$A$2:.$B$269];1)" office:value-type="string" office:string-value="fit-position">
            <text:p>fit-position</text:p>
          </table:table-cell>
          <table:table-cell table:formula="of:=IF([.B111]=[.A111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float</text:p>
          </table:table-cell>
          <table:table-cell table:formula="of:=VLOOKUP([.A112];['Geany 1.22'.$A$2:.$B$269];1)" office:value-type="string" office:string-value="float">
            <text:p>float</text:p>
          </table:table-cell>
          <table:table-cell table:formula="of:=IF([.B112]=[.A11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loat-offset</text:p>
          </table:table-cell>
          <table:table-cell table:formula="of:=VLOOKUP([.A113];['Geany 1.22'.$A$2:.$B$269];1)" office:value-type="string" office:string-value="float-offset">
            <text:p>float-offset</text:p>
          </table:table-cell>
          <table:table-cell table:formula="of:=IF([.B113]=[.A11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ont</text:p>
          </table:table-cell>
          <table:table-cell table:formula="of:=VLOOKUP([.A114];['Geany 1.22'.$A$2:.$B$269];1)" office:value-type="string" office:string-value="font">
            <text:p>font</text:p>
          </table:table-cell>
          <table:table-cell table:formula="of:=IF([.B114]=[.A11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ont-family</text:p>
          </table:table-cell>
          <table:table-cell table:formula="of:=VLOOKUP([.A115];['Geany 1.22'.$A$2:.$B$269];1)" office:value-type="string" office:string-value="font-family">
            <text:p>font-family</text:p>
          </table:table-cell>
          <table:table-cell table:formula="of:=IF([.B115]=[.A11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ont-size</text:p>
          </table:table-cell>
          <table:table-cell table:formula="of:=VLOOKUP([.A116];['Geany 1.22'.$A$2:.$B$269];1)" office:value-type="string" office:string-value="font-size">
            <text:p>font-size</text:p>
          </table:table-cell>
          <table:table-cell table:formula="of:=IF([.B116]=[.A11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ont-size-adjust</text:p>
          </table:table-cell>
          <table:table-cell table:formula="of:=VLOOKUP([.A117];['Geany 1.22'.$A$2:.$B$269];1)" office:value-type="string" office:string-value="font-size-adjust">
            <text:p>font-size-adjust</text:p>
          </table:table-cell>
          <table:table-cell table:formula="of:=IF([.B117]=[.A11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ont-stretch</text:p>
          </table:table-cell>
          <table:table-cell table:formula="of:=VLOOKUP([.A118];['Geany 1.22'.$A$2:.$B$269];1)" office:value-type="string" office:string-value="font-stretch">
            <text:p>font-stretch</text:p>
          </table:table-cell>
          <table:table-cell table:formula="of:=IF([.B118]=[.A11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ont-style</text:p>
          </table:table-cell>
          <table:table-cell table:formula="of:=VLOOKUP([.A119];['Geany 1.22'.$A$2:.$B$269];1)" office:value-type="string" office:string-value="font-style">
            <text:p>font-style</text:p>
          </table:table-cell>
          <table:table-cell table:formula="of:=IF([.B119]=[.A11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ont-variant</text:p>
          </table:table-cell>
          <table:table-cell table:formula="of:=VLOOKUP([.A120];['Geany 1.22'.$A$2:.$B$269];1)" office:value-type="string" office:string-value="font-variant">
            <text:p>font-variant</text:p>
          </table:table-cell>
          <table:table-cell table:formula="of:=IF([.B120]=[.A12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font-weight</text:p>
          </table:table-cell>
          <table:table-cell table:formula="of:=VLOOKUP([.A121];['Geany 1.22'.$A$2:.$B$269];1)" office:value-type="string" office:string-value="font-weight">
            <text:p>font-weight</text:p>
          </table:table-cell>
          <table:table-cell table:formula="of:=IF([.B121]=[.A12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grid-columns</text:p>
          </table:table-cell>
          <table:table-cell table:formula="of:=VLOOKUP([.A122];['Geany 1.22'.$A$2:.$B$269];1)" office:value-type="string" office:string-value="font-weight">
            <text:p>font-weight</text:p>
          </table:table-cell>
          <table:table-cell table:formula="of:=IF([.B122]=[.A122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grid-rows</text:p>
          </table:table-cell>
          <table:table-cell table:formula="of:=VLOOKUP([.A123];['Geany 1.22'.$A$2:.$B$269];1)" office:value-type="string" office:string-value="font-weight">
            <text:p>font-weight</text:p>
          </table:table-cell>
          <table:table-cell table:formula="of:=IF([.B123]=[.A123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hanging-punctuation</text:p>
          </table:table-cell>
          <table:table-cell table:formula="of:=VLOOKUP([.A124];['Geany 1.22'.$A$2:.$B$269];1)" office:value-type="string" office:string-value="hanging-punctuation">
            <text:p>hanging-punctuation</text:p>
          </table:table-cell>
          <table:table-cell table:formula="of:=IF([.B124]=[.A12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VLOOKUP([.A125];['Geany 1.22'.$A$2:.$B$269];1)" office:value-type="string" office:string-value="height">
            <text:p>height</text:p>
          </table:table-cell>
          <table:table-cell table:formula="of:=IF([.B125]=[.A12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hyphenate-after</text:p>
          </table:table-cell>
          <table:table-cell table:formula="of:=VLOOKUP([.A126];['Geany 1.22'.$A$2:.$B$269];1)" office:value-type="string" office:string-value="hyphenate-after">
            <text:p>hyphenate-after</text:p>
          </table:table-cell>
          <table:table-cell table:formula="of:=IF([.B126]=[.A12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hyphenate-before</text:p>
          </table:table-cell>
          <table:table-cell table:formula="of:=VLOOKUP([.A127];['Geany 1.22'.$A$2:.$B$269];1)" office:value-type="string" office:string-value="hyphenate-before">
            <text:p>hyphenate-before</text:p>
          </table:table-cell>
          <table:table-cell table:formula="of:=IF([.B127]=[.A12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hyphenate-character</text:p>
          </table:table-cell>
          <table:table-cell table:formula="of:=VLOOKUP([.A128];['Geany 1.22'.$A$2:.$B$269];1)" office:value-type="string" office:string-value="hyphenate-character">
            <text:p>hyphenate-character</text:p>
          </table:table-cell>
          <table:table-cell table:formula="of:=IF([.B128]=[.A12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hyphenate-lines</text:p>
          </table:table-cell>
          <table:table-cell table:formula="of:=VLOOKUP([.A129];['Geany 1.22'.$A$2:.$B$269];1)" office:value-type="string" office:string-value="hyphenate-lines">
            <text:p>hyphenate-lines</text:p>
          </table:table-cell>
          <table:table-cell table:formula="of:=IF([.B129]=[.A12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hyphenate-resource</text:p>
          </table:table-cell>
          <table:table-cell table:formula="of:=VLOOKUP([.A130];['Geany 1.22'.$A$2:.$B$269];1)" office:value-type="string" office:string-value="hyphenate-resource">
            <text:p>hyphenate-resource</text:p>
          </table:table-cell>
          <table:table-cell table:formula="of:=IF([.B130]=[.A13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hyphens</text:p>
          </table:table-cell>
          <table:table-cell table:formula="of:=VLOOKUP([.A131];['Geany 1.22'.$A$2:.$B$269];1)" office:value-type="string" office:string-value="hyphens">
            <text:p>hyphens</text:p>
          </table:table-cell>
          <table:table-cell table:formula="of:=IF([.B131]=[.A13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icon</text:p>
          </table:table-cell>
          <table:table-cell table:formula="of:=VLOOKUP([.A132];['Geany 1.22'.$A$2:.$B$269];1)" office:value-type="string" office:string-value="icon">
            <text:p>icon</text:p>
          </table:table-cell>
          <table:table-cell table:formula="of:=IF([.B132]=[.A13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image-orientation</text:p>
          </table:table-cell>
          <table:table-cell table:formula="of:=VLOOKUP([.A133];['Geany 1.22'.$A$2:.$B$269];1)" office:value-type="string" office:string-value="image-orientation">
            <text:p>image-orientation</text:p>
          </table:table-cell>
          <table:table-cell table:formula="of:=IF([.B133]=[.A13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image-rendering</text:p>
          </table:table-cell>
          <table:table-cell table:formula="of:=VLOOKUP([.A134];['Geany 1.22'.$A$2:.$B$269];1)" office:value-type="string" office:string-value="image-orientation">
            <text:p>image-orientation</text:p>
          </table:table-cell>
          <table:table-cell table:formula="of:=IF([.B134]=[.A134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image-resolution</text:p>
          </table:table-cell>
          <table:table-cell table:formula="of:=VLOOKUP([.A135];['Geany 1.22'.$A$2:.$B$269];1)" office:value-type="string" office:string-value="image-resolution">
            <text:p>image-resolution</text:p>
          </table:table-cell>
          <table:table-cell table:formula="of:=IF([.B135]=[.A13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inline-box-align</text:p>
          </table:table-cell>
          <table:table-cell table:formula="of:=VLOOKUP([.A136];['Geany 1.22'.$A$2:.$B$269];1)" office:value-type="string" office:string-value="inline-box-align">
            <text:p>inline-box-align</text:p>
          </table:table-cell>
          <table:table-cell table:formula="of:=IF([.B136]=[.A13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eft</text:p>
          </table:table-cell>
          <table:table-cell table:formula="of:=VLOOKUP([.A137];['Geany 1.22'.$A$2:.$B$269];1)" office:value-type="string" office:string-value="left">
            <text:p>left</text:p>
          </table:table-cell>
          <table:table-cell table:formula="of:=IF([.B137]=[.A13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etter-spacing</text:p>
          </table:table-cell>
          <table:table-cell table:formula="of:=VLOOKUP([.A138];['Geany 1.22'.$A$2:.$B$269];1)" office:value-type="string" office:string-value="letter-spacing">
            <text:p>letter-spacing</text:p>
          </table:table-cell>
          <table:table-cell table:formula="of:=IF([.B138]=[.A13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ine-break</text:p>
          </table:table-cell>
          <table:table-cell table:formula="of:=VLOOKUP([.A139];['Geany 1.22'.$A$2:.$B$269];1)" office:value-type="string" office:string-value="letter-spacing">
            <text:p>letter-spacing</text:p>
          </table:table-cell>
          <table:table-cell table:formula="of:=IF([.B139]=[.A139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line-height</text:p>
          </table:table-cell>
          <table:table-cell table:formula="of:=VLOOKUP([.A140];['Geany 1.22'.$A$2:.$B$269];1)" office:value-type="string" office:string-value="line-height">
            <text:p>line-height</text:p>
          </table:table-cell>
          <table:table-cell table:formula="of:=IF([.B140]=[.A14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ine-stacking</text:p>
          </table:table-cell>
          <table:table-cell table:formula="of:=VLOOKUP([.A141];['Geany 1.22'.$A$2:.$B$269];1)" office:value-type="string" office:string-value="line-stacking">
            <text:p>line-stacking</text:p>
          </table:table-cell>
          <table:table-cell table:formula="of:=IF([.B141]=[.A14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ine-stacking-ruby</text:p>
          </table:table-cell>
          <table:table-cell table:formula="of:=VLOOKUP([.A142];['Geany 1.22'.$A$2:.$B$269];1)" office:value-type="string" office:string-value="line-stacking-ruby">
            <text:p>line-stacking-ruby</text:p>
          </table:table-cell>
          <table:table-cell table:formula="of:=IF([.B142]=[.A14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ine-stacking-shift</text:p>
          </table:table-cell>
          <table:table-cell table:formula="of:=VLOOKUP([.A143];['Geany 1.22'.$A$2:.$B$269];1)" office:value-type="string" office:string-value="line-stacking-shift">
            <text:p>line-stacking-shift</text:p>
          </table:table-cell>
          <table:table-cell table:formula="of:=IF([.B143]=[.A14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ine-stacking-strategy</text:p>
          </table:table-cell>
          <table:table-cell table:formula="of:=VLOOKUP([.A144];['Geany 1.22'.$A$2:.$B$269];1)" office:value-type="string" office:string-value="line-stacking-strategy">
            <text:p>line-stacking-strategy</text:p>
          </table:table-cell>
          <table:table-cell table:formula="of:=IF([.B144]=[.A14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ist-style</text:p>
          </table:table-cell>
          <table:table-cell table:formula="of:=VLOOKUP([.A145];['Geany 1.22'.$A$2:.$B$269];1)" office:value-type="string" office:string-value="list-style">
            <text:p>list-style</text:p>
          </table:table-cell>
          <table:table-cell table:formula="of:=IF([.B145]=[.A14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ist-style-image</text:p>
          </table:table-cell>
          <table:table-cell table:formula="of:=VLOOKUP([.A146];['Geany 1.22'.$A$2:.$B$269];1)" office:value-type="string" office:string-value="list-style-image">
            <text:p>list-style-image</text:p>
          </table:table-cell>
          <table:table-cell table:formula="of:=IF([.B146]=[.A14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ist-style-position</text:p>
          </table:table-cell>
          <table:table-cell table:formula="of:=VLOOKUP([.A147];['Geany 1.22'.$A$2:.$B$269];1)" office:value-type="string" office:string-value="list-style-position">
            <text:p>list-style-position</text:p>
          </table:table-cell>
          <table:table-cell table:formula="of:=IF([.B147]=[.A14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list-style-type</text:p>
          </table:table-cell>
          <table:table-cell table:formula="of:=VLOOKUP([.A148];['Geany 1.22'.$A$2:.$B$269];1)" office:value-type="string" office:string-value="list-style-type">
            <text:p>list-style-type</text:p>
          </table:table-cell>
          <table:table-cell table:formula="of:=IF([.B148]=[.A14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gin</text:p>
          </table:table-cell>
          <table:table-cell table:formula="of:=VLOOKUP([.A149];['Geany 1.22'.$A$2:.$B$269];1)" office:value-type="string" office:string-value="margin">
            <text:p>margin</text:p>
          </table:table-cell>
          <table:table-cell table:formula="of:=IF([.B149]=[.A14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gin-bottom</text:p>
          </table:table-cell>
          <table:table-cell table:formula="of:=VLOOKUP([.A150];['Geany 1.22'.$A$2:.$B$269];1)" office:value-type="string" office:string-value="margin-bottom">
            <text:p>margin-bottom</text:p>
          </table:table-cell>
          <table:table-cell table:formula="of:=IF([.B150]=[.A15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gin-left</text:p>
          </table:table-cell>
          <table:table-cell table:formula="of:=VLOOKUP([.A151];['Geany 1.22'.$A$2:.$B$269];1)" office:value-type="string" office:string-value="margin-left">
            <text:p>margin-left</text:p>
          </table:table-cell>
          <table:table-cell table:formula="of:=IF([.B151]=[.A15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gin-right</text:p>
          </table:table-cell>
          <table:table-cell table:formula="of:=VLOOKUP([.A152];['Geany 1.22'.$A$2:.$B$269];1)" office:value-type="string" office:string-value="margin-right">
            <text:p>margin-right</text:p>
          </table:table-cell>
          <table:table-cell table:formula="of:=IF([.B152]=[.A15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gin-top</text:p>
          </table:table-cell>
          <table:table-cell table:formula="of:=VLOOKUP([.A153];['Geany 1.22'.$A$2:.$B$269];1)" office:value-type="string" office:string-value="margin-top">
            <text:p>margin-top</text:p>
          </table:table-cell>
          <table:table-cell table:formula="of:=IF([.B153]=[.A15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ker-offset</text:p>
          </table:table-cell>
          <table:table-cell table:formula="of:=VLOOKUP([.A154];['Geany 1.22'.$A$2:.$B$269];1)" office:value-type="string" office:string-value="mark-before">
            <text:p>mark-before</text:p>
          </table:table-cell>
          <table:table-cell table:formula="of:=IF([.B154]=[.A154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marks</text:p>
          </table:table-cell>
          <table:table-cell table:formula="of:=VLOOKUP([.A155];['Geany 1.22'.$A$2:.$B$269];1)" office:value-type="string" office:string-value="marks">
            <text:p>marks</text:p>
          </table:table-cell>
          <table:table-cell table:formula="of:=IF([.B155]=[.A15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quee-direction</text:p>
          </table:table-cell>
          <table:table-cell table:formula="of:=VLOOKUP([.A156];['Geany 1.22'.$A$2:.$B$269];1)" office:value-type="string" office:string-value="marquee-direction">
            <text:p>marquee-direction</text:p>
          </table:table-cell>
          <table:table-cell table:formula="of:=IF([.B156]=[.A15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quee-loop</text:p>
          </table:table-cell>
          <table:table-cell table:formula="of:=VLOOKUP([.A157];['Geany 1.22'.$A$2:.$B$269];1)" office:value-type="string" office:string-value="marquee-loop">
            <text:p>marquee-loop</text:p>
          </table:table-cell>
          <table:table-cell table:formula="of:=IF([.B157]=[.A15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quee-play-count</text:p>
          </table:table-cell>
          <table:table-cell table:formula="of:=VLOOKUP([.A158];['Geany 1.22'.$A$2:.$B$269];1)" office:value-type="string" office:string-value="marquee-loop">
            <text:p>marquee-loop</text:p>
          </table:table-cell>
          <table:table-cell table:formula="of:=IF([.B158]=[.A158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marquee-speed</text:p>
          </table:table-cell>
          <table:table-cell table:formula="of:=VLOOKUP([.A159];['Geany 1.22'.$A$2:.$B$269];1)" office:value-type="string" office:string-value="marquee-speed">
            <text:p>marquee-speed</text:p>
          </table:table-cell>
          <table:table-cell table:formula="of:=IF([.B159]=[.A15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rquee-style</text:p>
          </table:table-cell>
          <table:table-cell table:formula="of:=VLOOKUP([.A160];['Geany 1.22'.$A$2:.$B$269];1)" office:value-type="string" office:string-value="marquee-style">
            <text:p>marquee-style</text:p>
          </table:table-cell>
          <table:table-cell table:formula="of:=IF([.B160]=[.A16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x-height</text:p>
          </table:table-cell>
          <table:table-cell table:formula="of:=VLOOKUP([.A161];['Geany 1.22'.$A$2:.$B$269];1)" office:value-type="string" office:string-value="max-height">
            <text:p>max-height</text:p>
          </table:table-cell>
          <table:table-cell table:formula="of:=IF([.B161]=[.A16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ax-width</text:p>
          </table:table-cell>
          <table:table-cell table:formula="of:=VLOOKUP([.A162];['Geany 1.22'.$A$2:.$B$269];1)" office:value-type="string" office:string-value="max-width">
            <text:p>max-width</text:p>
          </table:table-cell>
          <table:table-cell table:formula="of:=IF([.B162]=[.A16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in-height</text:p>
          </table:table-cell>
          <table:table-cell table:formula="of:=VLOOKUP([.A163];['Geany 1.22'.$A$2:.$B$269];1)" office:value-type="string" office:string-value="min-height">
            <text:p>min-height</text:p>
          </table:table-cell>
          <table:table-cell table:formula="of:=IF([.B163]=[.A16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in-width</text:p>
          </table:table-cell>
          <table:table-cell table:formula="of:=VLOOKUP([.A164];['Geany 1.22'.$A$2:.$B$269];1)" office:value-type="string" office:string-value="min-width">
            <text:p>min-width</text:p>
          </table:table-cell>
          <table:table-cell table:formula="of:=IF([.B164]=[.A16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move-to</text:p>
          </table:table-cell>
          <table:table-cell table:formula="of:=VLOOKUP([.A165];['Geany 1.22'.$A$2:.$B$269];1)" office:value-type="string" office:string-value="move-to">
            <text:p>move-to</text:p>
          </table:table-cell>
          <table:table-cell table:formula="of:=IF([.B165]=[.A16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nav-down</text:p>
          </table:table-cell>
          <table:table-cell table:formula="of:=VLOOKUP([.A166];['Geany 1.22'.$A$2:.$B$269];1)" office:value-type="string" office:string-value="nav-down">
            <text:p>nav-down</text:p>
          </table:table-cell>
          <table:table-cell table:formula="of:=IF([.B166]=[.A16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nav-index</text:p>
          </table:table-cell>
          <table:table-cell table:formula="of:=VLOOKUP([.A167];['Geany 1.22'.$A$2:.$B$269];1)" office:value-type="string" office:string-value="nav-index">
            <text:p>nav-index</text:p>
          </table:table-cell>
          <table:table-cell table:formula="of:=IF([.B167]=[.A16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nav-left</text:p>
          </table:table-cell>
          <table:table-cell table:formula="of:=VLOOKUP([.A168];['Geany 1.22'.$A$2:.$B$269];1)" office:value-type="string" office:string-value="nav-left">
            <text:p>nav-left</text:p>
          </table:table-cell>
          <table:table-cell table:formula="of:=IF([.B168]=[.A16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nav-right</text:p>
          </table:table-cell>
          <table:table-cell table:formula="of:=VLOOKUP([.A169];['Geany 1.22'.$A$2:.$B$269];1)" office:value-type="string" office:string-value="nav-right">
            <text:p>nav-right</text:p>
          </table:table-cell>
          <table:table-cell table:formula="of:=IF([.B169]=[.A16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nav-up</text:p>
          </table:table-cell>
          <table:table-cell table:formula="of:=VLOOKUP([.A170];['Geany 1.22'.$A$2:.$B$269];1)" office:value-type="string" office:string-value="nav-up">
            <text:p>nav-up</text:p>
          </table:table-cell>
          <table:table-cell table:formula="of:=IF([.B170]=[.A17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pacity</text:p>
          </table:table-cell>
          <table:table-cell table:formula="of:=VLOOKUP([.A171];['Geany 1.22'.$A$2:.$B$269];1)" office:value-type="string" office:string-value="opacity">
            <text:p>opacity</text:p>
          </table:table-cell>
          <table:table-cell table:formula="of:=IF([.B171]=[.A17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rphans</text:p>
          </table:table-cell>
          <table:table-cell table:formula="of:=VLOOKUP([.A172];['Geany 1.22'.$A$2:.$B$269];1)" office:value-type="string" office:string-value="orphans">
            <text:p>orphans</text:p>
          </table:table-cell>
          <table:table-cell table:formula="of:=IF([.B172]=[.A17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utline</text:p>
          </table:table-cell>
          <table:table-cell table:formula="of:=VLOOKUP([.A173];['Geany 1.22'.$A$2:.$B$269];1)" office:value-type="string" office:string-value="outline">
            <text:p>outline</text:p>
          </table:table-cell>
          <table:table-cell table:formula="of:=IF([.B173]=[.A17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utline-color</text:p>
          </table:table-cell>
          <table:table-cell table:formula="of:=VLOOKUP([.A174];['Geany 1.22'.$A$2:.$B$269];1)" office:value-type="string" office:string-value="outline-color">
            <text:p>outline-color</text:p>
          </table:table-cell>
          <table:table-cell table:formula="of:=IF([.B174]=[.A17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utline-offset</text:p>
          </table:table-cell>
          <table:table-cell table:formula="of:=VLOOKUP([.A175];['Geany 1.22'.$A$2:.$B$269];1)" office:value-type="string" office:string-value="outline-offset">
            <text:p>outline-offset</text:p>
          </table:table-cell>
          <table:table-cell table:formula="of:=IF([.B175]=[.A17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utline-style</text:p>
          </table:table-cell>
          <table:table-cell table:formula="of:=VLOOKUP([.A176];['Geany 1.22'.$A$2:.$B$269];1)" office:value-type="string" office:string-value="outline-style">
            <text:p>outline-style</text:p>
          </table:table-cell>
          <table:table-cell table:formula="of:=IF([.B176]=[.A17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utline-width</text:p>
          </table:table-cell>
          <table:table-cell table:formula="of:=VLOOKUP([.A177];['Geany 1.22'.$A$2:.$B$269];1)" office:value-type="string" office:string-value="outline-width">
            <text:p>outline-width</text:p>
          </table:table-cell>
          <table:table-cell table:formula="of:=IF([.B177]=[.A17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verflow</text:p>
          </table:table-cell>
          <table:table-cell table:formula="of:=VLOOKUP([.A178];['Geany 1.22'.$A$2:.$B$269];1)" office:value-type="string" office:string-value="overflow">
            <text:p>overflow</text:p>
          </table:table-cell>
          <table:table-cell table:formula="of:=IF([.B178]=[.A17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verflow-style</text:p>
          </table:table-cell>
          <table:table-cell table:formula="of:=VLOOKUP([.A179];['Geany 1.22'.$A$2:.$B$269];1)" office:value-type="string" office:string-value="overflow-style">
            <text:p>overflow-style</text:p>
          </table:table-cell>
          <table:table-cell table:formula="of:=IF([.B179]=[.A17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verflow-wrap</text:p>
          </table:table-cell>
          <table:table-cell table:formula="of:=VLOOKUP([.A180];['Geany 1.22'.$A$2:.$B$269];1)" office:value-type="string" office:string-value="overflow-style">
            <text:p>overflow-style</text:p>
          </table:table-cell>
          <table:table-cell table:formula="of:=IF([.B180]=[.A180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overflow-x</text:p>
          </table:table-cell>
          <table:table-cell table:formula="of:=VLOOKUP([.A181];['Geany 1.22'.$A$2:.$B$269];1)" office:value-type="string" office:string-value="overflow-x">
            <text:p>overflow-x</text:p>
          </table:table-cell>
          <table:table-cell table:formula="of:=IF([.B181]=[.A18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overflow-y</text:p>
          </table:table-cell>
          <table:table-cell table:formula="of:=VLOOKUP([.A182];['Geany 1.22'.$A$2:.$B$269];1)" office:value-type="string" office:string-value="overflow-y">
            <text:p>overflow-y</text:p>
          </table:table-cell>
          <table:table-cell table:formula="of:=IF([.B182]=[.A18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dding</text:p>
          </table:table-cell>
          <table:table-cell table:formula="of:=VLOOKUP([.A183];['Geany 1.22'.$A$2:.$B$269];1)" office:value-type="string" office:string-value="padding">
            <text:p>padding</text:p>
          </table:table-cell>
          <table:table-cell table:formula="of:=IF([.B183]=[.A18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dding-bottom</text:p>
          </table:table-cell>
          <table:table-cell table:formula="of:=VLOOKUP([.A184];['Geany 1.22'.$A$2:.$B$269];1)" office:value-type="string" office:string-value="padding-bottom">
            <text:p>padding-bottom</text:p>
          </table:table-cell>
          <table:table-cell table:formula="of:=IF([.B184]=[.A18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dding-left</text:p>
          </table:table-cell>
          <table:table-cell table:formula="of:=VLOOKUP([.A185];['Geany 1.22'.$A$2:.$B$269];1)" office:value-type="string" office:string-value="padding-left">
            <text:p>padding-left</text:p>
          </table:table-cell>
          <table:table-cell table:formula="of:=IF([.B185]=[.A18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dding-right</text:p>
          </table:table-cell>
          <table:table-cell table:formula="of:=VLOOKUP([.A186];['Geany 1.22'.$A$2:.$B$269];1)" office:value-type="string" office:string-value="padding-right">
            <text:p>padding-right</text:p>
          </table:table-cell>
          <table:table-cell table:formula="of:=IF([.B186]=[.A18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dding-top</text:p>
          </table:table-cell>
          <table:table-cell table:formula="of:=VLOOKUP([.A187];['Geany 1.22'.$A$2:.$B$269];1)" office:value-type="string" office:string-value="padding-top">
            <text:p>padding-top</text:p>
          </table:table-cell>
          <table:table-cell table:formula="of:=IF([.B187]=[.A18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ge</text:p>
          </table:table-cell>
          <table:table-cell table:formula="of:=VLOOKUP([.A188];['Geany 1.22'.$A$2:.$B$269];1)" office:value-type="string" office:string-value="page">
            <text:p>page</text:p>
          </table:table-cell>
          <table:table-cell table:formula="of:=IF([.B188]=[.A18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ge-break-after</text:p>
          </table:table-cell>
          <table:table-cell table:formula="of:=VLOOKUP([.A189];['Geany 1.22'.$A$2:.$B$269];1)" office:value-type="string" office:string-value="page-break-after">
            <text:p>page-break-after</text:p>
          </table:table-cell>
          <table:table-cell table:formula="of:=IF([.B189]=[.A18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ge-break-before</text:p>
          </table:table-cell>
          <table:table-cell table:formula="of:=VLOOKUP([.A190];['Geany 1.22'.$A$2:.$B$269];1)" office:value-type="string" office:string-value="page-break-before">
            <text:p>page-break-before</text:p>
          </table:table-cell>
          <table:table-cell table:formula="of:=IF([.B190]=[.A19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ge-break-inside</text:p>
          </table:table-cell>
          <table:table-cell table:formula="of:=VLOOKUP([.A191];['Geany 1.22'.$A$2:.$B$269];1)" office:value-type="string" office:string-value="page-break-inside">
            <text:p>page-break-inside</text:p>
          </table:table-cell>
          <table:table-cell table:formula="of:=IF([.B191]=[.A19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ge-policy</text:p>
          </table:table-cell>
          <table:table-cell table:formula="of:=VLOOKUP([.A192];['Geany 1.22'.$A$2:.$B$269];1)" office:value-type="string" office:string-value="page-policy">
            <text:p>page-policy</text:p>
          </table:table-cell>
          <table:table-cell table:formula="of:=IF([.B192]=[.A19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use</text:p>
          </table:table-cell>
          <table:table-cell table:formula="of:=VLOOKUP([.A193];['Geany 1.22'.$A$2:.$B$269];1)" office:value-type="string" office:string-value="pause">
            <text:p>pause</text:p>
          </table:table-cell>
          <table:table-cell table:formula="of:=IF([.B193]=[.A19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use-after</text:p>
          </table:table-cell>
          <table:table-cell table:formula="of:=VLOOKUP([.A194];['Geany 1.22'.$A$2:.$B$269];1)" office:value-type="string" office:string-value="pause-after">
            <text:p>pause-after</text:p>
          </table:table-cell>
          <table:table-cell table:formula="of:=IF([.B194]=[.A19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ause-before</text:p>
          </table:table-cell>
          <table:table-cell table:formula="of:=VLOOKUP([.A195];['Geany 1.22'.$A$2:.$B$269];1)" office:value-type="string" office:string-value="pause-before">
            <text:p>pause-before</text:p>
          </table:table-cell>
          <table:table-cell table:formula="of:=IF([.B195]=[.A19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erspective</text:p>
          </table:table-cell>
          <table:table-cell table:formula="of:=VLOOKUP([.A196];['Geany 1.22'.$A$2:.$B$269];1)" office:value-type="string" office:string-value="pause-before">
            <text:p>pause-before</text:p>
          </table:table-cell>
          <table:table-cell table:formula="of:=IF([.B196]=[.A196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perspective-origin</text:p>
          </table:table-cell>
          <table:table-cell table:formula="of:=VLOOKUP([.A197];['Geany 1.22'.$A$2:.$B$269];1)" office:value-type="string" office:string-value="pause-before">
            <text:p>pause-before</text:p>
          </table:table-cell>
          <table:table-cell table:formula="of:=IF([.B197]=[.A197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phonemes</text:p>
          </table:table-cell>
          <table:table-cell table:formula="of:=VLOOKUP([.A198];['Geany 1.22'.$A$2:.$B$269];1)" office:value-type="string" office:string-value="phonemes">
            <text:p>phonemes</text:p>
          </table:table-cell>
          <table:table-cell table:formula="of:=IF([.B198]=[.A19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itch</text:p>
          </table:table-cell>
          <table:table-cell table:formula="of:=VLOOKUP([.A199];['Geany 1.22'.$A$2:.$B$269];1)" office:value-type="string" office:string-value="pitch">
            <text:p>pitch</text:p>
          </table:table-cell>
          <table:table-cell table:formula="of:=IF([.B199]=[.A19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itch-range</text:p>
          </table:table-cell>
          <table:table-cell table:formula="of:=VLOOKUP([.A200];['Geany 1.22'.$A$2:.$B$269];1)" office:value-type="string" office:string-value="pitch-range">
            <text:p>pitch-range</text:p>
          </table:table-cell>
          <table:table-cell table:formula="of:=IF([.B200]=[.A20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lay-during</text:p>
          </table:table-cell>
          <table:table-cell table:formula="of:=VLOOKUP([.A201];['Geany 1.22'.$A$2:.$B$269];1)" office:value-type="string" office:string-value="play-during">
            <text:p>play-during</text:p>
          </table:table-cell>
          <table:table-cell table:formula="of:=IF([.B201]=[.A20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osition</text:p>
          </table:table-cell>
          <table:table-cell table:formula="of:=VLOOKUP([.A202];['Geany 1.22'.$A$2:.$B$269];1)" office:value-type="string" office:string-value="position">
            <text:p>position</text:p>
          </table:table-cell>
          <table:table-cell table:formula="of:=IF([.B202]=[.A20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resentation-level</text:p>
          </table:table-cell>
          <table:table-cell table:formula="of:=VLOOKUP([.A203];['Geany 1.22'.$A$2:.$B$269];1)" office:value-type="string" office:string-value="presentation-level">
            <text:p>presentation-level</text:p>
          </table:table-cell>
          <table:table-cell table:formula="of:=IF([.B203]=[.A20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punctuation-trim</text:p>
          </table:table-cell>
          <table:table-cell table:formula="of:=VLOOKUP([.A204];['Geany 1.22'.$A$2:.$B$269];1)" office:value-type="string" office:string-value="punctuation-trim">
            <text:p>punctuation-trim</text:p>
          </table:table-cell>
          <table:table-cell table:formula="of:=IF([.B204]=[.A20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quotes</text:p>
          </table:table-cell>
          <table:table-cell table:formula="of:=VLOOKUP([.A205];['Geany 1.22'.$A$2:.$B$269];1)" office:value-type="string" office:string-value="quotes">
            <text:p>quotes</text:p>
          </table:table-cell>
          <table:table-cell table:formula="of:=IF([.B205]=[.A20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endering-intent</text:p>
          </table:table-cell>
          <table:table-cell table:formula="of:=VLOOKUP([.A206];['Geany 1.22'.$A$2:.$B$269];1)" office:value-type="string" office:string-value="quotes">
            <text:p>quotes</text:p>
          </table:table-cell>
          <table:table-cell table:formula="of:=IF([.B206]=[.A206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resize</text:p>
          </table:table-cell>
          <table:table-cell table:formula="of:=VLOOKUP([.A207];['Geany 1.22'.$A$2:.$B$269];1)" office:value-type="string" office:string-value="resize">
            <text:p>resize</text:p>
          </table:table-cell>
          <table:table-cell table:formula="of:=IF([.B207]=[.A20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est</text:p>
          </table:table-cell>
          <table:table-cell table:formula="of:=VLOOKUP([.A208];['Geany 1.22'.$A$2:.$B$269];1)" office:value-type="string" office:string-value="rest">
            <text:p>rest</text:p>
          </table:table-cell>
          <table:table-cell table:formula="of:=IF([.B208]=[.A20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est-after</text:p>
          </table:table-cell>
          <table:table-cell table:formula="of:=VLOOKUP([.A209];['Geany 1.22'.$A$2:.$B$269];1)" office:value-type="string" office:string-value="rest-after">
            <text:p>rest-after</text:p>
          </table:table-cell>
          <table:table-cell table:formula="of:=IF([.B209]=[.A20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est-before</text:p>
          </table:table-cell>
          <table:table-cell table:formula="of:=VLOOKUP([.A210];['Geany 1.22'.$A$2:.$B$269];1)" office:value-type="string" office:string-value="rest-before">
            <text:p>rest-before</text:p>
          </table:table-cell>
          <table:table-cell table:formula="of:=IF([.B210]=[.A21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ichness</text:p>
          </table:table-cell>
          <table:table-cell table:formula="of:=VLOOKUP([.A211];['Geany 1.22'.$A$2:.$B$269];1)" office:value-type="string" office:string-value="richness">
            <text:p>richness</text:p>
          </table:table-cell>
          <table:table-cell table:formula="of:=IF([.B211]=[.A21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ight</text:p>
          </table:table-cell>
          <table:table-cell table:formula="of:=VLOOKUP([.A212];['Geany 1.22'.$A$2:.$B$269];1)" office:value-type="string" office:string-value="right">
            <text:p>right</text:p>
          </table:table-cell>
          <table:table-cell table:formula="of:=IF([.B212]=[.A21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otation</text:p>
          </table:table-cell>
          <table:table-cell table:formula="of:=VLOOKUP([.A213];['Geany 1.22'.$A$2:.$B$269];1)" office:value-type="string" office:string-value="rotation">
            <text:p>rotation</text:p>
          </table:table-cell>
          <table:table-cell table:formula="of:=IF([.B213]=[.A21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otation-point</text:p>
          </table:table-cell>
          <table:table-cell table:formula="of:=VLOOKUP([.A214];['Geany 1.22'.$A$2:.$B$269];1)" office:value-type="string" office:string-value="rotation-point">
            <text:p>rotation-point</text:p>
          </table:table-cell>
          <table:table-cell table:formula="of:=IF([.B214]=[.A21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uby-align</text:p>
          </table:table-cell>
          <table:table-cell table:formula="of:=VLOOKUP([.A215];['Geany 1.22'.$A$2:.$B$269];1)" office:value-type="string" office:string-value="ruby-align">
            <text:p>ruby-align</text:p>
          </table:table-cell>
          <table:table-cell table:formula="of:=IF([.B215]=[.A21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uby-overhang</text:p>
          </table:table-cell>
          <table:table-cell table:formula="of:=VLOOKUP([.A216];['Geany 1.22'.$A$2:.$B$269];1)" office:value-type="string" office:string-value="ruby-overhang">
            <text:p>ruby-overhang</text:p>
          </table:table-cell>
          <table:table-cell table:formula="of:=IF([.B216]=[.A21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uby-position</text:p>
          </table:table-cell>
          <table:table-cell table:formula="of:=VLOOKUP([.A217];['Geany 1.22'.$A$2:.$B$269];1)" office:value-type="string" office:string-value="ruby-position">
            <text:p>ruby-position</text:p>
          </table:table-cell>
          <table:table-cell table:formula="of:=IF([.B217]=[.A21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ruby-span</text:p>
          </table:table-cell>
          <table:table-cell table:formula="of:=VLOOKUP([.A218];['Geany 1.22'.$A$2:.$B$269];1)" office:value-type="string" office:string-value="ruby-span">
            <text:p>ruby-span</text:p>
          </table:table-cell>
          <table:table-cell table:formula="of:=IF([.B218]=[.A21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size</text:p>
          </table:table-cell>
          <table:table-cell table:formula="of:=VLOOKUP([.A219];['Geany 1.22'.$A$2:.$B$269];1)" office:value-type="string" office:string-value="size">
            <text:p>size</text:p>
          </table:table-cell>
          <table:table-cell table:formula="of:=IF([.B219]=[.A21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speak</text:p>
          </table:table-cell>
          <table:table-cell table:formula="of:=VLOOKUP([.A220];['Geany 1.22'.$A$2:.$B$269];1)" office:value-type="string" office:string-value="speak">
            <text:p>speak</text:p>
          </table:table-cell>
          <table:table-cell table:formula="of:=IF([.B220]=[.A22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speak-header</text:p>
          </table:table-cell>
          <table:table-cell table:formula="of:=VLOOKUP([.A221];['Geany 1.22'.$A$2:.$B$269];1)" office:value-type="string" office:string-value="speak-header">
            <text:p>speak-header</text:p>
          </table:table-cell>
          <table:table-cell table:formula="of:=IF([.B221]=[.A22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speak-numeral</text:p>
          </table:table-cell>
          <table:table-cell table:formula="of:=VLOOKUP([.A222];['Geany 1.22'.$A$2:.$B$269];1)" office:value-type="string" office:string-value="speak-numeral">
            <text:p>speak-numeral</text:p>
          </table:table-cell>
          <table:table-cell table:formula="of:=IF([.B222]=[.A22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speak-punctuation</text:p>
          </table:table-cell>
          <table:table-cell table:formula="of:=VLOOKUP([.A223];['Geany 1.22'.$A$2:.$B$269];1)" office:value-type="string" office:string-value="speak-punctuation">
            <text:p>speak-punctuation</text:p>
          </table:table-cell>
          <table:table-cell table:formula="of:=IF([.B223]=[.A22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speech-rate</text:p>
          </table:table-cell>
          <table:table-cell table:formula="of:=VLOOKUP([.A224];['Geany 1.22'.$A$2:.$B$269];1)" office:value-type="string" office:string-value="speech-rate">
            <text:p>speech-rate</text:p>
          </table:table-cell>
          <table:table-cell table:formula="of:=IF([.B224]=[.A22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stress</text:p>
          </table:table-cell>
          <table:table-cell table:formula="of:=VLOOKUP([.A225];['Geany 1.22'.$A$2:.$B$269];1)" office:value-type="string" office:string-value="stress">
            <text:p>stress</text:p>
          </table:table-cell>
          <table:table-cell table:formula="of:=IF([.B225]=[.A22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string-set</text:p>
          </table:table-cell>
          <table:table-cell table:formula="of:=VLOOKUP([.A226];['Geany 1.22'.$A$2:.$B$269];1)" office:value-type="string" office:string-value="string-set">
            <text:p>string-set</text:p>
          </table:table-cell>
          <table:table-cell table:formula="of:=IF([.B226]=[.A22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ab-size</text:p>
          </table:table-cell>
          <table:table-cell table:formula="of:=VLOOKUP([.A227];['Geany 1.22'.$A$2:.$B$269];1)" office:value-type="string" office:string-value="tab-side">
            <text:p>tab-side</text:p>
          </table:table-cell>
          <table:table-cell table:formula="of:=IF([.B227]=[.A227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able-layout</text:p>
          </table:table-cell>
          <table:table-cell table:formula="of:=VLOOKUP([.A228];['Geany 1.22'.$A$2:.$B$269];1)" office:value-type="string" office:string-value="table-layout">
            <text:p>table-layout</text:p>
          </table:table-cell>
          <table:table-cell table:formula="of:=IF([.B228]=[.A22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arget</text:p>
          </table:table-cell>
          <table:table-cell table:formula="of:=VLOOKUP([.A229];['Geany 1.22'.$A$2:.$B$269];1)" office:value-type="string" office:string-value="target">
            <text:p>target</text:p>
          </table:table-cell>
          <table:table-cell table:formula="of:=IF([.B229]=[.A22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arget-name</text:p>
          </table:table-cell>
          <table:table-cell table:formula="of:=VLOOKUP([.A230];['Geany 1.22'.$A$2:.$B$269];1)" office:value-type="string" office:string-value="target-name">
            <text:p>target-name</text:p>
          </table:table-cell>
          <table:table-cell table:formula="of:=IF([.B230]=[.A23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arget-new</text:p>
          </table:table-cell>
          <table:table-cell table:formula="of:=VLOOKUP([.A231];['Geany 1.22'.$A$2:.$B$269];1)" office:value-type="string" office:string-value="target-new">
            <text:p>target-new</text:p>
          </table:table-cell>
          <table:table-cell table:formula="of:=IF([.B231]=[.A23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arget-position</text:p>
          </table:table-cell>
          <table:table-cell table:formula="of:=VLOOKUP([.A232];['Geany 1.22'.$A$2:.$B$269];1)" office:value-type="string" office:string-value="target-position">
            <text:p>target-position</text:p>
          </table:table-cell>
          <table:table-cell table:formula="of:=IF([.B232]=[.A23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align</text:p>
          </table:table-cell>
          <table:table-cell table:formula="of:=VLOOKUP([.A233];['Geany 1.22'.$A$2:.$B$269];1)" office:value-type="string" office:string-value="text-align">
            <text:p>text-align</text:p>
          </table:table-cell>
          <table:table-cell table:formula="of:=IF([.B233]=[.A23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align-last</text:p>
          </table:table-cell>
          <table:table-cell table:formula="of:=VLOOKUP([.A234];['Geany 1.22'.$A$2:.$B$269];1)" office:value-type="string" office:string-value="text-align-last">
            <text:p>text-align-last</text:p>
          </table:table-cell>
          <table:table-cell table:formula="of:=IF([.B234]=[.A23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decoration</text:p>
          </table:table-cell>
          <table:table-cell table:formula="of:=VLOOKUP([.A235];['Geany 1.22'.$A$2:.$B$269];1)" office:value-type="string" office:string-value="text-decoration">
            <text:p>text-decoration</text:p>
          </table:table-cell>
          <table:table-cell table:formula="of:=IF([.B235]=[.A23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decoration-color</text:p>
          </table:table-cell>
          <table:table-cell table:formula="of:=VLOOKUP([.A236];['Geany 1.22'.$A$2:.$B$269];1)" office:value-type="string" office:string-value="text-decoration">
            <text:p>text-decoration</text:p>
          </table:table-cell>
          <table:table-cell table:formula="of:=IF([.B236]=[.A236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ext-decoration-line</text:p>
          </table:table-cell>
          <table:table-cell table:formula="of:=VLOOKUP([.A237];['Geany 1.22'.$A$2:.$B$269];1)" office:value-type="string" office:string-value="text-decoration">
            <text:p>text-decoration</text:p>
          </table:table-cell>
          <table:table-cell table:formula="of:=IF([.B237]=[.A237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ext-decoration-skip</text:p>
          </table:table-cell>
          <table:table-cell table:formula="of:=VLOOKUP([.A238];['Geany 1.22'.$A$2:.$B$269];1)" office:value-type="string" office:string-value="text-decoration">
            <text:p>text-decoration</text:p>
          </table:table-cell>
          <table:table-cell table:formula="of:=IF([.B238]=[.A238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ext-decoration-style</text:p>
          </table:table-cell>
          <table:table-cell table:formula="of:=VLOOKUP([.A239];['Geany 1.22'.$A$2:.$B$269];1)" office:value-type="string" office:string-value="text-decoration">
            <text:p>text-decoration</text:p>
          </table:table-cell>
          <table:table-cell table:formula="of:=IF([.B239]=[.A239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ext-emphasis</text:p>
          </table:table-cell>
          <table:table-cell table:formula="of:=VLOOKUP([.A240];['Geany 1.22'.$A$2:.$B$269];1)" office:value-type="string" office:string-value="text-emphasis">
            <text:p>text-emphasis</text:p>
          </table:table-cell>
          <table:table-cell table:formula="of:=IF([.B240]=[.A24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emphasis-color</text:p>
          </table:table-cell>
          <table:table-cell table:formula="of:=VLOOKUP([.A241];['Geany 1.22'.$A$2:.$B$269];1)" office:value-type="string" office:string-value="text-emphasis">
            <text:p>text-emphasis</text:p>
          </table:table-cell>
          <table:table-cell table:formula="of:=IF([.B241]=[.A241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ext-emphasis-position</text:p>
          </table:table-cell>
          <table:table-cell table:formula="of:=VLOOKUP([.A242];['Geany 1.22'.$A$2:.$B$269];1)" office:value-type="string" office:string-value="text-emphasis">
            <text:p>text-emphasis</text:p>
          </table:table-cell>
          <table:table-cell table:formula="of:=IF([.B242]=[.A242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ext-emphasis-style</text:p>
          </table:table-cell>
          <table:table-cell table:formula="of:=VLOOKUP([.A243];['Geany 1.22'.$A$2:.$B$269];1)" office:value-type="string" office:string-value="text-emphasis">
            <text:p>text-emphasis</text:p>
          </table:table-cell>
          <table:table-cell table:formula="of:=IF([.B243]=[.A243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ext-height</text:p>
          </table:table-cell>
          <table:table-cell table:formula="of:=VLOOKUP([.A244];['Geany 1.22'.$A$2:.$B$269];1)" office:value-type="string" office:string-value="text-height">
            <text:p>text-height</text:p>
          </table:table-cell>
          <table:table-cell table:formula="of:=IF([.B244]=[.A24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indent</text:p>
          </table:table-cell>
          <table:table-cell table:formula="of:=VLOOKUP([.A245];['Geany 1.22'.$A$2:.$B$269];1)" office:value-type="string" office:string-value="text-indent">
            <text:p>text-indent</text:p>
          </table:table-cell>
          <table:table-cell table:formula="of:=IF([.B245]=[.A24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justify</text:p>
          </table:table-cell>
          <table:table-cell table:formula="of:=VLOOKUP([.A246];['Geany 1.22'.$A$2:.$B$269];1)" office:value-type="string" office:string-value="text-justify">
            <text:p>text-justify</text:p>
          </table:table-cell>
          <table:table-cell table:formula="of:=IF([.B246]=[.A24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outline</text:p>
          </table:table-cell>
          <table:table-cell table:formula="of:=VLOOKUP([.A247];['Geany 1.22'.$A$2:.$B$269];1)" office:value-type="string" office:string-value="text-outline">
            <text:p>text-outline</text:p>
          </table:table-cell>
          <table:table-cell table:formula="of:=IF([.B247]=[.A24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shadow</text:p>
          </table:table-cell>
          <table:table-cell table:formula="of:=VLOOKUP([.A248];['Geany 1.22'.$A$2:.$B$269];1)" office:value-type="string" office:string-value="text-shadow">
            <text:p>text-shadow</text:p>
          </table:table-cell>
          <table:table-cell table:formula="of:=IF([.B248]=[.A24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space-collapse</text:p>
          </table:table-cell>
          <table:table-cell table:formula="of:=VLOOKUP([.A249];['Geany 1.22'.$A$2:.$B$269];1)" office:value-type="string" office:string-value="text-shadow">
            <text:p>text-shadow</text:p>
          </table:table-cell>
          <table:table-cell table:formula="of:=IF([.B249]=[.A249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ext-transform</text:p>
          </table:table-cell>
          <table:table-cell table:formula="of:=VLOOKUP([.A250];['Geany 1.22'.$A$2:.$B$269];1)" office:value-type="string" office:string-value="text-transform">
            <text:p>text-transform</text:p>
          </table:table-cell>
          <table:table-cell table:formula="of:=IF([.B250]=[.A25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ext-underline-position</text:p>
          </table:table-cell>
          <table:table-cell table:formula="of:=VLOOKUP([.A251];['Geany 1.22'.$A$2:.$B$269];1)" office:value-type="string" office:string-value="text-transform">
            <text:p>text-transform</text:p>
          </table:table-cell>
          <table:table-cell table:formula="of:=IF([.B251]=[.A251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ext-wrap</text:p>
          </table:table-cell>
          <table:table-cell table:formula="of:=VLOOKUP([.A252];['Geany 1.22'.$A$2:.$B$269];1)" office:value-type="string" office:string-value="text-wrap">
            <text:p>text-wrap</text:p>
          </table:table-cell>
          <table:table-cell table:formula="of:=IF([.B252]=[.A25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op</text:p>
          </table:table-cell>
          <table:table-cell table:formula="of:=VLOOKUP([.A253];['Geany 1.22'.$A$2:.$B$269];1)" office:value-type="string" office:string-value="top">
            <text:p>top</text:p>
          </table:table-cell>
          <table:table-cell table:formula="of:=IF([.B253]=[.A25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transform</text:p>
          </table:table-cell>
          <table:table-cell table:formula="of:=VLOOKUP([.A254];['Geany 1.22'.$A$2:.$B$269];1)" office:value-type="string" office:string-value="topline">
            <text:p>topline</text:p>
          </table:table-cell>
          <table:table-cell table:formula="of:=IF([.B254]=[.A254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ransform-origin</text:p>
          </table:table-cell>
          <table:table-cell table:formula="of:=VLOOKUP([.A255];['Geany 1.22'.$A$2:.$B$269];1)" office:value-type="string" office:string-value="topline">
            <text:p>topline</text:p>
          </table:table-cell>
          <table:table-cell table:formula="of:=IF([.B255]=[.A255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ransform-style</text:p>
          </table:table-cell>
          <table:table-cell table:formula="of:=VLOOKUP([.A256];['Geany 1.22'.$A$2:.$B$269];1)" office:value-type="string" office:string-value="topline">
            <text:p>topline</text:p>
          </table:table-cell>
          <table:table-cell table:formula="of:=IF([.B256]=[.A256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ransition</text:p>
          </table:table-cell>
          <table:table-cell table:formula="of:=VLOOKUP([.A257];['Geany 1.22'.$A$2:.$B$269];1)" office:value-type="string" office:string-value="topline">
            <text:p>topline</text:p>
          </table:table-cell>
          <table:table-cell table:formula="of:=IF([.B257]=[.A257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ransition-delay</text:p>
          </table:table-cell>
          <table:table-cell table:formula="of:=VLOOKUP([.A258];['Geany 1.22'.$A$2:.$B$269];1)" office:value-type="string" office:string-value="topline">
            <text:p>topline</text:p>
          </table:table-cell>
          <table:table-cell table:formula="of:=IF([.B258]=[.A258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ransition-duration</text:p>
          </table:table-cell>
          <table:table-cell table:formula="of:=VLOOKUP([.A259];['Geany 1.22'.$A$2:.$B$269];1)" office:value-type="string" office:string-value="topline">
            <text:p>topline</text:p>
          </table:table-cell>
          <table:table-cell table:formula="of:=IF([.B259]=[.A259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ransition-property</text:p>
          </table:table-cell>
          <table:table-cell table:formula="of:=VLOOKUP([.A260];['Geany 1.22'.$A$2:.$B$269];1)" office:value-type="string" office:string-value="topline">
            <text:p>topline</text:p>
          </table:table-cell>
          <table:table-cell table:formula="of:=IF([.B260]=[.A260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transition-timing-function</text:p>
          </table:table-cell>
          <table:table-cell table:formula="of:=VLOOKUP([.A261];['Geany 1.22'.$A$2:.$B$269];1)" office:value-type="string" office:string-value="topline">
            <text:p>topline</text:p>
          </table:table-cell>
          <table:table-cell table:formula="of:=IF([.B261]=[.A261];&quot;ok&quot;;&quot;NEW&quot;)" office:value-type="string" office:string-value="NEW">
            <text:p>NEW</text:p>
          </table:table-cell>
        </table:table-row>
        <table:table-row table:style-name="ro2">
          <table:table-cell office:value-type="string">
            <text:p>unicode-bidi</text:p>
          </table:table-cell>
          <table:table-cell table:formula="of:=VLOOKUP([.A262];['Geany 1.22'.$A$2:.$B$269];1)" office:value-type="string" office:string-value="unicode-bidi">
            <text:p>unicode-bidi</text:p>
          </table:table-cell>
          <table:table-cell table:formula="of:=IF([.B262]=[.A26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ertical-align</text:p>
          </table:table-cell>
          <table:table-cell table:formula="of:=VLOOKUP([.A263];['Geany 1.22'.$A$2:.$B$269];1)" office:value-type="string" office:string-value="vertical-align">
            <text:p>vertical-align</text:p>
          </table:table-cell>
          <table:table-cell table:formula="of:=IF([.B263]=[.A26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isibility</text:p>
          </table:table-cell>
          <table:table-cell table:formula="of:=VLOOKUP([.A264];['Geany 1.22'.$A$2:.$B$269];1)" office:value-type="string" office:string-value="visibility">
            <text:p>visibility</text:p>
          </table:table-cell>
          <table:table-cell table:formula="of:=IF([.B264]=[.A26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oice-balance</text:p>
          </table:table-cell>
          <table:table-cell table:formula="of:=VLOOKUP([.A265];['Geany 1.22'.$A$2:.$B$269];1)" office:value-type="string" office:string-value="voice-balance">
            <text:p>voice-balance</text:p>
          </table:table-cell>
          <table:table-cell table:formula="of:=IF([.B265]=[.A26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oice-duration</text:p>
          </table:table-cell>
          <table:table-cell table:formula="of:=VLOOKUP([.A266];['Geany 1.22'.$A$2:.$B$269];1)" office:value-type="string" office:string-value="voice-duration">
            <text:p>voice-duration</text:p>
          </table:table-cell>
          <table:table-cell table:formula="of:=IF([.B266]=[.A26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oice-family</text:p>
          </table:table-cell>
          <table:table-cell table:formula="of:=VLOOKUP([.A267];['Geany 1.22'.$A$2:.$B$269];1)" office:value-type="string" office:string-value="voice-family">
            <text:p>voice-family</text:p>
          </table:table-cell>
          <table:table-cell table:formula="of:=IF([.B267]=[.A26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oice-pitch</text:p>
          </table:table-cell>
          <table:table-cell table:formula="of:=VLOOKUP([.A268];['Geany 1.22'.$A$2:.$B$269];1)" office:value-type="string" office:string-value="voice-pitch">
            <text:p>voice-pitch</text:p>
          </table:table-cell>
          <table:table-cell table:formula="of:=IF([.B268]=[.A26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oice-pitch-range</text:p>
          </table:table-cell>
          <table:table-cell table:formula="of:=VLOOKUP([.A269];['Geany 1.22'.$A$2:.$B$269];1)" office:value-type="string" office:string-value="voice-pitch-range">
            <text:p>voice-pitch-range</text:p>
          </table:table-cell>
          <table:table-cell table:formula="of:=IF([.B269]=[.A26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oice-rate</text:p>
          </table:table-cell>
          <table:table-cell table:formula="of:=VLOOKUP([.A270];['Geany 1.22'.$A$2:.$B$269];1)" office:value-type="string" office:string-value="voice-rate">
            <text:p>voice-rate</text:p>
          </table:table-cell>
          <table:table-cell table:formula="of:=IF([.B270]=[.A270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oice-stress</text:p>
          </table:table-cell>
          <table:table-cell table:formula="of:=VLOOKUP([.A271];['Geany 1.22'.$A$2:.$B$269];1)" office:value-type="string" office:string-value="voice-stress">
            <text:p>voice-stress</text:p>
          </table:table-cell>
          <table:table-cell table:formula="of:=IF([.B271]=[.A271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oice-volume</text:p>
          </table:table-cell>
          <table:table-cell table:formula="of:=VLOOKUP([.A272];['Geany 1.22'.$A$2:.$B$269];1)" office:value-type="string" office:string-value="voice-volume">
            <text:p>voice-volume</text:p>
          </table:table-cell>
          <table:table-cell table:formula="of:=IF([.B272]=[.A272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volume</text:p>
          </table:table-cell>
          <table:table-cell table:formula="of:=VLOOKUP([.A273];['Geany 1.22'.$A$2:.$B$269];1)" office:value-type="string" office:string-value="volume">
            <text:p>volume</text:p>
          </table:table-cell>
          <table:table-cell table:formula="of:=IF([.B273]=[.A273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white-space</text:p>
          </table:table-cell>
          <table:table-cell table:formula="of:=VLOOKUP([.A274];['Geany 1.22'.$A$2:.$B$269];1)" office:value-type="string" office:string-value="white-space">
            <text:p>white-space</text:p>
          </table:table-cell>
          <table:table-cell table:formula="of:=IF([.B274]=[.A274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widows</text:p>
          </table:table-cell>
          <table:table-cell table:formula="of:=VLOOKUP([.A275];['Geany 1.22'.$A$2:.$B$269];1)" office:value-type="string" office:string-value="widows">
            <text:p>widows</text:p>
          </table:table-cell>
          <table:table-cell table:formula="of:=IF([.B275]=[.A275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width</text:p>
          </table:table-cell>
          <table:table-cell table:formula="of:=VLOOKUP([.A276];['Geany 1.22'.$A$2:.$B$269];1)" office:value-type="string" office:string-value="width">
            <text:p>width</text:p>
          </table:table-cell>
          <table:table-cell table:formula="of:=IF([.B276]=[.A276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word-break</text:p>
          </table:table-cell>
          <table:table-cell table:formula="of:=VLOOKUP([.A277];['Geany 1.22'.$A$2:.$B$269];1)" office:value-type="string" office:string-value="word-break">
            <text:p>word-break</text:p>
          </table:table-cell>
          <table:table-cell table:formula="of:=IF([.B277]=[.A277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word-spacing</text:p>
          </table:table-cell>
          <table:table-cell table:formula="of:=VLOOKUP([.A278];['Geany 1.22'.$A$2:.$B$269];1)" office:value-type="string" office:string-value="word-spacing">
            <text:p>word-spacing</text:p>
          </table:table-cell>
          <table:table-cell table:formula="of:=IF([.B278]=[.A278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word-wrap</text:p>
          </table:table-cell>
          <table:table-cell table:formula="of:=VLOOKUP([.A279];['Geany 1.22'.$A$2:.$B$269];1)" office:value-type="string" office:string-value="word-wrap">
            <text:p>word-wrap</text:p>
          </table:table-cell>
          <table:table-cell table:formula="of:=IF([.B279]=[.A279];&quot;ok&quot;;&quot;NEW&quot;)" office:value-type="string" office:string-value="ok">
            <text:p>ok</text:p>
          </table:table-cell>
        </table:table-row>
        <table:table-row table:style-name="ro2">
          <table:table-cell office:value-type="string">
            <text:p>z-index</text:p>
          </table:table-cell>
          <table:table-cell table:formula="of:=VLOOKUP([.A280];['Geany 1.22'.$A$2:.$B$269];1)" office:value-type="string" office:string-value="z-index">
            <text:p>z-index</text:p>
          </table:table-cell>
          <table:table-cell table:formula="of:=IF([.B280]=[.A280];&quot;ok&quot;;&quot;NEW&quot;)" office:value-type="string" office:string-value="ok">
            <text:p>ok</text:p>
          </table:table-cell>
        </table:table-row>
      </table:table>
      <table:table table:name="New Only" table:style-name="ta1">
        <table:table-column table:style-name="co9" table:default-cell-style-name="Default"/>
        <table:table-column table:style-name="co3" table:default-cell-style-name="Default"/>
        <table:table-row table:style-name="ro2">
          <table:table-cell office:value-type="string">
            <text:p>Properties</text:p>
          </table:table-cell>
          <table:table-cell office:value-type="string">
            <text:p>check</text:p>
          </table:table-cell>
        </table:table-row>
        <table:table-row table:style-name="ro2">
          <table:table-cell office:value-type="string">
            <text:p>animatio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animation-delay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animation-directio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animation-duratio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animation-iteration-count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animation-nam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animation-play-stat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animation-timing-functio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ackface-visibility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inding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leed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ookmark-stat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order-image-outset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order-image-repeat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order-image-slic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order-image-sourc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order-image-width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ox-decoration-break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reak-after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reak-befor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break-insid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color-profil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flex-alig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flex-flow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flex-line-pack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flex-order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flex-pack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grid-columns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grid-rows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image-rendering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line-break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marker-offset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marquee-play-count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overflow-wrap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perspectiv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perspective-origi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rendering-intent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ab-siz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ext-decoration-color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ext-decoration-lin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ext-decoration-skip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ext-decoration-styl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ext-emphasis-color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ext-emphasis-positio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ext-emphasis-styl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ext-space-collaps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ext-underline-positio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ransform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ransform-origi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ransform-style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ransitio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ransition-delay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ransition-duration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ransition-property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transition-timing-function</text:p>
          </table:table-cell>
          <table:table-cell office:value-type="string">
            <text:p>NEW</text:p>
          </table:table-cell>
        </table:table-row>
      </table:table>
      <table:named-expressions/>
      <table:database-ranges>
        <table:database-range table:name="__Anonymous_Sheet_DB__1" table:target-range-address="'Geany 1.22'.A1:'Geany 1.22'.B1048576">
          <table:sort>
            <table:sort-by table:field-number="0" table:data-type="automatic"/>
          </table:sort>
        </table:database-range>
        <table:database-range table:name="__Anonymous_Sheet_DB__3" table:target-range-address="'New Only'.A1:'New Only'.B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dc23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ran</meta:initial-creator>
    <meta:creation-date>2012-03-29T12:43:14</meta:creation-date>
    <meta:generator>LibreOffice/3.5$Linux_x86 LibreOffice_project/350m1$Build-2</meta:generator>
    <dc:date>2012-06-03T13:28:06</dc:date>
    <dc:creator>Thao </dc:creator>
    <meta:editing-duration>PT38M5S</meta:editing-duration>
    <meta:editing-cycles>8</meta:editing-cycles>
    <meta:document-statistic meta:table-count="4" meta:cell-count="2890" meta:object-count="0"/>
  </office:meta>
</office:document-meta>
</file>